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5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3"/>
    <style:style style:name="ce2" style:family="table-cell" style:parent-style-name="Default" style:data-style-name="N99">
      <style:text-properties fo:color="#ffffff"/>
      <style:map style:condition="cell-content()=0" style:apply-style-name="Namnlös1" style:base-cell-address="Blad1.B2"/>
    </style:style>
    <style:style style:name="ce3" style:family="table-cell" style:parent-style-name="Default" style:data-style-name="N99">
      <style:text-properties fo:color="#ffffff"/>
      <style:map style:condition="cell-content()=0" style:apply-style-name="Namnlös1" style:base-cell-address="Blad1.B34"/>
    </style:style>
    <style:style style:name="ce4" style:family="table-cell" style:parent-style-name="Default" style:data-style-name="N99">
      <style:text-properties fo:color="#ffffff"/>
      <style:map style:condition="cell-content()=0" style:apply-style-name="Namnlös1" style:base-cell-address="Blad1.B66"/>
    </style:style>
    <style:style style:name="ce5" style:family="table-cell" style:parent-style-name="Default" style:data-style-name="N99">
      <style:text-properties fo:color="#ffffff"/>
      <style:map style:condition="cell-content()=0" style:apply-style-name="Namnlös1" style:base-cell-address="Blad1.B98"/>
    </style:style>
    <style:style style:name="ce6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7" style:family="table-cell" style:parent-style-name="Default" style:data-style-name="N99">
      <style:text-properties fo:color="#ffffff"/>
      <style:map style:condition="cell-content()=0" style:apply-style-name="Namnlös1" style:base-cell-address="Blad1.B162"/>
    </style:style>
    <style:style style:name="ce8" style:family="table-cell" style:parent-style-name="Default" style:data-style-name="N99">
      <style:text-properties fo:color="#ffffff"/>
      <style:map style:condition="cell-content()=0" style:apply-style-name="Namnlös1" style:base-cell-address="Blad1.B194"/>
    </style:style>
    <style:style style:name="ce9" style:family="table-cell" style:parent-style-name="Default" style:data-style-name="N99">
      <style:text-properties fo:color="#ffffff"/>
      <style:map style:condition="cell-content()=0" style:apply-style-name="Namnlös1" style:base-cell-address="Blad1.B226"/>
    </style:style>
    <style:style style:name="ce10" style:family="table-cell" style:parent-style-name="Default">
      <style:text-properties fo:color="#ffffff"/>
    </style:style>
    <style:style style:name="ce11" style:family="table-cell" style:parent-style-name="Default" style:data-style-name="N99">
      <style:text-properties fo:color="#ffffff"/>
      <style:map style:condition="cell-content()=0" style:apply-style-name="Namnlös1" style:base-cell-address="Blad1.E10"/>
    </style:style>
    <style:style style:name="ce12" style:family="table-cell" style:parent-style-name="Default" style:data-style-name="N99">
      <style:text-properties fo:color="#ffffff"/>
      <style:map style:condition="cell-content()=0" style:apply-style-name="Namnlös1" style:base-cell-address="Blad1.E14"/>
    </style:style>
    <style:style style:name="ce13" style:family="table-cell" style:parent-style-name="Default" style:data-style-name="N99">
      <style:text-properties fo:color="#ffffff"/>
      <style:map style:condition="cell-content()=0" style:apply-style-name="Namnlös1" style:base-cell-address="Blad1.E26"/>
    </style:style>
    <style:style style:name="ce14" style:family="table-cell" style:parent-style-name="Default" style:data-style-name="N99">
      <style:text-properties fo:color="#ffffff"/>
      <style:map style:condition="cell-content()=0" style:apply-style-name="Namnlös1" style:base-cell-address="Blad1.E30"/>
    </style:style>
    <style:style style:name="ce15" style:family="table-cell" style:parent-style-name="Default" style:data-style-name="N99">
      <style:text-properties fo:color="#ffffff"/>
      <style:map style:condition="cell-content()=0" style:apply-style-name="Namnlös1" style:base-cell-address="Blad1.E42"/>
    </style:style>
    <style:style style:name="ce16" style:family="table-cell" style:parent-style-name="Default" style:data-style-name="N99">
      <style:text-properties fo:color="#ffffff"/>
      <style:map style:condition="cell-content()=0" style:apply-style-name="Namnlös1" style:base-cell-address="Blad1.E46"/>
    </style:style>
    <style:style style:name="ce17" style:family="table-cell" style:parent-style-name="Default" style:data-style-name="N99">
      <style:text-properties fo:color="#ffffff"/>
      <style:map style:condition="cell-content()=0" style:apply-style-name="Namnlös1" style:base-cell-address="Blad1.E58"/>
    </style:style>
    <style:style style:name="ce18" style:family="table-cell" style:parent-style-name="Default" style:data-style-name="N99">
      <style:text-properties fo:color="#ffffff"/>
      <style:map style:condition="cell-content()=0" style:apply-style-name="Namnlös1" style:base-cell-address="Blad1.E62"/>
    </style:style>
    <style:style style:name="ce19" style:family="table-cell" style:parent-style-name="Default" style:data-style-name="N99">
      <style:text-properties fo:color="#ffffff"/>
      <style:map style:condition="cell-content()=0" style:apply-style-name="Namnlös1" style:base-cell-address="Blad1.E74"/>
    </style:style>
    <style:style style:name="ce20" style:family="table-cell" style:parent-style-name="Default" style:data-style-name="N99">
      <style:text-properties fo:color="#ffffff"/>
      <style:map style:condition="cell-content()=0" style:apply-style-name="Namnlös1" style:base-cell-address="Blad1.E78"/>
    </style:style>
    <style:style style:name="ce21" style:family="table-cell" style:parent-style-name="Default" style:data-style-name="N99">
      <style:text-properties fo:color="#ffffff"/>
      <style:map style:condition="cell-content()=0" style:apply-style-name="Namnlös1" style:base-cell-address="Blad1.E90"/>
    </style:style>
    <style:style style:name="ce22" style:family="table-cell" style:parent-style-name="Default" style:data-style-name="N99">
      <style:text-properties fo:color="#ffffff"/>
      <style:map style:condition="cell-content()=0" style:apply-style-name="Namnlös1" style:base-cell-address="Blad1.E94"/>
    </style:style>
    <style:style style:name="ce23" style:family="table-cell" style:parent-style-name="Default" style:data-style-name="N99">
      <style:text-properties fo:color="#ffffff"/>
      <style:map style:condition="cell-content()=0" style:apply-style-name="Namnlös1" style:base-cell-address="Blad1.E106"/>
    </style:style>
    <style:style style:name="ce24" style:family="table-cell" style:parent-style-name="Default" style:data-style-name="N99">
      <style:text-properties fo:color="#ffffff"/>
      <style:map style:condition="cell-content()=0" style:apply-style-name="Namnlös1" style:base-cell-address="Blad1.E110"/>
    </style:style>
    <style:style style:name="ce25" style:family="table-cell" style:parent-style-name="Default" style:data-style-name="N99">
      <style:text-properties fo:color="#ffffff"/>
      <style:map style:condition="cell-content()=0" style:apply-style-name="Namnlös1" style:base-cell-address="Blad1.E122"/>
    </style:style>
    <style:style style:name="ce26" style:family="table-cell" style:parent-style-name="Default" style:data-style-name="N99">
      <style:text-properties fo:color="#ffffff"/>
      <style:map style:condition="cell-content()=0" style:apply-style-name="Namnlös1" style:base-cell-address="Blad1.E126"/>
    </style:style>
    <style:style style:name="ce27" style:family="table-cell" style:parent-style-name="Default" style:data-style-name="N99">
      <style:text-properties fo:color="#ffffff"/>
      <style:map style:condition="cell-content()=0" style:apply-style-name="Namnlös1" style:base-cell-address="Blad1.E138"/>
    </style:style>
    <style:style style:name="ce28" style:family="table-cell" style:parent-style-name="Default" style:data-style-name="N99">
      <style:text-properties fo:color="#ffffff"/>
      <style:map style:condition="cell-content()=0" style:apply-style-name="Namnlös1" style:base-cell-address="Blad1.E142"/>
    </style:style>
    <style:style style:name="ce29" style:family="table-cell" style:parent-style-name="Default" style:data-style-name="N99">
      <style:text-properties fo:color="#ffffff"/>
      <style:map style:condition="cell-content()=0" style:apply-style-name="Namnlös1" style:base-cell-address="Blad1.E154"/>
    </style:style>
    <style:style style:name="ce30" style:family="table-cell" style:parent-style-name="Default" style:data-style-name="N99">
      <style:text-properties fo:color="#ffffff"/>
      <style:map style:condition="cell-content()=0" style:apply-style-name="Namnlös1" style:base-cell-address="Blad1.E158"/>
    </style:style>
    <style:style style:name="ce31" style:family="table-cell" style:parent-style-name="Default" style:data-style-name="N99">
      <style:text-properties fo:color="#ffffff"/>
      <style:map style:condition="cell-content()=0" style:apply-style-name="Namnlös1" style:base-cell-address="Blad1.E170"/>
    </style:style>
    <style:style style:name="ce32" style:family="table-cell" style:parent-style-name="Default" style:data-style-name="N99">
      <style:text-properties fo:color="#ffffff"/>
      <style:map style:condition="cell-content()=0" style:apply-style-name="Namnlös1" style:base-cell-address="Blad1.E174"/>
    </style:style>
    <style:style style:name="ce33" style:family="table-cell" style:parent-style-name="Default" style:data-style-name="N99">
      <style:text-properties fo:color="#ffffff"/>
      <style:map style:condition="cell-content()=0" style:apply-style-name="Namnlös1" style:base-cell-address="Blad1.E186"/>
    </style:style>
    <style:style style:name="ce34" style:family="table-cell" style:parent-style-name="Default" style:data-style-name="N99">
      <style:text-properties fo:color="#ffffff"/>
      <style:map style:condition="cell-content()=0" style:apply-style-name="Namnlös1" style:base-cell-address="Blad1.E190"/>
    </style:style>
    <style:style style:name="ce35" style:family="table-cell" style:parent-style-name="Default" style:data-style-name="N99">
      <style:text-properties fo:color="#ffffff"/>
      <style:map style:condition="cell-content()=0" style:apply-style-name="Namnlös1" style:base-cell-address="Blad1.E202"/>
    </style:style>
    <style:style style:name="ce36" style:family="table-cell" style:parent-style-name="Default" style:data-style-name="N99">
      <style:text-properties fo:color="#ffffff"/>
      <style:map style:condition="cell-content()=0" style:apply-style-name="Namnlös1" style:base-cell-address="Blad1.E206"/>
    </style:style>
    <style:style style:name="ce37" style:family="table-cell" style:parent-style-name="Default" style:data-style-name="N99">
      <style:text-properties fo:color="#ffffff"/>
      <style:map style:condition="cell-content()=0" style:apply-style-name="Namnlös1" style:base-cell-address="Blad1.E218"/>
    </style:style>
    <style:style style:name="ce38" style:family="table-cell" style:parent-style-name="Default" style:data-style-name="N99">
      <style:text-properties fo:color="#ffffff"/>
      <style:map style:condition="cell-content()=0" style:apply-style-name="Namnlös1" style:base-cell-address="Blad1.E222"/>
    </style:style>
    <style:style style:name="ce39" style:family="table-cell" style:parent-style-name="Default" style:data-style-name="N99">
      <style:text-properties fo:color="#ffffff"/>
      <style:map style:condition="cell-content()=0" style:apply-style-name="Namnlös1" style:base-cell-address="Blad1.E234"/>
    </style:style>
    <style:style style:name="ce40" style:family="table-cell" style:parent-style-name="Default" style:data-style-name="N99">
      <style:text-properties fo:color="#ffffff"/>
      <style:map style:condition="cell-content()=0" style:apply-style-name="Namnlös1" style:base-cell-address="Blad1.E238"/>
    </style:style>
    <style:style style:name="ce41" style:family="table-cell" style:parent-style-name="Default" style:data-style-name="N99">
      <style:text-properties fo:color="#ffffff"/>
      <style:map style:condition="cell-content()=0" style:apply-style-name="Namnlös1" style:base-cell-address="Blad1.E250"/>
    </style:style>
    <style:style style:name="ce42" style:family="table-cell" style:parent-style-name="Default" style:data-style-name="N99">
      <style:text-properties fo:color="#ffffff"/>
      <style:map style:condition="cell-content()=0" style:apply-style-name="Namnlös1" style:base-cell-address="Blad1.E254"/>
    </style:style>
    <style:style style:name="ce43" style:family="table-cell" style:parent-style-name="Default" style:data-style-name="N99">
      <style:text-properties fo:color="#ffffff"/>
      <style:map style:condition="cell-content()=0" style:apply-style-name="Namnlös1" style:base-cell-address="Blad1.F18"/>
    </style:style>
    <style:style style:name="ce44" style:family="table-cell" style:parent-style-name="Default" style:data-style-name="N99">
      <style:text-properties fo:color="#ffffff"/>
      <style:map style:condition="cell-content()=0" style:apply-style-name="Namnlös1" style:base-cell-address="Blad1.F22"/>
    </style:style>
    <style:style style:name="ce45" style:family="table-cell" style:parent-style-name="Default" style:data-style-name="N99">
      <style:text-properties fo:color="#ffffff"/>
      <style:map style:condition="cell-content()=0" style:apply-style-name="Namnlös1" style:base-cell-address="Blad1.F26"/>
    </style:style>
    <style:style style:name="ce46" style:family="table-cell" style:parent-style-name="Default" style:data-style-name="N99">
      <style:text-properties fo:color="#ffffff"/>
      <style:map style:condition="cell-content()=0" style:apply-style-name="Namnlös1" style:base-cell-address="Blad1.F30"/>
    </style:style>
    <style:style style:name="ce47" style:family="table-cell" style:parent-style-name="Default" style:data-style-name="N99">
      <style:text-properties fo:color="#ffffff"/>
      <style:map style:condition="cell-content()=0" style:apply-style-name="Namnlös1" style:base-cell-address="Blad1.F50"/>
    </style:style>
    <style:style style:name="ce48" style:family="table-cell" style:parent-style-name="Default" style:data-style-name="N99">
      <style:text-properties fo:color="#ffffff"/>
      <style:map style:condition="cell-content()=0" style:apply-style-name="Namnlös1" style:base-cell-address="Blad1.F54"/>
    </style:style>
    <style:style style:name="ce49" style:family="table-cell" style:parent-style-name="Default" style:data-style-name="N99">
      <style:text-properties fo:color="#ffffff"/>
      <style:map style:condition="cell-content()=0" style:apply-style-name="Namnlös1" style:base-cell-address="Blad1.F58"/>
    </style:style>
    <style:style style:name="ce50" style:family="table-cell" style:parent-style-name="Default" style:data-style-name="N99">
      <style:text-properties fo:color="#ffffff"/>
      <style:map style:condition="cell-content()=0" style:apply-style-name="Namnlös1" style:base-cell-address="Blad1.F62"/>
    </style:style>
    <style:style style:name="ce51" style:family="table-cell" style:parent-style-name="Default" style:data-style-name="N99">
      <style:text-properties fo:color="#ffffff"/>
      <style:map style:condition="cell-content()=0" style:apply-style-name="Namnlös1" style:base-cell-address="Blad1.F82"/>
    </style:style>
    <style:style style:name="ce52" style:family="table-cell" style:parent-style-name="Default" style:data-style-name="N99">
      <style:text-properties fo:color="#ffffff"/>
      <style:map style:condition="cell-content()=0" style:apply-style-name="Namnlös1" style:base-cell-address="Blad1.F86"/>
    </style:style>
    <style:style style:name="ce53" style:family="table-cell" style:parent-style-name="Default" style:data-style-name="N99">
      <style:text-properties fo:color="#ffffff"/>
      <style:map style:condition="cell-content()=0" style:apply-style-name="Namnlös1" style:base-cell-address="Blad1.F90"/>
    </style:style>
    <style:style style:name="ce54" style:family="table-cell" style:parent-style-name="Default" style:data-style-name="N99">
      <style:text-properties fo:color="#ffffff"/>
      <style:map style:condition="cell-content()=0" style:apply-style-name="Namnlös1" style:base-cell-address="Blad1.F94"/>
    </style:style>
    <style:style style:name="ce55" style:family="table-cell" style:parent-style-name="Default" style:data-style-name="N99">
      <style:text-properties fo:color="#ffffff"/>
      <style:map style:condition="cell-content()=0" style:apply-style-name="Namnlös1" style:base-cell-address="Blad1.F114"/>
    </style:style>
    <style:style style:name="ce56" style:family="table-cell" style:parent-style-name="Default" style:data-style-name="N99">
      <style:text-properties fo:color="#ffffff"/>
      <style:map style:condition="cell-content()=0" style:apply-style-name="Namnlös1" style:base-cell-address="Blad1.F118"/>
    </style:style>
    <style:style style:name="ce57" style:family="table-cell" style:parent-style-name="Default" style:data-style-name="N99">
      <style:text-properties fo:color="#ffffff"/>
      <style:map style:condition="cell-content()=0" style:apply-style-name="Namnlös1" style:base-cell-address="Blad1.F122"/>
    </style:style>
    <style:style style:name="ce58" style:family="table-cell" style:parent-style-name="Default" style:data-style-name="N99">
      <style:text-properties fo:color="#ffffff"/>
      <style:map style:condition="cell-content()=0" style:apply-style-name="Namnlös1" style:base-cell-address="Blad1.F126"/>
    </style:style>
    <style:style style:name="ce59" style:family="table-cell" style:parent-style-name="Default" style:data-style-name="N99">
      <style:text-properties fo:color="#ffffff"/>
      <style:map style:condition="cell-content()=0" style:apply-style-name="Namnlös1" style:base-cell-address="Blad1.F146"/>
    </style:style>
    <style:style style:name="ce60" style:family="table-cell" style:parent-style-name="Default" style:data-style-name="N99">
      <style:text-properties fo:color="#ffffff"/>
      <style:map style:condition="cell-content()=0" style:apply-style-name="Namnlös1" style:base-cell-address="Blad1.F150"/>
    </style:style>
    <style:style style:name="ce61" style:family="table-cell" style:parent-style-name="Default" style:data-style-name="N99">
      <style:text-properties fo:color="#ffffff"/>
      <style:map style:condition="cell-content()=0" style:apply-style-name="Namnlös1" style:base-cell-address="Blad1.F154"/>
    </style:style>
    <style:style style:name="ce62" style:family="table-cell" style:parent-style-name="Default" style:data-style-name="N99">
      <style:text-properties fo:color="#ffffff"/>
      <style:map style:condition="cell-content()=0" style:apply-style-name="Namnlös1" style:base-cell-address="Blad1.F158"/>
    </style:style>
    <style:style style:name="ce63" style:family="table-cell" style:parent-style-name="Default" style:data-style-name="N99">
      <style:text-properties fo:color="#ffffff"/>
      <style:map style:condition="cell-content()=0" style:apply-style-name="Namnlös1" style:base-cell-address="Blad1.F178"/>
    </style:style>
    <style:style style:name="ce64" style:family="table-cell" style:parent-style-name="Default" style:data-style-name="N99">
      <style:text-properties fo:color="#ffffff"/>
      <style:map style:condition="cell-content()=0" style:apply-style-name="Namnlös1" style:base-cell-address="Blad1.F182"/>
    </style:style>
    <style:style style:name="ce65" style:family="table-cell" style:parent-style-name="Default" style:data-style-name="N99">
      <style:text-properties fo:color="#ffffff"/>
      <style:map style:condition="cell-content()=0" style:apply-style-name="Namnlös1" style:base-cell-address="Blad1.F186"/>
    </style:style>
    <style:style style:name="ce66" style:family="table-cell" style:parent-style-name="Default" style:data-style-name="N99">
      <style:text-properties fo:color="#ffffff"/>
      <style:map style:condition="cell-content()=0" style:apply-style-name="Namnlös1" style:base-cell-address="Blad1.F190"/>
    </style:style>
    <style:style style:name="ce67" style:family="table-cell" style:parent-style-name="Default" style:data-style-name="N99">
      <style:text-properties fo:color="#ffffff"/>
      <style:map style:condition="cell-content()=0" style:apply-style-name="Namnlös1" style:base-cell-address="Blad1.F210"/>
    </style:style>
    <style:style style:name="ce68" style:family="table-cell" style:parent-style-name="Default" style:data-style-name="N99">
      <style:text-properties fo:color="#ffffff"/>
      <style:map style:condition="cell-content()=0" style:apply-style-name="Namnlös1" style:base-cell-address="Blad1.F214"/>
    </style:style>
    <style:style style:name="ce69" style:family="table-cell" style:parent-style-name="Default" style:data-style-name="N99">
      <style:text-properties fo:color="#ffffff"/>
      <style:map style:condition="cell-content()=0" style:apply-style-name="Namnlös1" style:base-cell-address="Blad1.F218"/>
    </style:style>
    <style:style style:name="ce70" style:family="table-cell" style:parent-style-name="Default" style:data-style-name="N99">
      <style:text-properties fo:color="#ffffff"/>
      <style:map style:condition="cell-content()=0" style:apply-style-name="Namnlös1" style:base-cell-address="Blad1.F222"/>
    </style:style>
    <style:style style:name="ce71" style:family="table-cell" style:parent-style-name="Default" style:data-style-name="N99">
      <style:text-properties fo:color="#ffffff"/>
      <style:map style:condition="cell-content()=0" style:apply-style-name="Namnlös1" style:base-cell-address="Blad1.F242"/>
    </style:style>
    <style:style style:name="ce72" style:family="table-cell" style:parent-style-name="Default" style:data-style-name="N99">
      <style:text-properties fo:color="#ffffff"/>
      <style:map style:condition="cell-content()=0" style:apply-style-name="Namnlös1" style:base-cell-address="Blad1.F246"/>
    </style:style>
    <style:style style:name="ce73" style:family="table-cell" style:parent-style-name="Default" style:data-style-name="N99">
      <style:text-properties fo:color="#ffffff"/>
      <style:map style:condition="cell-content()=0" style:apply-style-name="Namnlös1" style:base-cell-address="Blad1.F250"/>
    </style:style>
    <style:style style:name="ce74" style:family="table-cell" style:parent-style-name="Default" style:data-style-name="N99">
      <style:text-properties fo:color="#ffffff"/>
      <style:map style:condition="cell-content()=0" style:apply-style-name="Namnlös1" style:base-cell-address="Blad1.F254"/>
    </style:style>
    <style:style style:name="ce75" style:family="table-cell" style:parent-style-name="Default" style:data-style-name="N99">
      <style:text-properties fo:color="#ffffff"/>
      <style:map style:condition="cell-content()=0" style:apply-style-name="Namnlös1" style:base-cell-address="Blad1.G34"/>
    </style:style>
    <style:style style:name="ce76" style:family="table-cell" style:parent-style-name="Default" style:data-style-name="N99">
      <style:text-properties fo:color="#ffffff"/>
      <style:map style:condition="cell-content()=0" style:apply-style-name="Namnlös1" style:base-cell-address="Blad1.G38"/>
    </style:style>
    <style:style style:name="ce77" style:family="table-cell" style:parent-style-name="Default" style:data-style-name="N99">
      <style:text-properties fo:color="#ffffff"/>
      <style:map style:condition="cell-content()=0" style:apply-style-name="Namnlös1" style:base-cell-address="Blad1.G42"/>
    </style:style>
    <style:style style:name="ce78" style:family="table-cell" style:parent-style-name="Default" style:data-style-name="N99">
      <style:text-properties fo:color="#ffffff"/>
      <style:map style:condition="cell-content()=0" style:apply-style-name="Namnlös1" style:base-cell-address="Blad1.G46"/>
    </style:style>
    <style:style style:name="ce79" style:family="table-cell" style:parent-style-name="Default" style:data-style-name="N99">
      <style:text-properties fo:color="#ffffff"/>
      <style:map style:condition="cell-content()=0" style:apply-style-name="Namnlös1" style:base-cell-address="Blad1.G50"/>
    </style:style>
    <style:style style:name="ce80" style:family="table-cell" style:parent-style-name="Default" style:data-style-name="N99">
      <style:text-properties fo:color="#ffffff"/>
      <style:map style:condition="cell-content()=0" style:apply-style-name="Namnlös1" style:base-cell-address="Blad1.G54"/>
    </style:style>
    <style:style style:name="ce81" style:family="table-cell" style:parent-style-name="Default" style:data-style-name="N99">
      <style:text-properties fo:color="#ffffff"/>
      <style:map style:condition="cell-content()=0" style:apply-style-name="Namnlös1" style:base-cell-address="Blad1.G58"/>
    </style:style>
    <style:style style:name="ce82" style:family="table-cell" style:parent-style-name="Default" style:data-style-name="N99">
      <style:text-properties fo:color="#ffffff"/>
      <style:map style:condition="cell-content()=0" style:apply-style-name="Namnlös1" style:base-cell-address="Blad1.G62"/>
    </style:style>
    <style:style style:name="ce83" style:family="table-cell" style:parent-style-name="Default" style:data-style-name="N99">
      <style:text-properties fo:color="#ffffff"/>
      <style:map style:condition="cell-content()=0" style:apply-style-name="Namnlös1" style:base-cell-address="Blad1.G98"/>
    </style:style>
    <style:style style:name="ce84" style:family="table-cell" style:parent-style-name="Default" style:data-style-name="N99">
      <style:text-properties fo:color="#ffffff"/>
      <style:map style:condition="cell-content()=0" style:apply-style-name="Namnlös1" style:base-cell-address="Blad1.G102"/>
    </style:style>
    <style:style style:name="ce85" style:family="table-cell" style:parent-style-name="Default" style:data-style-name="N99">
      <style:text-properties fo:color="#ffffff"/>
      <style:map style:condition="cell-content()=0" style:apply-style-name="Namnlös1" style:base-cell-address="Blad1.G106"/>
    </style:style>
    <style:style style:name="ce86" style:family="table-cell" style:parent-style-name="Default" style:data-style-name="N99">
      <style:text-properties fo:color="#ffffff"/>
      <style:map style:condition="cell-content()=0" style:apply-style-name="Namnlös1" style:base-cell-address="Blad1.G110"/>
    </style:style>
    <style:style style:name="ce87" style:family="table-cell" style:parent-style-name="Default" style:data-style-name="N99">
      <style:text-properties fo:color="#ffffff"/>
      <style:map style:condition="cell-content()=0" style:apply-style-name="Namnlös1" style:base-cell-address="Blad1.G114"/>
    </style:style>
    <style:style style:name="ce88" style:family="table-cell" style:parent-style-name="Default" style:data-style-name="N99">
      <style:text-properties fo:color="#ffffff"/>
      <style:map style:condition="cell-content()=0" style:apply-style-name="Namnlös1" style:base-cell-address="Blad1.G118"/>
    </style:style>
    <style:style style:name="ce89" style:family="table-cell" style:parent-style-name="Default" style:data-style-name="N99">
      <style:text-properties fo:color="#ffffff"/>
      <style:map style:condition="cell-content()=0" style:apply-style-name="Namnlös1" style:base-cell-address="Blad1.G122"/>
    </style:style>
    <style:style style:name="ce90" style:family="table-cell" style:parent-style-name="Default" style:data-style-name="N99">
      <style:text-properties fo:color="#ffffff"/>
      <style:map style:condition="cell-content()=0" style:apply-style-name="Namnlös1" style:base-cell-address="Blad1.G126"/>
    </style:style>
    <style:style style:name="ce91" style:family="table-cell" style:parent-style-name="Default" style:data-style-name="N99">
      <style:text-properties fo:color="#ffffff"/>
      <style:map style:condition="cell-content()=0" style:apply-style-name="Namnlös1" style:base-cell-address="Blad1.G162"/>
    </style:style>
    <style:style style:name="ce92" style:family="table-cell" style:parent-style-name="Default" style:data-style-name="N99">
      <style:text-properties fo:color="#ffffff"/>
      <style:map style:condition="cell-content()=0" style:apply-style-name="Namnlös1" style:base-cell-address="Blad1.G166"/>
    </style:style>
    <style:style style:name="ce93" style:family="table-cell" style:parent-style-name="Default" style:data-style-name="N99">
      <style:text-properties fo:color="#ffffff"/>
      <style:map style:condition="cell-content()=0" style:apply-style-name="Namnlös1" style:base-cell-address="Blad1.G170"/>
    </style:style>
    <style:style style:name="ce94" style:family="table-cell" style:parent-style-name="Default" style:data-style-name="N99">
      <style:text-properties fo:color="#ffffff"/>
      <style:map style:condition="cell-content()=0" style:apply-style-name="Namnlös1" style:base-cell-address="Blad1.G174"/>
    </style:style>
    <style:style style:name="ce95" style:family="table-cell" style:parent-style-name="Default" style:data-style-name="N99">
      <style:text-properties fo:color="#ffffff"/>
      <style:map style:condition="cell-content()=0" style:apply-style-name="Namnlös1" style:base-cell-address="Blad1.G178"/>
    </style:style>
    <style:style style:name="ce96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97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98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99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00" style:family="table-cell" style:parent-style-name="Default" style:data-style-name="N99">
      <style:text-properties fo:color="#ffffff"/>
      <style:map style:condition="cell-content()=0" style:apply-style-name="Namnlös1" style:base-cell-address="Blad1.G226"/>
    </style:style>
    <style:style style:name="ce101" style:family="table-cell" style:parent-style-name="Default" style:data-style-name="N99">
      <style:text-properties fo:color="#ffffff"/>
      <style:map style:condition="cell-content()=0" style:apply-style-name="Namnlös1" style:base-cell-address="Blad1.G230"/>
    </style:style>
    <style:style style:name="ce102" style:family="table-cell" style:parent-style-name="Default" style:data-style-name="N99">
      <style:text-properties fo:color="#ffffff"/>
      <style:map style:condition="cell-content()=0" style:apply-style-name="Namnlös1" style:base-cell-address="Blad1.G234"/>
    </style:style>
    <style:style style:name="ce103" style:family="table-cell" style:parent-style-name="Default" style:data-style-name="N99">
      <style:text-properties fo:color="#ffffff"/>
      <style:map style:condition="cell-content()=0" style:apply-style-name="Namnlös1" style:base-cell-address="Blad1.G238"/>
    </style:style>
    <style:style style:name="ce104" style:family="table-cell" style:parent-style-name="Default" style:data-style-name="N99">
      <style:text-properties fo:color="#ffffff"/>
      <style:map style:condition="cell-content()=0" style:apply-style-name="Namnlös1" style:base-cell-address="Blad1.G242"/>
    </style:style>
    <style:style style:name="ce105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06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07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08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09" style:family="table-cell" style:parent-style-name="Default" style:data-style-name="N99">
      <style:text-properties fo:color="#ffffff"/>
      <style:map style:condition="cell-content()=0" style:apply-style-name="Namnlös1" style:base-cell-address="Blad1.H66"/>
    </style:style>
    <style:style style:name="ce110" style:family="table-cell" style:parent-style-name="Default" style:data-style-name="N99">
      <style:text-properties fo:color="#ffffff"/>
      <style:map style:condition="cell-content()=0" style:apply-style-name="Namnlös1" style:base-cell-address="Blad1.H70"/>
    </style:style>
    <style:style style:name="ce111" style:family="table-cell" style:parent-style-name="Default" style:data-style-name="N99">
      <style:text-properties fo:color="#ffffff"/>
      <style:map style:condition="cell-content()=0" style:apply-style-name="Namnlös1" style:base-cell-address="Blad1.H74"/>
    </style:style>
    <style:style style:name="ce112" style:family="table-cell" style:parent-style-name="Default" style:data-style-name="N99">
      <style:text-properties fo:color="#ffffff"/>
      <style:map style:condition="cell-content()=0" style:apply-style-name="Namnlös1" style:base-cell-address="Blad1.H78"/>
    </style:style>
    <style:style style:name="ce113" style:family="table-cell" style:parent-style-name="Default" style:data-style-name="N99">
      <style:text-properties fo:color="#ffffff"/>
      <style:map style:condition="cell-content()=0" style:apply-style-name="Namnlös1" style:base-cell-address="Blad1.H82"/>
    </style:style>
    <style:style style:name="ce114" style:family="table-cell" style:parent-style-name="Default" style:data-style-name="N99">
      <style:text-properties fo:color="#ffffff"/>
      <style:map style:condition="cell-content()=0" style:apply-style-name="Namnlös1" style:base-cell-address="Blad1.H86"/>
    </style:style>
    <style:style style:name="ce115" style:family="table-cell" style:parent-style-name="Default" style:data-style-name="N99">
      <style:text-properties fo:color="#ffffff"/>
      <style:map style:condition="cell-content()=0" style:apply-style-name="Namnlös1" style:base-cell-address="Blad1.H90"/>
    </style:style>
    <style:style style:name="ce116" style:family="table-cell" style:parent-style-name="Default" style:data-style-name="N99">
      <style:text-properties fo:color="#ffffff"/>
      <style:map style:condition="cell-content()=0" style:apply-style-name="Namnlös1" style:base-cell-address="Blad1.H94"/>
    </style:style>
    <style:style style:name="ce117" style:family="table-cell" style:parent-style-name="Default" style:data-style-name="N99">
      <style:text-properties fo:color="#ffffff"/>
      <style:map style:condition="cell-content()=0" style:apply-style-name="Namnlös1" style:base-cell-address="Blad1.H98"/>
    </style:style>
    <style:style style:name="ce118" style:family="table-cell" style:parent-style-name="Default" style:data-style-name="N99">
      <style:text-properties fo:color="#ffffff"/>
      <style:map style:condition="cell-content()=0" style:apply-style-name="Namnlös1" style:base-cell-address="Blad1.H102"/>
    </style:style>
    <style:style style:name="ce119" style:family="table-cell" style:parent-style-name="Default" style:data-style-name="N99">
      <style:text-properties fo:color="#ffffff"/>
      <style:map style:condition="cell-content()=0" style:apply-style-name="Namnlös1" style:base-cell-address="Blad1.H106"/>
    </style:style>
    <style:style style:name="ce120" style:family="table-cell" style:parent-style-name="Default" style:data-style-name="N99">
      <style:text-properties fo:color="#ffffff"/>
      <style:map style:condition="cell-content()=0" style:apply-style-name="Namnlös1" style:base-cell-address="Blad1.H110"/>
    </style:style>
    <style:style style:name="ce121" style:family="table-cell" style:parent-style-name="Default" style:data-style-name="N99">
      <style:text-properties fo:color="#ffffff"/>
      <style:map style:condition="cell-content()=0" style:apply-style-name="Namnlös1" style:base-cell-address="Blad1.H114"/>
    </style:style>
    <style:style style:name="ce122" style:family="table-cell" style:parent-style-name="Default" style:data-style-name="N99">
      <style:text-properties fo:color="#ffffff"/>
      <style:map style:condition="cell-content()=0" style:apply-style-name="Namnlös1" style:base-cell-address="Blad1.H118"/>
    </style:style>
    <style:style style:name="ce123" style:family="table-cell" style:parent-style-name="Default" style:data-style-name="N99">
      <style:text-properties fo:color="#ffffff"/>
      <style:map style:condition="cell-content()=0" style:apply-style-name="Namnlös1" style:base-cell-address="Blad1.H122"/>
    </style:style>
    <style:style style:name="ce124" style:family="table-cell" style:parent-style-name="Default" style:data-style-name="N99">
      <style:text-properties fo:color="#ffffff"/>
      <style:map style:condition="cell-content()=0" style:apply-style-name="Namnlös1" style:base-cell-address="Blad1.H126"/>
    </style:style>
    <style:style style:name="ce125" style:family="table-cell" style:parent-style-name="Default" style:data-style-name="N99">
      <style:text-properties fo:color="#ffffff"/>
      <style:map style:condition="cell-content()=0" style:apply-style-name="Namnlös1" style:base-cell-address="Blad1.H194"/>
    </style:style>
    <style:style style:name="ce126" style:family="table-cell" style:parent-style-name="Default" style:data-style-name="N99">
      <style:text-properties fo:color="#ffffff"/>
      <style:map style:condition="cell-content()=0" style:apply-style-name="Namnlös1" style:base-cell-address="Blad1.H198"/>
    </style:style>
    <style:style style:name="ce127" style:family="table-cell" style:parent-style-name="Default" style:data-style-name="N99">
      <style:text-properties fo:color="#ffffff"/>
      <style:map style:condition="cell-content()=0" style:apply-style-name="Namnlös1" style:base-cell-address="Blad1.H202"/>
    </style:style>
    <style:style style:name="ce128" style:family="table-cell" style:parent-style-name="Default" style:data-style-name="N99">
      <style:text-properties fo:color="#ffffff"/>
      <style:map style:condition="cell-content()=0" style:apply-style-name="Namnlös1" style:base-cell-address="Blad1.H206"/>
    </style:style>
    <style:style style:name="ce129" style:family="table-cell" style:parent-style-name="Default" style:data-style-name="N99">
      <style:text-properties fo:color="#ffffff"/>
      <style:map style:condition="cell-content()=0" style:apply-style-name="Namnlös1" style:base-cell-address="Blad1.H210"/>
    </style:style>
    <style:style style:name="ce130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31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32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33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34" style:family="table-cell" style:parent-style-name="Default" style:data-style-name="N99">
      <style:text-properties fo:color="#ffffff"/>
      <style:map style:condition="cell-content()=0" style:apply-style-name="Namnlös1" style:base-cell-address="Blad1.H226"/>
    </style:style>
    <style:style style:name="ce135" style:family="table-cell" style:parent-style-name="Default" style:data-style-name="N99">
      <style:text-properties fo:color="#ffffff"/>
      <style:map style:condition="cell-content()=0" style:apply-style-name="Namnlös1" style:base-cell-address="Blad1.H230"/>
    </style:style>
    <style:style style:name="ce136" style:family="table-cell" style:parent-style-name="Default" style:data-style-name="N99">
      <style:text-properties fo:color="#ffffff"/>
      <style:map style:condition="cell-content()=0" style:apply-style-name="Namnlös1" style:base-cell-address="Blad1.H234"/>
    </style:style>
    <style:style style:name="ce137" style:family="table-cell" style:parent-style-name="Default" style:data-style-name="N99">
      <style:text-properties fo:color="#ffffff"/>
      <style:map style:condition="cell-content()=0" style:apply-style-name="Namnlös1" style:base-cell-address="Blad1.H238"/>
    </style:style>
    <style:style style:name="ce138" style:family="table-cell" style:parent-style-name="Default" style:data-style-name="N99">
      <style:text-properties fo:color="#ffffff"/>
      <style:map style:condition="cell-content()=0" style:apply-style-name="Namnlös1" style:base-cell-address="Blad1.H242"/>
    </style:style>
    <style:style style:name="ce139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40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41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42" style:family="table-cell" style:parent-style-name="Default" style:data-style-name="N99">
      <style:text-properties fo:color="#ffffff"/>
      <style:map style:condition="cell-content()=0" style:apply-style-name="Namnlös1" style:base-cell-address="Blad1.B130"/>
    </style:style>
    <style:style style:name="ce143" style:family="table-cell" style:parent-style-name="Default" style:data-style-name="N99">
      <style:text-properties fo:color="#ffffff"/>
      <style:map style:condition="cell-content()=0" style:apply-style-name="Namnlös1" style:base-cell-address="Blad1.I131"/>
    </style:style>
    <style:style style:name="ce144" style:family="table-cell" style:parent-style-name="Default" style:data-style-name="N99">
      <style:text-properties fo:color="#ffffff"/>
      <style:map style:condition="cell-content()=0" style:apply-style-name="Namnlös1" style:base-cell-address="Blad1.I133"/>
    </style:style>
    <style:style style:name="ce145" style:family="table-cell" style:parent-style-name="Default" style:data-style-name="N99">
      <style:text-properties fo:color="#ffffff"/>
      <style:map style:condition="cell-content()=0" style:apply-style-name="Namnlös1" style:base-cell-address="Blad1.I134"/>
    </style:style>
    <style:style style:name="ce146" style:family="table-cell" style:parent-style-name="Default" style:data-style-name="N99">
      <style:text-properties fo:color="#ffffff"/>
      <style:map style:condition="cell-content()=0" style:apply-style-name="Namnlös1" style:base-cell-address="Blad1.I136"/>
    </style:style>
    <style:style style:name="ce147" style:family="table-cell" style:parent-style-name="Default" style:data-style-name="N99">
      <style:text-properties fo:color="#ffffff"/>
      <style:map style:condition="cell-content()=0" style:apply-style-name="Namnlös1" style:base-cell-address="Blad1.I137"/>
    </style:style>
    <style:style style:name="ce148" style:family="table-cell" style:parent-style-name="Default" style:data-style-name="N99">
      <style:text-properties fo:color="#ffffff"/>
      <style:map style:condition="cell-content()=0" style:apply-style-name="Namnlös1" style:base-cell-address="Blad1.I139"/>
    </style:style>
    <style:style style:name="ce149" style:family="table-cell" style:parent-style-name="Default" style:data-style-name="N99">
      <style:text-properties fo:color="#ffffff"/>
      <style:map style:condition="cell-content()=0" style:apply-style-name="Namnlös1" style:base-cell-address="Blad1.I140"/>
    </style:style>
    <style:style style:name="ce150" style:family="table-cell" style:parent-style-name="Default" style:data-style-name="N99">
      <style:text-properties fo:color="#ffffff"/>
      <style:map style:condition="cell-content()=0" style:apply-style-name="Namnlös1" style:base-cell-address="Blad1.I142"/>
    </style:style>
    <style:style style:name="ce151" style:family="table-cell" style:parent-style-name="Default" style:data-style-name="N99">
      <style:text-properties fo:color="#ffffff"/>
      <style:map style:condition="cell-content()=0" style:apply-style-name="Namnlös1" style:base-cell-address="Blad1.I143"/>
    </style:style>
    <style:style style:name="ce152" style:family="table-cell" style:parent-style-name="Default" style:data-style-name="N99">
      <style:text-properties fo:color="#ffffff"/>
      <style:map style:condition="cell-content()=0" style:apply-style-name="Namnlös1" style:base-cell-address="Blad1.I145"/>
    </style:style>
    <style:style style:name="ce153" style:family="table-cell" style:parent-style-name="Default" style:data-style-name="N99">
      <style:text-properties fo:color="#ffffff"/>
      <style:map style:condition="cell-content()=0" style:apply-style-name="Namnlös1" style:base-cell-address="Blad1.I146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2" table:default-cell-style-name="ce2"/>
        <table:table-column table:style-name="co6" table:number-columns-repeated="10" table:default-cell-style-name="Default"/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w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sw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e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formula="of:=LOOKUP([.J2];[.R$1:.R$10];[.S$1:.S$10])" office:value-type="float" office:value="0" calcext:value-type="float">
            <text:p>0</text:p>
          </table:table-cell>
          <table:table-cell table:formula="of:=CONCATENATE(&quot;p[&quot;;TEXT([.A2];&quot;# ##0&quot;);&quot;] = &quot;;TEXT([.K2];&quot;# ##0&quot;))" office:value-type="string" office:string-value="p[0] = 0" calcext:value-type="string">
            <text:p>p[0] = 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SANT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formula="of:=LOOKUP([.J3];[.R$1:.R$10];[.S$1:.S$10])" office:value-type="float" office:value="0" calcext:value-type="float">
            <text:p>0</text:p>
          </table:table-cell>
          <table:table-cell table:formula="of:=CONCATENATE(&quot;p[&quot;;TEXT([.A3];&quot;# ##0&quot;);&quot;] = &quot;;TEXT([.K3];&quot;# ##0&quot;))" office:value-type="string" office:string-value="p[1] = 0" calcext:value-type="string">
            <text:p>p[1] = 0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boolean" office:boolean-value="true" calcext:value-type="boolean">
            <text:p>SAN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LOOKUP([.J4];[.R$1:.R$10];[.S$1:.S$10])" office:value-type="float" office:value="0" calcext:value-type="float">
            <text:p>0</text:p>
          </table:table-cell>
          <table:table-cell table:formula="of:=CONCATENATE(&quot;p[&quot;;TEXT([.A4];&quot;# ##0&quot;);&quot;] = &quot;;TEXT([.K4];&quot;# ##0&quot;))" office:value-type="string" office:string-value="p[2] = 0" calcext:value-type="string">
            <text:p>p[2] = 0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boolean" office:boolean-value="true" calcext:value-type="boolean">
            <text:p>SAN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LOOKUP([.J5];[.R$1:.R$10];[.S$1:.S$10])" office:value-type="float" office:value="0" calcext:value-type="float">
            <text:p>0</text:p>
          </table:table-cell>
          <table:table-cell table:formula="of:=CONCATENATE(&quot;p[&quot;;TEXT([.A5];&quot;# ##0&quot;);&quot;] = &quot;;TEXT([.K5];&quot;# ##0&quot;))" office:value-type="string" office:string-value="p[3] = 0" calcext:value-type="string">
            <text:p>p[3] = 0</text:p>
          </table:table-cell>
          <table:table-cell table:number-columns-repeated="5"/>
          <table:table-cell office:value-type="string" calcext:value-type="string">
            <text:p>ne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SAN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LOOKUP([.J6];[.R$1:.R$10];[.S$1:.S$10])" office:value-type="float" office:value="0" calcext:value-type="float">
            <text:p>0</text:p>
          </table:table-cell>
          <table:table-cell table:formula="of:=CONCATENATE(&quot;p[&quot;;TEXT([.A6];&quot;# ##0&quot;);&quot;] = &quot;;TEXT([.K6];&quot;# ##0&quot;))" office:value-type="string" office:string-value="p[4] = 0" calcext:value-type="string">
            <text:p>p[4] = 0</text:p>
          </table:table-cell>
          <table:table-cell table:number-columns-repeated="5"/>
          <table:table-cell office:value-type="string" calcext:value-type="string">
            <text:p>nw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SANT</text:p>
          </table:table-cell>
          <table:table-cell/>
          <table:table-cell office:value-type="boolean" office:boolean-value="true" calcext:value-type="boolean">
            <text:p>SAN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LOOKUP([.J7];[.R$1:.R$10];[.S$1:.S$10])" office:value-type="float" office:value="0" calcext:value-type="float">
            <text:p>0</text:p>
          </table:table-cell>
          <table:table-cell table:formula="of:=CONCATENATE(&quot;p[&quot;;TEXT([.A7];&quot;# ##0&quot;);&quot;] = &quot;;TEXT([.K7];&quot;# ##0&quot;))" office:value-type="string" office:string-value="p[5] = 0" calcext:value-type="string">
            <text:p>p[5] = 0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office:value-type="boolean" office:boolean-value="true" calcext:value-type="boolean">
            <text:p>SAN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LOOKUP([.J8];[.R$1:.R$10];[.S$1:.S$10])" office:value-type="float" office:value="0" calcext:value-type="float">
            <text:p>0</text:p>
          </table:table-cell>
          <table:table-cell table:formula="of:=CONCATENATE(&quot;p[&quot;;TEXT([.A8];&quot;# ##0&quot;);&quot;] = &quot;;TEXT([.K8];&quot;# ##0&quot;))" office:value-type="string" office:string-value="p[6] = 0" calcext:value-type="string">
            <text:p>p[6] = 0</text:p>
          </table:table-cell>
          <table:table-cell table:number-columns-repeated="5"/>
          <table:table-cell office:value-type="string" calcext:value-type="string">
            <text:p>se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boolean" office:boolean-value="true" calcext:value-type="boolean">
            <text:p>SANT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formula="of:=LOOKUP([.J9];[.R$1:.R$10];[.S$1:.S$10])" office:value-type="float" office:value="247" calcext:value-type="float">
            <text:p>247</text:p>
          </table:table-cell>
          <table:table-cell table:formula="of:=CONCATENATE(&quot;p[&quot;;TEXT([.A9];&quot;# ##0&quot;);&quot;] = &quot;;TEXT([.K9];&quot;# ##0&quot;))" office:value-type="string" office:string-value="p[7] = 247" calcext:value-type="string">
            <text:p>p[7] = 247</text:p>
          </table:table-cell>
          <table:table-cell table:number-columns-repeated="5"/>
          <table:table-cell office:value-type="string" calcext:value-type="string">
            <text:p>sw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style-name="ce11" office:value-type="boolean" office:boolean-value="true" calcext:value-type="boolean">
            <text:p>SA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LOOKUP([.J10];[.R$1:.R$10];[.S$1:.S$10])" office:value-type="float" office:value="0" calcext:value-type="float">
            <text:p>0</text:p>
          </table:table-cell>
          <table:table-cell table:formula="of:=CONCATENATE(&quot;p[&quot;;TEXT([.A10];&quot;# ##0&quot;);&quot;] = &quot;;TEXT([.K10];&quot;# ##0&quot;))" office:value-type="string" office:string-value="p[8] = 0" calcext:value-type="string">
            <text:p>p[8] = 0</text:p>
          </table:table-cell>
          <table:table-cell table:number-columns-repeated="5"/>
          <table:table-cell office:value-type="string" calcext:value-type="string">
            <text:p>w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SANT</text:p>
          </table:table-cell>
          <table:table-cell table:number-columns-repeated="2"/>
          <table:table-cell table:style-name="ce11" office:value-type="boolean" office:boolean-value="true" calcext:value-type="boolean">
            <text:p>SA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LOOKUP([.J11];[.R$1:.R$10];[.S$1:.S$10])" office:value-type="float" office:value="0" calcext:value-type="float">
            <text:p>0</text:p>
          </table:table-cell>
          <table:table-cell table:formula="of:=CONCATENATE(&quot;p[&quot;;TEXT([.A11];&quot;# ##0&quot;);&quot;] = &quot;;TEXT([.K11];&quot;# ##0&quot;))" office:value-type="string" office:string-value="p[9] = 0" calcext:value-type="string">
            <text:p>p[9] = 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boolean" office:boolean-value="true" calcext:value-type="boolean">
            <text:p>SANT</text:p>
          </table:table-cell>
          <table:table-cell/>
          <table:table-cell table:style-name="ce11" office:value-type="boolean" office:boolean-value="true" calcext:value-type="boolean">
            <text:p>SA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LOOKUP([.J12];[.R$1:.R$10];[.S$1:.S$10])" office:value-type="float" office:value="0" calcext:value-type="float">
            <text:p>0</text:p>
          </table:table-cell>
          <table:table-cell table:formula="of:=CONCATENATE(&quot;p[&quot;;TEXT([.A12];&quot;# ##0&quot;);&quot;] = &quot;;TEXT([.K12];&quot;# ##0&quot;))" office:value-type="string" office:string-value="p[10] = 0" calcext:value-type="string">
            <text:p>p[10] = 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boolean" office:boolean-value="true" calcext:value-type="boolean">
            <text:p>SANT</text:p>
          </table:table-cell>
          <table:table-cell/>
          <table:table-cell table:style-name="ce11" office:value-type="boolean" office:boolean-value="true" calcext:value-type="boolean">
            <text:p>SA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LOOKUP([.J13];[.R$1:.R$10];[.S$1:.S$10])" office:value-type="float" office:value="0" calcext:value-type="float">
            <text:p>0</text:p>
          </table:table-cell>
          <table:table-cell table:formula="of:=CONCATENATE(&quot;p[&quot;;TEXT([.A13];&quot;# ##0&quot;);&quot;] = &quot;;TEXT([.K13];&quot;# ##0&quot;))" office:value-type="string" office:string-value="p[11] = 0" calcext:value-type="string">
            <text:p>p[11] = 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SANT</text:p>
          </table:table-cell>
          <table:table-cell table:style-name="ce12" office:value-type="boolean" office:boolean-value="true" calcext:value-type="boolean">
            <text:p>SA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LOOKUP([.J14];[.R$1:.R$10];[.S$1:.S$10])" office:value-type="float" office:value="0" calcext:value-type="float">
            <text:p>0</text:p>
          </table:table-cell>
          <table:table-cell table:formula="of:=CONCATENATE(&quot;p[&quot;;TEXT([.A14];&quot;# ##0&quot;);&quot;] = &quot;;TEXT([.K14];&quot;# ##0&quot;))" office:value-type="string" office:string-value="p[12] = 0" calcext:value-type="string">
            <text:p>p[12] = 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SANT</text:p>
          </table:table-cell>
          <table:table-cell/>
          <table:table-cell office:value-type="boolean" office:boolean-value="true" calcext:value-type="boolean">
            <text:p>SANT</text:p>
          </table:table-cell>
          <table:table-cell table:style-name="ce12" office:value-type="boolean" office:boolean-value="true" calcext:value-type="boolean">
            <text:p>SA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LOOKUP([.J15];[.R$1:.R$10];[.S$1:.S$10])" office:value-type="float" office:value="0" calcext:value-type="float">
            <text:p>0</text:p>
          </table:table-cell>
          <table:table-cell table:formula="of:=CONCATENATE(&quot;p[&quot;;TEXT([.A15];&quot;# ##0&quot;);&quot;] = &quot;;TEXT([.K15];&quot;# ##0&quot;))" office:value-type="string" office:string-value="p[13] = 0" calcext:value-type="string">
            <text:p>p[13] = 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boolean" office:boolean-value="true" calcext:value-type="boolean">
            <text:p>SANT</text:p>
          </table:table-cell>
          <table:table-cell table:style-name="ce12" office:value-type="boolean" office:boolean-value="true" calcext:value-type="boolean">
            <text:p>SA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LOOKUP([.J16];[.R$1:.R$10];[.S$1:.S$10])" office:value-type="float" office:value="0" calcext:value-type="float">
            <text:p>0</text:p>
          </table:table-cell>
          <table:table-cell table:formula="of:=CONCATENATE(&quot;p[&quot;;TEXT([.A16];&quot;# ##0&quot;);&quot;] = &quot;;TEXT([.K16];&quot;# ##0&quot;))" office:value-type="string" office:string-value="p[14] = 0" calcext:value-type="string">
            <text:p>p[14] = 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boolean" office:boolean-value="true" calcext:value-type="boolean">
            <text:p>SANT</text:p>
          </table:table-cell>
          <table:table-cell table:style-name="ce12" office:value-type="boolean" office:boolean-value="true" calcext:value-type="boolean">
            <text:p>SANT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formula="of:=LOOKUP([.J17];[.R$1:.R$10];[.S$1:.S$10])" office:value-type="float" office:value="247" calcext:value-type="float">
            <text:p>247</text:p>
          </table:table-cell>
          <table:table-cell table:formula="of:=CONCATENATE(&quot;p[&quot;;TEXT([.A17];&quot;# ##0&quot;);&quot;] = &quot;;TEXT([.K17];&quot;# ##0&quot;))" office:value-type="string" office:string-value="p[15] = 247" calcext:value-type="string">
            <text:p>p[15] = 24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43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18];[.R$1:.R$10];[.S$1:.S$10])" office:value-type="float" office:value="0" calcext:value-type="float">
            <text:p>0</text:p>
          </table:table-cell>
          <table:table-cell table:formula="of:=CONCATENATE(&quot;p[&quot;;TEXT([.A18];&quot;# ##0&quot;);&quot;] = &quot;;TEXT([.K18];&quot;# ##0&quot;))" office:value-type="string" office:string-value="p[16] = 0" calcext:value-type="string">
            <text:p>p[16] = 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SANT</text:p>
          </table:table-cell>
          <table:table-cell table:number-columns-repeated="3"/>
          <table:table-cell table:style-name="ce43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19];[.R$1:.R$10];[.S$1:.S$10])" office:value-type="float" office:value="0" calcext:value-type="float">
            <text:p>0</text:p>
          </table:table-cell>
          <table:table-cell table:formula="of:=CONCATENATE(&quot;p[&quot;;TEXT([.A19];&quot;# ##0&quot;);&quot;] = &quot;;TEXT([.K19];&quot;# ##0&quot;))" office:value-type="string" office:string-value="p[17] = 0" calcext:value-type="string">
            <text:p>p[17] = 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boolean" office:boolean-value="true" calcext:value-type="boolean">
            <text:p>SANT</text:p>
          </table:table-cell>
          <table:table-cell table:number-columns-repeated="2"/>
          <table:table-cell table:style-name="ce43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20];[.R$1:.R$10];[.S$1:.S$10])" office:value-type="float" office:value="0" calcext:value-type="float">
            <text:p>0</text:p>
          </table:table-cell>
          <table:table-cell table:formula="of:=CONCATENATE(&quot;p[&quot;;TEXT([.A20];&quot;# ##0&quot;);&quot;] = &quot;;TEXT([.K20];&quot;# ##0&quot;))" office:value-type="string" office:string-value="p[18] = 0" calcext:value-type="string">
            <text:p>p[18] = 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boolean" office:boolean-value="true" calcext:value-type="boolean">
            <text:p>SANT</text:p>
          </table:table-cell>
          <table:table-cell table:number-columns-repeated="2"/>
          <table:table-cell table:style-name="ce43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21];[.R$1:.R$10];[.S$1:.S$10])" office:value-type="float" office:value="0" calcext:value-type="float">
            <text:p>0</text:p>
          </table:table-cell>
          <table:table-cell table:formula="of:=CONCATENATE(&quot;p[&quot;;TEXT([.A21];&quot;# ##0&quot;);&quot;] = &quot;;TEXT([.K21];&quot;# ##0&quot;))" office:value-type="string" office:string-value="p[19] = 0" calcext:value-type="string">
            <text:p>p[19] = 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SANT</text:p>
          </table:table-cell>
          <table:table-cell/>
          <table:table-cell table:style-name="ce44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22];[.R$1:.R$10];[.S$1:.S$10])" office:value-type="float" office:value="0" calcext:value-type="float">
            <text:p>0</text:p>
          </table:table-cell>
          <table:table-cell table:formula="of:=CONCATENATE(&quot;p[&quot;;TEXT([.A22];&quot;# ##0&quot;);&quot;] = &quot;;TEXT([.K22];&quot;# ##0&quot;))" office:value-type="string" office:string-value="p[20] = 0" calcext:value-type="string">
            <text:p>p[20] = 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SANT</text:p>
          </table:table-cell>
          <table:table-cell/>
          <table:table-cell office:value-type="boolean" office:boolean-value="true" calcext:value-type="boolean">
            <text:p>SANT</text:p>
          </table:table-cell>
          <table:table-cell/>
          <table:table-cell table:style-name="ce44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23];[.R$1:.R$10];[.S$1:.S$10])" office:value-type="float" office:value="0" calcext:value-type="float">
            <text:p>0</text:p>
          </table:table-cell>
          <table:table-cell table:formula="of:=CONCATENATE(&quot;p[&quot;;TEXT([.A23];&quot;# ##0&quot;);&quot;] = &quot;;TEXT([.K23];&quot;# ##0&quot;))" office:value-type="string" office:string-value="p[21] = 0" calcext:value-type="string">
            <text:p>p[21] = 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number-columns-repeated="2" office:value-type="boolean" office:boolean-value="true" calcext:value-type="boolean">
            <text:p>SANT</text:p>
          </table:table-cell>
          <table:table-cell/>
          <table:table-cell table:style-name="ce44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24];[.R$1:.R$10];[.S$1:.S$10])" office:value-type="float" office:value="0" calcext:value-type="float">
            <text:p>0</text:p>
          </table:table-cell>
          <table:table-cell table:formula="of:=CONCATENATE(&quot;p[&quot;;TEXT([.A24];&quot;# ##0&quot;);&quot;] = &quot;;TEXT([.K24];&quot;# ##0&quot;))" office:value-type="string" office:string-value="p[22] = 0" calcext:value-type="string">
            <text:p>p[22] = 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boolean" office:boolean-value="true" calcext:value-type="boolean">
            <text:p>SANT</text:p>
          </table:table-cell>
          <table:table-cell/>
          <table:table-cell table:style-name="ce44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25];[.R$1:.R$10];[.S$1:.S$10])" office:value-type="float" office:value="0" calcext:value-type="float">
            <text:p>0</text:p>
          </table:table-cell>
          <table:table-cell table:formula="of:=CONCATENATE(&quot;p[&quot;;TEXT([.A25];&quot;# ##0&quot;);&quot;] = &quot;;TEXT([.K25];&quot;# ##0&quot;))" office:value-type="string" office:string-value="p[23] = 0" calcext:value-type="string">
            <text:p>p[23] = 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table:style-name="ce13" office:value-type="boolean" office:boolean-value="true" calcext:value-type="boolean">
            <text:p>SANT</text:p>
          </table:table-cell>
          <table:table-cell table:style-name="ce45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26];[.R$1:.R$10];[.S$1:.S$10])" office:value-type="float" office:value="0" calcext:value-type="float">
            <text:p>0</text:p>
          </table:table-cell>
          <table:table-cell table:formula="of:=CONCATENATE(&quot;p[&quot;;TEXT([.A26];&quot;# ##0&quot;);&quot;] = &quot;;TEXT([.K26];&quot;# ##0&quot;))" office:value-type="string" office:string-value="p[24] = 0" calcext:value-type="string">
            <text:p>p[24] = 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SANT</text:p>
          </table:table-cell>
          <table:table-cell table:number-columns-repeated="2"/>
          <table:table-cell table:style-name="ce13" office:value-type="boolean" office:boolean-value="true" calcext:value-type="boolean">
            <text:p>SANT</text:p>
          </table:table-cell>
          <table:table-cell table:style-name="ce45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27];[.R$1:.R$10];[.S$1:.S$10])" office:value-type="float" office:value="0" calcext:value-type="float">
            <text:p>0</text:p>
          </table:table-cell>
          <table:table-cell table:formula="of:=CONCATENATE(&quot;p[&quot;;TEXT([.A27];&quot;# ##0&quot;);&quot;] = &quot;;TEXT([.K27];&quot;# ##0&quot;))" office:value-type="string" office:string-value="p[25] = 0" calcext:value-type="string">
            <text:p>p[25] = 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boolean" office:boolean-value="true" calcext:value-type="boolean">
            <text:p>SANT</text:p>
          </table:table-cell>
          <table:table-cell/>
          <table:table-cell table:style-name="ce13" office:value-type="boolean" office:boolean-value="true" calcext:value-type="boolean">
            <text:p>SANT</text:p>
          </table:table-cell>
          <table:table-cell table:style-name="ce45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28];[.R$1:.R$10];[.S$1:.S$10])" office:value-type="float" office:value="0" calcext:value-type="float">
            <text:p>0</text:p>
          </table:table-cell>
          <table:table-cell table:formula="of:=CONCATENATE(&quot;p[&quot;;TEXT([.A28];&quot;# ##0&quot;);&quot;] = &quot;;TEXT([.K28];&quot;# ##0&quot;))" office:value-type="string" office:string-value="p[26] = 0" calcext:value-type="string">
            <text:p>p[26] = 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boolean" office:boolean-value="true" calcext:value-type="boolean">
            <text:p>SANT</text:p>
          </table:table-cell>
          <table:table-cell/>
          <table:table-cell table:style-name="ce13" office:value-type="boolean" office:boolean-value="true" calcext:value-type="boolean">
            <text:p>SANT</text:p>
          </table:table-cell>
          <table:table-cell table:style-name="ce45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29];[.R$1:.R$10];[.S$1:.S$10])" office:value-type="float" office:value="0" calcext:value-type="float">
            <text:p>0</text:p>
          </table:table-cell>
          <table:table-cell table:formula="of:=CONCATENATE(&quot;p[&quot;;TEXT([.A29];&quot;# ##0&quot;);&quot;] = &quot;;TEXT([.K29];&quot;# ##0&quot;))" office:value-type="string" office:string-value="p[27] = 0" calcext:value-type="string">
            <text:p>p[27] = 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boolean" office:boolean-value="true" calcext:value-type="boolean">
            <text:p>SANT</text:p>
          </table:table-cell>
          <table:table-cell table:style-name="ce14" office:value-type="boolean" office:boolean-value="true" calcext:value-type="boolean">
            <text:p>SANT</text:p>
          </table:table-cell>
          <table:table-cell table:style-name="ce46" office:value-type="boolean" office:boolean-value="true" calcext:value-type="boolean">
            <text:p>SANT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LOOKUP([.J30];[.R$1:.R$10];[.S$1:.S$10])" office:value-type="float" office:value="249" calcext:value-type="float">
            <text:p>249</text:p>
          </table:table-cell>
          <table:table-cell table:formula="of:=CONCATENATE(&quot;p[&quot;;TEXT([.A30];&quot;# ##0&quot;);&quot;] = &quot;;TEXT([.K30];&quot;# ##0&quot;))" office:value-type="string" office:string-value="p[28] = 249" calcext:value-type="string">
            <text:p>p[28] = 24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SANT</text:p>
          </table:table-cell>
          <table:table-cell/>
          <table:table-cell office:value-type="boolean" office:boolean-value="true" calcext:value-type="boolean">
            <text:p>SANT</text:p>
          </table:table-cell>
          <table:table-cell table:style-name="ce14" office:value-type="boolean" office:boolean-value="true" calcext:value-type="boolean">
            <text:p>SANT</text:p>
          </table:table-cell>
          <table:table-cell table:style-name="ce46" office:value-type="boolean" office:boolean-value="true" calcext:value-type="boolean">
            <text:p>SA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LOOKUP([.J31];[.R$1:.R$10];[.S$1:.S$10])" office:value-type="float" office:value="0" calcext:value-type="float">
            <text:p>0</text:p>
          </table:table-cell>
          <table:table-cell table:formula="of:=CONCATENATE(&quot;p[&quot;;TEXT([.A31];&quot;# ##0&quot;);&quot;] = &quot;;TEXT([.K31];&quot;# ##0&quot;))" office:value-type="string" office:string-value="p[29] = 0" calcext:value-type="string">
            <text:p>p[29] = 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2" office:value-type="boolean" office:boolean-value="true" calcext:value-type="boolean">
            <text:p>SANT</text:p>
          </table:table-cell>
          <table:table-cell table:style-name="ce14" office:value-type="boolean" office:boolean-value="true" calcext:value-type="boolean">
            <text:p>SANT</text:p>
          </table:table-cell>
          <table:table-cell table:style-name="ce46" office:value-type="boolean" office:boolean-value="true" calcext:value-type="boolean">
            <text:p>SANT</text:p>
          </table:table-cell>
          <table:table-cell table:number-columns-repeated="3"/>
          <table:table-cell office:value-type="string" calcext:value-type="string">
            <text:p>ne</text:p>
          </table:table-cell>
          <table:table-cell table:formula="of:=LOOKUP([.J32];[.R$1:.R$10];[.S$1:.S$10])" office:value-type="float" office:value="248" calcext:value-type="float">
            <text:p>248</text:p>
          </table:table-cell>
          <table:table-cell table:formula="of:=CONCATENATE(&quot;p[&quot;;TEXT([.A32];&quot;# ##0&quot;);&quot;] = &quot;;TEXT([.K32];&quot;# ##0&quot;))" office:value-type="string" office:string-value="p[30] = 248" calcext:value-type="string">
            <text:p>p[30] = 248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boolean" office:boolean-value="true" calcext:value-type="boolean">
            <text:p>SANT</text:p>
          </table:table-cell>
          <table:table-cell table:style-name="ce14" office:value-type="boolean" office:boolean-value="true" calcext:value-type="boolean">
            <text:p>SANT</text:p>
          </table:table-cell>
          <table:table-cell table:style-name="ce46" office:value-type="boolean" office:boolean-value="true" calcext:value-type="boolean">
            <text:p>SANT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formula="of:=LOOKUP([.J33];[.R$1:.R$10];[.S$1:.S$10])" office:value-type="float" office:value="247" calcext:value-type="float">
            <text:p>247</text:p>
          </table:table-cell>
          <table:table-cell table:formula="of:=CONCATENATE(&quot;p[&quot;;TEXT([.A33];&quot;# ##0&quot;);&quot;] = &quot;;TEXT([.K33];&quot;# ##0&quot;))" office:value-type="string" office:string-value="p[31] = 247" calcext:value-type="string">
            <text:p>p[31] = 24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table:number-columns-repeated="5"/>
          <table:table-cell table:style-name="ce75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34];[.R$1:.R$10];[.S$1:.S$10])" office:value-type="float" office:value="0" calcext:value-type="float">
            <text:p>0</text:p>
          </table:table-cell>
          <table:table-cell table:formula="of:=CONCATENATE(&quot;p[&quot;;TEXT([.A34];&quot;# ##0&quot;);&quot;] = &quot;;TEXT([.K34];&quot;# ##0&quot;))" office:value-type="string" office:string-value="p[32] = 0" calcext:value-type="string">
            <text:p>p[32] = 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boolean" office:boolean-value="true" calcext:value-type="boolean">
            <text:p>SANT</text:p>
          </table:table-cell>
          <table:table-cell table:style-name="ce3" table:number-columns-repeated="4"/>
          <table:table-cell table:style-name="ce75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35];[.R$1:.R$10];[.S$1:.S$10])" office:value-type="float" office:value="0" calcext:value-type="float">
            <text:p>0</text:p>
          </table:table-cell>
          <table:table-cell table:formula="of:=CONCATENATE(&quot;p[&quot;;TEXT([.A35];&quot;# ##0&quot;);&quot;] = &quot;;TEXT([.K35];&quot;# ##0&quot;))" office:value-type="string" office:string-value="p[33] = 0" calcext:value-type="string">
            <text:p>p[33] = 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/>
          <table:table-cell table:style-name="ce3" office:value-type="boolean" office:boolean-value="true" calcext:value-type="boolean">
            <text:p>SANT</text:p>
          </table:table-cell>
          <table:table-cell table:style-name="ce3" table:number-columns-repeated="3"/>
          <table:table-cell table:style-name="ce75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36];[.R$1:.R$10];[.S$1:.S$10])" office:value-type="float" office:value="0" calcext:value-type="float">
            <text:p>0</text:p>
          </table:table-cell>
          <table:table-cell table:formula="of:=CONCATENATE(&quot;p[&quot;;TEXT([.A36];&quot;# ##0&quot;);&quot;] = &quot;;TEXT([.K36];&quot;# ##0&quot;))" office:value-type="string" office:string-value="p[34] = 0" calcext:value-type="string">
            <text:p>p[34] = 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table:style-name="ce3" office:value-type="boolean" office:boolean-value="true" calcext:value-type="boolean">
            <text:p>SANT</text:p>
          </table:table-cell>
          <table:table-cell table:style-name="ce3" table:number-columns-repeated="3"/>
          <table:table-cell table:style-name="ce75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37];[.R$1:.R$10];[.S$1:.S$10])" office:value-type="float" office:value="0" calcext:value-type="float">
            <text:p>0</text:p>
          </table:table-cell>
          <table:table-cell table:formula="of:=CONCATENATE(&quot;p[&quot;;TEXT([.A37];&quot;# ##0&quot;);&quot;] = &quot;;TEXT([.K37];&quot;# ##0&quot;))" office:value-type="string" office:string-value="p[35] = 0" calcext:value-type="string">
            <text:p>p[35] = 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2"/>
          <table:table-cell table:style-name="ce3" office:value-type="boolean" office:boolean-value="true" calcext:value-type="boolean">
            <text:p>SANT</text:p>
          </table:table-cell>
          <table:table-cell table:style-name="ce3" table:number-columns-repeated="2"/>
          <table:table-cell table:style-name="ce76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38];[.R$1:.R$10];[.S$1:.S$10])" office:value-type="float" office:value="0" calcext:value-type="float">
            <text:p>0</text:p>
          </table:table-cell>
          <table:table-cell table:formula="of:=CONCATENATE(&quot;p[&quot;;TEXT([.A38];&quot;# ##0&quot;);&quot;] = &quot;;TEXT([.K38];&quot;# ##0&quot;))" office:value-type="string" office:string-value="p[36] = 0" calcext:value-type="string">
            <text:p>p[36] = 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boolean" office:boolean-value="true" calcext:value-type="boolean">
            <text:p>SANT</text:p>
          </table:table-cell>
          <table:table-cell table:style-name="ce3"/>
          <table:table-cell table:style-name="ce3" office:value-type="boolean" office:boolean-value="true" calcext:value-type="boolean">
            <text:p>SANT</text:p>
          </table:table-cell>
          <table:table-cell table:style-name="ce3" table:number-columns-repeated="2"/>
          <table:table-cell table:style-name="ce76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39];[.R$1:.R$10];[.S$1:.S$10])" office:value-type="float" office:value="0" calcext:value-type="float">
            <text:p>0</text:p>
          </table:table-cell>
          <table:table-cell table:formula="of:=CONCATENATE(&quot;p[&quot;;TEXT([.A39];&quot;# ##0&quot;);&quot;] = &quot;;TEXT([.K39];&quot;# ##0&quot;))" office:value-type="string" office:string-value="p[37] = 0" calcext:value-type="string">
            <text:p>p[37] = 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/>
          <table:table-cell table:number-columns-repeated="2" table:style-name="ce3" office:value-type="boolean" office:boolean-value="true" calcext:value-type="boolean">
            <text:p>SANT</text:p>
          </table:table-cell>
          <table:table-cell table:style-name="ce3" table:number-columns-repeated="2"/>
          <table:table-cell table:style-name="ce76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40];[.R$1:.R$10];[.S$1:.S$10])" office:value-type="float" office:value="0" calcext:value-type="float">
            <text:p>0</text:p>
          </table:table-cell>
          <table:table-cell table:formula="of:=CONCATENATE(&quot;p[&quot;;TEXT([.A40];&quot;# ##0&quot;);&quot;] = &quot;;TEXT([.K40];&quot;# ##0&quot;))" office:value-type="string" office:string-value="p[38] = 0" calcext:value-type="string">
            <text:p>p[38] = 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table:style-name="ce3" office:value-type="boolean" office:boolean-value="true" calcext:value-type="boolean">
            <text:p>SANT</text:p>
          </table:table-cell>
          <table:table-cell table:style-name="ce3" table:number-columns-repeated="2"/>
          <table:table-cell table:style-name="ce76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41];[.R$1:.R$10];[.S$1:.S$10])" office:value-type="float" office:value="0" calcext:value-type="float">
            <text:p>0</text:p>
          </table:table-cell>
          <table:table-cell table:formula="of:=CONCATENATE(&quot;p[&quot;;TEXT([.A41];&quot;# ##0&quot;);&quot;] = &quot;;TEXT([.K41];&quot;# ##0&quot;))" office:value-type="string" office:string-value="p[39] = 0" calcext:value-type="string">
            <text:p>p[39] = 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table:number-columns-repeated="3"/>
          <table:table-cell table:style-name="ce15" office:value-type="boolean" office:boolean-value="true" calcext:value-type="boolean">
            <text:p>SANT</text:p>
          </table:table-cell>
          <table:table-cell table:style-name="ce3"/>
          <table:table-cell table:style-name="ce77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42];[.R$1:.R$10];[.S$1:.S$10])" office:value-type="float" office:value="0" calcext:value-type="float">
            <text:p>0</text:p>
          </table:table-cell>
          <table:table-cell table:formula="of:=CONCATENATE(&quot;p[&quot;;TEXT([.A42];&quot;# ##0&quot;);&quot;] = &quot;;TEXT([.K42];&quot;# ##0&quot;))" office:value-type="string" office:string-value="p[40] = 0" calcext:value-type="string">
            <text:p>p[40] = 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boolean" office:boolean-value="true" calcext:value-type="boolean">
            <text:p>SANT</text:p>
          </table:table-cell>
          <table:table-cell table:style-name="ce3" table:number-columns-repeated="2"/>
          <table:table-cell table:style-name="ce15" office:value-type="boolean" office:boolean-value="true" calcext:value-type="boolean">
            <text:p>SANT</text:p>
          </table:table-cell>
          <table:table-cell table:style-name="ce3"/>
          <table:table-cell table:style-name="ce77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43];[.R$1:.R$10];[.S$1:.S$10])" office:value-type="float" office:value="0" calcext:value-type="float">
            <text:p>0</text:p>
          </table:table-cell>
          <table:table-cell table:formula="of:=CONCATENATE(&quot;p[&quot;;TEXT([.A43];&quot;# ##0&quot;);&quot;] = &quot;;TEXT([.K43];&quot;# ##0&quot;))" office:value-type="string" office:string-value="p[41] = 0" calcext:value-type="string">
            <text:p>p[41] = 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/>
          <table:table-cell table:style-name="ce3" office:value-type="boolean" office:boolean-value="true" calcext:value-type="boolean">
            <text:p>SANT</text:p>
          </table:table-cell>
          <table:table-cell table:style-name="ce3"/>
          <table:table-cell table:style-name="ce15" office:value-type="boolean" office:boolean-value="true" calcext:value-type="boolean">
            <text:p>SANT</text:p>
          </table:table-cell>
          <table:table-cell table:style-name="ce3"/>
          <table:table-cell table:style-name="ce77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44];[.R$1:.R$10];[.S$1:.S$10])" office:value-type="float" office:value="0" calcext:value-type="float">
            <text:p>0</text:p>
          </table:table-cell>
          <table:table-cell table:formula="of:=CONCATENATE(&quot;p[&quot;;TEXT([.A44];&quot;# ##0&quot;);&quot;] = &quot;;TEXT([.K44];&quot;# ##0&quot;))" office:value-type="string" office:string-value="p[42] = 0" calcext:value-type="string">
            <text:p>p[42] = 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table:style-name="ce3" office:value-type="boolean" office:boolean-value="true" calcext:value-type="boolean">
            <text:p>SANT</text:p>
          </table:table-cell>
          <table:table-cell table:style-name="ce3"/>
          <table:table-cell table:style-name="ce15" office:value-type="boolean" office:boolean-value="true" calcext:value-type="boolean">
            <text:p>SANT</text:p>
          </table:table-cell>
          <table:table-cell table:style-name="ce3"/>
          <table:table-cell table:style-name="ce77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45];[.R$1:.R$10];[.S$1:.S$10])" office:value-type="float" office:value="0" calcext:value-type="float">
            <text:p>0</text:p>
          </table:table-cell>
          <table:table-cell table:formula="of:=CONCATENATE(&quot;p[&quot;;TEXT([.A45];&quot;# ##0&quot;);&quot;] = &quot;;TEXT([.K45];&quot;# ##0&quot;))" office:value-type="string" office:string-value="p[43] = 0" calcext:value-type="string">
            <text:p>p[43] = 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table:number-columns-repeated="2"/>
          <table:table-cell table:style-name="ce3" office:value-type="boolean" office:boolean-value="true" calcext:value-type="boolean">
            <text:p>SANT</text:p>
          </table:table-cell>
          <table:table-cell table:style-name="ce16" office:value-type="boolean" office:boolean-value="true" calcext:value-type="boolean">
            <text:p>SANT</text:p>
          </table:table-cell>
          <table:table-cell table:style-name="ce3"/>
          <table:table-cell table:style-name="ce78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46];[.R$1:.R$10];[.S$1:.S$10])" office:value-type="float" office:value="0" calcext:value-type="float">
            <text:p>0</text:p>
          </table:table-cell>
          <table:table-cell table:formula="of:=CONCATENATE(&quot;p[&quot;;TEXT([.A46];&quot;# ##0&quot;);&quot;] = &quot;;TEXT([.K46];&quot;# ##0&quot;))" office:value-type="string" office:string-value="p[44] = 0" calcext:value-type="string">
            <text:p>p[44] = 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boolean" office:boolean-value="true" calcext:value-type="boolean">
            <text:p>SANT</text:p>
          </table:table-cell>
          <table:table-cell table:style-name="ce3"/>
          <table:table-cell table:style-name="ce3" office:value-type="boolean" office:boolean-value="true" calcext:value-type="boolean">
            <text:p>SANT</text:p>
          </table:table-cell>
          <table:table-cell table:style-name="ce16" office:value-type="boolean" office:boolean-value="true" calcext:value-type="boolean">
            <text:p>SANT</text:p>
          </table:table-cell>
          <table:table-cell table:style-name="ce3"/>
          <table:table-cell table:style-name="ce78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47];[.R$1:.R$10];[.S$1:.S$10])" office:value-type="float" office:value="0" calcext:value-type="float">
            <text:p>0</text:p>
          </table:table-cell>
          <table:table-cell table:formula="of:=CONCATENATE(&quot;p[&quot;;TEXT([.A47];&quot;# ##0&quot;);&quot;] = &quot;;TEXT([.K47];&quot;# ##0&quot;))" office:value-type="string" office:string-value="p[45] = 0" calcext:value-type="string">
            <text:p>p[45] = 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/>
          <table:table-cell table:number-columns-repeated="2" table:style-name="ce3" office:value-type="boolean" office:boolean-value="true" calcext:value-type="boolean">
            <text:p>SANT</text:p>
          </table:table-cell>
          <table:table-cell table:style-name="ce16" office:value-type="boolean" office:boolean-value="true" calcext:value-type="boolean">
            <text:p>SANT</text:p>
          </table:table-cell>
          <table:table-cell table:style-name="ce3"/>
          <table:table-cell table:style-name="ce78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48];[.R$1:.R$10];[.S$1:.S$10])" office:value-type="float" office:value="0" calcext:value-type="float">
            <text:p>0</text:p>
          </table:table-cell>
          <table:table-cell table:formula="of:=CONCATENATE(&quot;p[&quot;;TEXT([.A48];&quot;# ##0&quot;);&quot;] = &quot;;TEXT([.K48];&quot;# ##0&quot;))" office:value-type="string" office:string-value="p[46] = 0" calcext:value-type="string">
            <text:p>p[46] = 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table:style-name="ce3" office:value-type="boolean" office:boolean-value="true" calcext:value-type="boolean">
            <text:p>SANT</text:p>
          </table:table-cell>
          <table:table-cell table:style-name="ce16" office:value-type="boolean" office:boolean-value="true" calcext:value-type="boolean">
            <text:p>SANT</text:p>
          </table:table-cell>
          <table:table-cell table:style-name="ce3"/>
          <table:table-cell table:style-name="ce78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49];[.R$1:.R$10];[.S$1:.S$10])" office:value-type="float" office:value="0" calcext:value-type="float">
            <text:p>0</text:p>
          </table:table-cell>
          <table:table-cell table:formula="of:=CONCATENATE(&quot;p[&quot;;TEXT([.A49];&quot;# ##0&quot;);&quot;] = &quot;;TEXT([.K49];&quot;# ##0&quot;))" office:value-type="string" office:string-value="p[47] = 0" calcext:value-type="string">
            <text:p>p[47] = 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table:number-columns-repeated="4"/>
          <table:table-cell table:style-name="ce47" office:value-type="boolean" office:boolean-value="true" calcext:value-type="boolean">
            <text:p>SANT</text:p>
          </table:table-cell>
          <table:table-cell table:style-name="ce79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50];[.R$1:.R$10];[.S$1:.S$10])" office:value-type="float" office:value="0" calcext:value-type="float">
            <text:p>0</text:p>
          </table:table-cell>
          <table:table-cell table:formula="of:=CONCATENATE(&quot;p[&quot;;TEXT([.A50];&quot;# ##0&quot;);&quot;] = &quot;;TEXT([.K50];&quot;# ##0&quot;))" office:value-type="string" office:string-value="p[48] = 0" calcext:value-type="string">
            <text:p>p[48] = 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boolean" office:boolean-value="true" calcext:value-type="boolean">
            <text:p>SANT</text:p>
          </table:table-cell>
          <table:table-cell table:style-name="ce3" table:number-columns-repeated="3"/>
          <table:table-cell table:style-name="ce47" office:value-type="boolean" office:boolean-value="true" calcext:value-type="boolean">
            <text:p>SANT</text:p>
          </table:table-cell>
          <table:table-cell table:style-name="ce79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51];[.R$1:.R$10];[.S$1:.S$10])" office:value-type="float" office:value="0" calcext:value-type="float">
            <text:p>0</text:p>
          </table:table-cell>
          <table:table-cell table:formula="of:=CONCATENATE(&quot;p[&quot;;TEXT([.A51];&quot;# ##0&quot;);&quot;] = &quot;;TEXT([.K51];&quot;# ##0&quot;))" office:value-type="string" office:string-value="p[49] = 0" calcext:value-type="string">
            <text:p>p[49] = 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/>
          <table:table-cell table:style-name="ce3" office:value-type="boolean" office:boolean-value="true" calcext:value-type="boolean">
            <text:p>SANT</text:p>
          </table:table-cell>
          <table:table-cell table:style-name="ce3" table:number-columns-repeated="2"/>
          <table:table-cell table:style-name="ce47" office:value-type="boolean" office:boolean-value="true" calcext:value-type="boolean">
            <text:p>SANT</text:p>
          </table:table-cell>
          <table:table-cell table:style-name="ce79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52];[.R$1:.R$10];[.S$1:.S$10])" office:value-type="float" office:value="0" calcext:value-type="float">
            <text:p>0</text:p>
          </table:table-cell>
          <table:table-cell table:formula="of:=CONCATENATE(&quot;p[&quot;;TEXT([.A52];&quot;# ##0&quot;);&quot;] = &quot;;TEXT([.K52];&quot;# ##0&quot;))" office:value-type="string" office:string-value="p[50] = 0" calcext:value-type="string">
            <text:p>p[50] = 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table:style-name="ce3" office:value-type="boolean" office:boolean-value="true" calcext:value-type="boolean">
            <text:p>SANT</text:p>
          </table:table-cell>
          <table:table-cell table:style-name="ce3" table:number-columns-repeated="2"/>
          <table:table-cell table:style-name="ce47" office:value-type="boolean" office:boolean-value="true" calcext:value-type="boolean">
            <text:p>SANT</text:p>
          </table:table-cell>
          <table:table-cell table:style-name="ce79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53];[.R$1:.R$10];[.S$1:.S$10])" office:value-type="float" office:value="0" calcext:value-type="float">
            <text:p>0</text:p>
          </table:table-cell>
          <table:table-cell table:formula="of:=CONCATENATE(&quot;p[&quot;;TEXT([.A53];&quot;# ##0&quot;);&quot;] = &quot;;TEXT([.K53];&quot;# ##0&quot;))" office:value-type="string" office:string-value="p[51] = 0" calcext:value-type="string">
            <text:p>p[51] = 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table:number-columns-repeated="2"/>
          <table:table-cell table:style-name="ce3" office:value-type="boolean" office:boolean-value="true" calcext:value-type="boolean">
            <text:p>SANT</text:p>
          </table:table-cell>
          <table:table-cell table:style-name="ce3"/>
          <table:table-cell table:style-name="ce48" office:value-type="boolean" office:boolean-value="true" calcext:value-type="boolean">
            <text:p>SANT</text:p>
          </table:table-cell>
          <table:table-cell table:style-name="ce80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54];[.R$1:.R$10];[.S$1:.S$10])" office:value-type="float" office:value="0" calcext:value-type="float">
            <text:p>0</text:p>
          </table:table-cell>
          <table:table-cell table:formula="of:=CONCATENATE(&quot;p[&quot;;TEXT([.A54];&quot;# ##0&quot;);&quot;] = &quot;;TEXT([.K54];&quot;# ##0&quot;))" office:value-type="string" office:string-value="p[52] = 0" calcext:value-type="string">
            <text:p>p[52] = 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boolean" office:boolean-value="true" calcext:value-type="boolean">
            <text:p>SANT</text:p>
          </table:table-cell>
          <table:table-cell table:style-name="ce3"/>
          <table:table-cell table:style-name="ce3" office:value-type="boolean" office:boolean-value="true" calcext:value-type="boolean">
            <text:p>SANT</text:p>
          </table:table-cell>
          <table:table-cell table:style-name="ce3"/>
          <table:table-cell table:style-name="ce48" office:value-type="boolean" office:boolean-value="true" calcext:value-type="boolean">
            <text:p>SANT</text:p>
          </table:table-cell>
          <table:table-cell table:style-name="ce80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55];[.R$1:.R$10];[.S$1:.S$10])" office:value-type="float" office:value="0" calcext:value-type="float">
            <text:p>0</text:p>
          </table:table-cell>
          <table:table-cell table:formula="of:=CONCATENATE(&quot;p[&quot;;TEXT([.A55];&quot;# ##0&quot;);&quot;] = &quot;;TEXT([.K55];&quot;# ##0&quot;))" office:value-type="string" office:string-value="p[53] = 0" calcext:value-type="string">
            <text:p>p[53] = 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/>
          <table:table-cell table:number-columns-repeated="2" table:style-name="ce3" office:value-type="boolean" office:boolean-value="true" calcext:value-type="boolean">
            <text:p>SANT</text:p>
          </table:table-cell>
          <table:table-cell table:style-name="ce3"/>
          <table:table-cell table:style-name="ce48" office:value-type="boolean" office:boolean-value="true" calcext:value-type="boolean">
            <text:p>SANT</text:p>
          </table:table-cell>
          <table:table-cell table:style-name="ce80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56];[.R$1:.R$10];[.S$1:.S$10])" office:value-type="float" office:value="0" calcext:value-type="float">
            <text:p>0</text:p>
          </table:table-cell>
          <table:table-cell table:formula="of:=CONCATENATE(&quot;p[&quot;;TEXT([.A56];&quot;# ##0&quot;);&quot;] = &quot;;TEXT([.K56];&quot;# ##0&quot;))" office:value-type="string" office:string-value="p[54] = 0" calcext:value-type="string">
            <text:p>p[54] = 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table:style-name="ce3" office:value-type="boolean" office:boolean-value="true" calcext:value-type="boolean">
            <text:p>SANT</text:p>
          </table:table-cell>
          <table:table-cell table:style-name="ce3"/>
          <table:table-cell table:style-name="ce48" office:value-type="boolean" office:boolean-value="true" calcext:value-type="boolean">
            <text:p>SANT</text:p>
          </table:table-cell>
          <table:table-cell table:style-name="ce80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57];[.R$1:.R$10];[.S$1:.S$10])" office:value-type="float" office:value="0" calcext:value-type="float">
            <text:p>0</text:p>
          </table:table-cell>
          <table:table-cell table:formula="of:=CONCATENATE(&quot;p[&quot;;TEXT([.A57];&quot;# ##0&quot;);&quot;] = &quot;;TEXT([.K57];&quot;# ##0&quot;))" office:value-type="string" office:string-value="p[55] = 0" calcext:value-type="string">
            <text:p>p[55] = 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table:number-columns-repeated="3"/>
          <table:table-cell table:style-name="ce17" office:value-type="boolean" office:boolean-value="true" calcext:value-type="boolean">
            <text:p>SANT</text:p>
          </table:table-cell>
          <table:table-cell table:style-name="ce49" office:value-type="boolean" office:boolean-value="true" calcext:value-type="boolean">
            <text:p>SANT</text:p>
          </table:table-cell>
          <table:table-cell table:style-name="ce81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58];[.R$1:.R$10];[.S$1:.S$10])" office:value-type="float" office:value="0" calcext:value-type="float">
            <text:p>0</text:p>
          </table:table-cell>
          <table:table-cell table:formula="of:=CONCATENATE(&quot;p[&quot;;TEXT([.A58];&quot;# ##0&quot;);&quot;] = &quot;;TEXT([.K58];&quot;# ##0&quot;))" office:value-type="string" office:string-value="p[56] = 0" calcext:value-type="string">
            <text:p>p[56] = 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boolean" office:boolean-value="true" calcext:value-type="boolean">
            <text:p>SANT</text:p>
          </table:table-cell>
          <table:table-cell table:style-name="ce3" table:number-columns-repeated="2"/>
          <table:table-cell table:style-name="ce17" office:value-type="boolean" office:boolean-value="true" calcext:value-type="boolean">
            <text:p>SANT</text:p>
          </table:table-cell>
          <table:table-cell table:style-name="ce49" office:value-type="boolean" office:boolean-value="true" calcext:value-type="boolean">
            <text:p>SANT</text:p>
          </table:table-cell>
          <table:table-cell table:style-name="ce81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59];[.R$1:.R$10];[.S$1:.S$10])" office:value-type="float" office:value="0" calcext:value-type="float">
            <text:p>0</text:p>
          </table:table-cell>
          <table:table-cell table:formula="of:=CONCATENATE(&quot;p[&quot;;TEXT([.A59];&quot;# ##0&quot;);&quot;] = &quot;;TEXT([.K59];&quot;# ##0&quot;))" office:value-type="string" office:string-value="p[57] = 0" calcext:value-type="string">
            <text:p>p[57] = 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/>
          <table:table-cell table:style-name="ce3" office:value-type="boolean" office:boolean-value="true" calcext:value-type="boolean">
            <text:p>SANT</text:p>
          </table:table-cell>
          <table:table-cell table:style-name="ce3"/>
          <table:table-cell table:style-name="ce17" office:value-type="boolean" office:boolean-value="true" calcext:value-type="boolean">
            <text:p>SANT</text:p>
          </table:table-cell>
          <table:table-cell table:style-name="ce49" office:value-type="boolean" office:boolean-value="true" calcext:value-type="boolean">
            <text:p>SANT</text:p>
          </table:table-cell>
          <table:table-cell table:style-name="ce81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60];[.R$1:.R$10];[.S$1:.S$10])" office:value-type="float" office:value="0" calcext:value-type="float">
            <text:p>0</text:p>
          </table:table-cell>
          <table:table-cell table:formula="of:=CONCATENATE(&quot;p[&quot;;TEXT([.A60];&quot;# ##0&quot;);&quot;] = &quot;;TEXT([.K60];&quot;# ##0&quot;))" office:value-type="string" office:string-value="p[58] = 0" calcext:value-type="string">
            <text:p>p[58] = 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table:style-name="ce3" office:value-type="boolean" office:boolean-value="true" calcext:value-type="boolean">
            <text:p>SANT</text:p>
          </table:table-cell>
          <table:table-cell table:style-name="ce3"/>
          <table:table-cell table:style-name="ce17" office:value-type="boolean" office:boolean-value="true" calcext:value-type="boolean">
            <text:p>SANT</text:p>
          </table:table-cell>
          <table:table-cell table:style-name="ce49" office:value-type="boolean" office:boolean-value="true" calcext:value-type="boolean">
            <text:p>SANT</text:p>
          </table:table-cell>
          <table:table-cell table:style-name="ce81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61];[.R$1:.R$10];[.S$1:.S$10])" office:value-type="float" office:value="0" calcext:value-type="float">
            <text:p>0</text:p>
          </table:table-cell>
          <table:table-cell table:formula="of:=CONCATENATE(&quot;p[&quot;;TEXT([.A61];&quot;# ##0&quot;);&quot;] = &quot;;TEXT([.K61];&quot;# ##0&quot;))" office:value-type="string" office:string-value="p[59] = 0" calcext:value-type="string">
            <text:p>p[59] = 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number-columns-repeated="2"/>
          <table:table-cell table:style-name="ce3" office:value-type="boolean" office:boolean-value="true" calcext:value-type="boolean">
            <text:p>SANT</text:p>
          </table:table-cell>
          <table:table-cell table:style-name="ce18" office:value-type="boolean" office:boolean-value="true" calcext:value-type="boolean">
            <text:p>SANT</text:p>
          </table:table-cell>
          <table:table-cell table:style-name="ce50" office:value-type="boolean" office:boolean-value="true" calcext:value-type="boolean">
            <text:p>SANT</text:p>
          </table:table-cell>
          <table:table-cell table:style-name="ce82" office:value-type="boolean" office:boolean-value="true" calcext:value-type="boolean">
            <text:p>SAN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formula="of:=LOOKUP([.J62];[.R$1:.R$10];[.S$1:.S$10])" office:value-type="float" office:value="249" calcext:value-type="float">
            <text:p>249</text:p>
          </table:table-cell>
          <table:table-cell table:formula="of:=CONCATENATE(&quot;p[&quot;;TEXT([.A62];&quot;# ##0&quot;);&quot;] = &quot;;TEXT([.K62];&quot;# ##0&quot;))" office:value-type="string" office:string-value="p[60] = 249" calcext:value-type="string">
            <text:p>p[60] = 249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boolean" office:boolean-value="true" calcext:value-type="boolean">
            <text:p>SANT</text:p>
          </table:table-cell>
          <table:table-cell table:style-name="ce3"/>
          <table:table-cell table:style-name="ce3" office:value-type="boolean" office:boolean-value="true" calcext:value-type="boolean">
            <text:p>SANT</text:p>
          </table:table-cell>
          <table:table-cell table:style-name="ce18" office:value-type="boolean" office:boolean-value="true" calcext:value-type="boolean">
            <text:p>SANT</text:p>
          </table:table-cell>
          <table:table-cell table:style-name="ce50" office:value-type="boolean" office:boolean-value="true" calcext:value-type="boolean">
            <text:p>SANT</text:p>
          </table:table-cell>
          <table:table-cell table:style-name="ce82" office:value-type="boolean" office:boolean-value="true" calcext:value-type="boolean">
            <text:p>SA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LOOKUP([.J63];[.R$1:.R$10];[.S$1:.S$10])" office:value-type="float" office:value="0" calcext:value-type="float">
            <text:p>0</text:p>
          </table:table-cell>
          <table:table-cell table:formula="of:=CONCATENATE(&quot;p[&quot;;TEXT([.A63];&quot;# ##0&quot;);&quot;] = &quot;;TEXT([.K63];&quot;# ##0&quot;))" office:value-type="string" office:string-value="p[61] = 0" calcext:value-type="string">
            <text:p>p[61] = 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/>
          <table:table-cell table:number-columns-repeated="2" table:style-name="ce3" office:value-type="boolean" office:boolean-value="true" calcext:value-type="boolean">
            <text:p>SANT</text:p>
          </table:table-cell>
          <table:table-cell table:style-name="ce18" office:value-type="boolean" office:boolean-value="true" calcext:value-type="boolean">
            <text:p>SANT</text:p>
          </table:table-cell>
          <table:table-cell table:style-name="ce50" office:value-type="boolean" office:boolean-value="true" calcext:value-type="boolean">
            <text:p>SANT</text:p>
          </table:table-cell>
          <table:table-cell table:style-name="ce82" office:value-type="boolean" office:boolean-value="true" calcext:value-type="boolean">
            <text:p>SANT</text:p>
          </table:table-cell>
          <table:table-cell table:number-columns-repeated="2"/>
          <table:table-cell office:value-type="string" calcext:value-type="string">
            <text:p>ne</text:p>
          </table:table-cell>
          <table:table-cell table:formula="of:=LOOKUP([.J64];[.R$1:.R$10];[.S$1:.S$10])" office:value-type="float" office:value="248" calcext:value-type="float">
            <text:p>248</text:p>
          </table:table-cell>
          <table:table-cell table:formula="of:=CONCATENATE(&quot;p[&quot;;TEXT([.A64];&quot;# ##0&quot;);&quot;] = &quot;;TEXT([.K64];&quot;# ##0&quot;))" office:value-type="string" office:string-value="p[62] = 248" calcext:value-type="string">
            <text:p>p[62] = 248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table:style-name="ce3" office:value-type="boolean" office:boolean-value="true" calcext:value-type="boolean">
            <text:p>SANT</text:p>
          </table:table-cell>
          <table:table-cell table:style-name="ce18" office:value-type="boolean" office:boolean-value="true" calcext:value-type="boolean">
            <text:p>SANT</text:p>
          </table:table-cell>
          <table:table-cell table:style-name="ce50" office:value-type="boolean" office:boolean-value="true" calcext:value-type="boolean">
            <text:p>SANT</text:p>
          </table:table-cell>
          <table:table-cell table:style-name="ce82" office:value-type="boolean" office:boolean-value="true" calcext:value-type="boolean">
            <text:p>SANT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formula="of:=LOOKUP([.J65];[.R$1:.R$10];[.S$1:.S$10])" office:value-type="float" office:value="247" calcext:value-type="float">
            <text:p>247</text:p>
          </table:table-cell>
          <table:table-cell table:formula="of:=CONCATENATE(&quot;p[&quot;;TEXT([.A65];&quot;# ##0&quot;);&quot;] = &quot;;TEXT([.K65];&quot;# ##0&quot;))" office:value-type="string" office:string-value="p[63] = 247" calcext:value-type="string">
            <text:p>p[63] = 24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table:number-columns-repeated="5"/>
          <table:table-cell/>
          <table:table-cell table:style-name="ce109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66];[.R$1:.R$10];[.S$1:.S$10])" office:value-type="float" office:value="0" calcext:value-type="float">
            <text:p>0</text:p>
          </table:table-cell>
          <table:table-cell table:formula="of:=CONCATENATE(&quot;p[&quot;;TEXT([.A66];&quot;# ##0&quot;);&quot;] = &quot;;TEXT([.K66];&quot;# ##0&quot;))" office:value-type="string" office:string-value="p[64] = 0" calcext:value-type="string">
            <text:p>p[64] = 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boolean" office:boolean-value="true" calcext:value-type="boolean">
            <text:p>SANT</text:p>
          </table:table-cell>
          <table:table-cell table:style-name="ce4" table:number-columns-repeated="4"/>
          <table:table-cell/>
          <table:table-cell table:style-name="ce109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67];[.R$1:.R$10];[.S$1:.S$10])" office:value-type="float" office:value="0" calcext:value-type="float">
            <text:p>0</text:p>
          </table:table-cell>
          <table:table-cell table:formula="of:=CONCATENATE(&quot;p[&quot;;TEXT([.A67];&quot;# ##0&quot;);&quot;] = &quot;;TEXT([.K67];&quot;# ##0&quot;))" office:value-type="string" office:string-value="p[65] = 0" calcext:value-type="string">
            <text:p>p[65] = 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/>
          <table:table-cell table:style-name="ce4" office:value-type="boolean" office:boolean-value="true" calcext:value-type="boolean">
            <text:p>SANT</text:p>
          </table:table-cell>
          <table:table-cell table:style-name="ce4" table:number-columns-repeated="3"/>
          <table:table-cell/>
          <table:table-cell table:style-name="ce109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68];[.R$1:.R$10];[.S$1:.S$10])" office:value-type="float" office:value="0" calcext:value-type="float">
            <text:p>0</text:p>
          </table:table-cell>
          <table:table-cell table:formula="of:=CONCATENATE(&quot;p[&quot;;TEXT([.A68];&quot;# ##0&quot;);&quot;] = &quot;;TEXT([.K68];&quot;# ##0&quot;))" office:value-type="string" office:string-value="p[66] = 0" calcext:value-type="string">
            <text:p>p[66] = 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4" office:value-type="boolean" office:boolean-value="true" calcext:value-type="boolean">
            <text:p>SANT</text:p>
          </table:table-cell>
          <table:table-cell table:style-name="ce4" table:number-columns-repeated="3"/>
          <table:table-cell/>
          <table:table-cell table:style-name="ce109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69];[.R$1:.R$10];[.S$1:.S$10])" office:value-type="float" office:value="0" calcext:value-type="float">
            <text:p>0</text:p>
          </table:table-cell>
          <table:table-cell table:formula="of:=CONCATENATE(&quot;p[&quot;;TEXT([.A69];&quot;# ##0&quot;);&quot;] = &quot;;TEXT([.K69];&quot;# ##0&quot;))" office:value-type="string" office:string-value="p[67] = 0" calcext:value-type="string">
            <text:p>p[67] = 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4" table:number-columns-repeated="2"/>
          <table:table-cell table:style-name="ce4" office:value-type="boolean" office:boolean-value="true" calcext:value-type="boolean">
            <text:p>SANT</text:p>
          </table:table-cell>
          <table:table-cell table:style-name="ce4" table:number-columns-repeated="2"/>
          <table:table-cell/>
          <table:table-cell table:style-name="ce110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70];[.R$1:.R$10];[.S$1:.S$10])" office:value-type="float" office:value="0" calcext:value-type="float">
            <text:p>0</text:p>
          </table:table-cell>
          <table:table-cell table:formula="of:=CONCATENATE(&quot;p[&quot;;TEXT([.A70];&quot;# ##0&quot;);&quot;] = &quot;;TEXT([.K70];&quot;# ##0&quot;))" office:value-type="string" office:string-value="p[68] = 0" calcext:value-type="string">
            <text:p>p[68] = 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boolean" office:boolean-value="true" calcext:value-type="boolean">
            <text:p>SANT</text:p>
          </table:table-cell>
          <table:table-cell table:style-name="ce4"/>
          <table:table-cell table:style-name="ce4" office:value-type="boolean" office:boolean-value="true" calcext:value-type="boolean">
            <text:p>SANT</text:p>
          </table:table-cell>
          <table:table-cell table:style-name="ce4" table:number-columns-repeated="2"/>
          <table:table-cell/>
          <table:table-cell table:style-name="ce110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71];[.R$1:.R$10];[.S$1:.S$10])" office:value-type="float" office:value="0" calcext:value-type="float">
            <text:p>0</text:p>
          </table:table-cell>
          <table:table-cell table:formula="of:=CONCATENATE(&quot;p[&quot;;TEXT([.A71];&quot;# ##0&quot;);&quot;] = &quot;;TEXT([.K71];&quot;# ##0&quot;))" office:value-type="string" office:string-value="p[69] = 0" calcext:value-type="string">
            <text:p>p[69] = 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/>
          <table:table-cell table:number-columns-repeated="2" table:style-name="ce4" office:value-type="boolean" office:boolean-value="true" calcext:value-type="boolean">
            <text:p>SANT</text:p>
          </table:table-cell>
          <table:table-cell table:style-name="ce4" table:number-columns-repeated="2"/>
          <table:table-cell/>
          <table:table-cell table:style-name="ce110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72];[.R$1:.R$10];[.S$1:.S$10])" office:value-type="float" office:value="0" calcext:value-type="float">
            <text:p>0</text:p>
          </table:table-cell>
          <table:table-cell table:formula="of:=CONCATENATE(&quot;p[&quot;;TEXT([.A72];&quot;# ##0&quot;);&quot;] = &quot;;TEXT([.K72];&quot;# ##0&quot;))" office:value-type="string" office:string-value="p[70] = 0" calcext:value-type="string">
            <text:p>p[70] = 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table:style-name="ce4" office:value-type="boolean" office:boolean-value="true" calcext:value-type="boolean">
            <text:p>SANT</text:p>
          </table:table-cell>
          <table:table-cell table:style-name="ce4" table:number-columns-repeated="2"/>
          <table:table-cell/>
          <table:table-cell table:style-name="ce110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73];[.R$1:.R$10];[.S$1:.S$10])" office:value-type="float" office:value="0" calcext:value-type="float">
            <text:p>0</text:p>
          </table:table-cell>
          <table:table-cell table:formula="of:=CONCATENATE(&quot;p[&quot;;TEXT([.A73];&quot;# ##0&quot;);&quot;] = &quot;;TEXT([.K73];&quot;# ##0&quot;))" office:value-type="string" office:string-value="p[71] = 0" calcext:value-type="string">
            <text:p>p[71] = 0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table:number-columns-repeated="3"/>
          <table:table-cell table:style-name="ce19" office:value-type="boolean" office:boolean-value="true" calcext:value-type="boolean">
            <text:p>SANT</text:p>
          </table:table-cell>
          <table:table-cell table:style-name="ce4"/>
          <table:table-cell/>
          <table:table-cell table:style-name="ce111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74];[.R$1:.R$10];[.S$1:.S$10])" office:value-type="float" office:value="0" calcext:value-type="float">
            <text:p>0</text:p>
          </table:table-cell>
          <table:table-cell table:formula="of:=CONCATENATE(&quot;p[&quot;;TEXT([.A74];&quot;# ##0&quot;);&quot;] = &quot;;TEXT([.K74];&quot;# ##0&quot;))" office:value-type="string" office:string-value="p[72] = 0" calcext:value-type="string">
            <text:p>p[72] = 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boolean" office:boolean-value="true" calcext:value-type="boolean">
            <text:p>SANT</text:p>
          </table:table-cell>
          <table:table-cell table:style-name="ce4" table:number-columns-repeated="2"/>
          <table:table-cell table:style-name="ce19" office:value-type="boolean" office:boolean-value="true" calcext:value-type="boolean">
            <text:p>SANT</text:p>
          </table:table-cell>
          <table:table-cell table:style-name="ce4"/>
          <table:table-cell/>
          <table:table-cell table:style-name="ce111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75];[.R$1:.R$10];[.S$1:.S$10])" office:value-type="float" office:value="0" calcext:value-type="float">
            <text:p>0</text:p>
          </table:table-cell>
          <table:table-cell table:formula="of:=CONCATENATE(&quot;p[&quot;;TEXT([.A75];&quot;# ##0&quot;);&quot;] = &quot;;TEXT([.K75];&quot;# ##0&quot;))" office:value-type="string" office:string-value="p[73] = 0" calcext:value-type="string">
            <text:p>p[73] = 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4"/>
          <table:table-cell table:style-name="ce4" office:value-type="boolean" office:boolean-value="true" calcext:value-type="boolean">
            <text:p>SANT</text:p>
          </table:table-cell>
          <table:table-cell table:style-name="ce4"/>
          <table:table-cell table:style-name="ce19" office:value-type="boolean" office:boolean-value="true" calcext:value-type="boolean">
            <text:p>SANT</text:p>
          </table:table-cell>
          <table:table-cell table:style-name="ce4"/>
          <table:table-cell/>
          <table:table-cell table:style-name="ce111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76];[.R$1:.R$10];[.S$1:.S$10])" office:value-type="float" office:value="0" calcext:value-type="float">
            <text:p>0</text:p>
          </table:table-cell>
          <table:table-cell table:formula="of:=CONCATENATE(&quot;p[&quot;;TEXT([.A76];&quot;# ##0&quot;);&quot;] = &quot;;TEXT([.K76];&quot;# ##0&quot;))" office:value-type="string" office:string-value="p[74] = 0" calcext:value-type="string">
            <text:p>p[74] = 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table:style-name="ce4" office:value-type="boolean" office:boolean-value="true" calcext:value-type="boolean">
            <text:p>SANT</text:p>
          </table:table-cell>
          <table:table-cell table:style-name="ce4"/>
          <table:table-cell table:style-name="ce19" office:value-type="boolean" office:boolean-value="true" calcext:value-type="boolean">
            <text:p>SANT</text:p>
          </table:table-cell>
          <table:table-cell table:style-name="ce4"/>
          <table:table-cell/>
          <table:table-cell table:style-name="ce111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77];[.R$1:.R$10];[.S$1:.S$10])" office:value-type="float" office:value="0" calcext:value-type="float">
            <text:p>0</text:p>
          </table:table-cell>
          <table:table-cell table:formula="of:=CONCATENATE(&quot;p[&quot;;TEXT([.A77];&quot;# ##0&quot;);&quot;] = &quot;;TEXT([.K77];&quot;# ##0&quot;))" office:value-type="string" office:string-value="p[75] = 0" calcext:value-type="string">
            <text:p>p[75] = 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boolean" office:boolean-value="true" calcext:value-type="boolean">
            <text:p>SANT</text:p>
          </table:table-cell>
          <table:table-cell table:style-name="ce20" office:value-type="boolean" office:boolean-value="true" calcext:value-type="boolean">
            <text:p>SANT</text:p>
          </table:table-cell>
          <table:table-cell table:style-name="ce4"/>
          <table:table-cell/>
          <table:table-cell table:style-name="ce112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78];[.R$1:.R$10];[.S$1:.S$10])" office:value-type="float" office:value="0" calcext:value-type="float">
            <text:p>0</text:p>
          </table:table-cell>
          <table:table-cell table:formula="of:=CONCATENATE(&quot;p[&quot;;TEXT([.A78];&quot;# ##0&quot;);&quot;] = &quot;;TEXT([.K78];&quot;# ##0&quot;))" office:value-type="string" office:string-value="p[76] = 0" calcext:value-type="string">
            <text:p>p[76] = 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4" office:value-type="boolean" office:boolean-value="true" calcext:value-type="boolean">
            <text:p>SANT</text:p>
          </table:table-cell>
          <table:table-cell table:style-name="ce4"/>
          <table:table-cell table:style-name="ce4" office:value-type="boolean" office:boolean-value="true" calcext:value-type="boolean">
            <text:p>SANT</text:p>
          </table:table-cell>
          <table:table-cell table:style-name="ce20" office:value-type="boolean" office:boolean-value="true" calcext:value-type="boolean">
            <text:p>SANT</text:p>
          </table:table-cell>
          <table:table-cell table:style-name="ce4"/>
          <table:table-cell/>
          <table:table-cell table:style-name="ce112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79];[.R$1:.R$10];[.S$1:.S$10])" office:value-type="float" office:value="0" calcext:value-type="float">
            <text:p>0</text:p>
          </table:table-cell>
          <table:table-cell table:formula="of:=CONCATENATE(&quot;p[&quot;;TEXT([.A79];&quot;# ##0&quot;);&quot;] = &quot;;TEXT([.K79];&quot;# ##0&quot;))" office:value-type="string" office:string-value="p[77] = 0" calcext:value-type="string">
            <text:p>p[77] = 0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/>
          <table:table-cell table:number-columns-repeated="2" table:style-name="ce4" office:value-type="boolean" office:boolean-value="true" calcext:value-type="boolean">
            <text:p>SANT</text:p>
          </table:table-cell>
          <table:table-cell table:style-name="ce20" office:value-type="boolean" office:boolean-value="true" calcext:value-type="boolean">
            <text:p>SANT</text:p>
          </table:table-cell>
          <table:table-cell table:style-name="ce4"/>
          <table:table-cell/>
          <table:table-cell table:style-name="ce112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80];[.R$1:.R$10];[.S$1:.S$10])" office:value-type="float" office:value="0" calcext:value-type="float">
            <text:p>0</text:p>
          </table:table-cell>
          <table:table-cell table:formula="of:=CONCATENATE(&quot;p[&quot;;TEXT([.A80];&quot;# ##0&quot;);&quot;] = &quot;;TEXT([.K80];&quot;# ##0&quot;))" office:value-type="string" office:string-value="p[78] = 0" calcext:value-type="string">
            <text:p>p[78] = 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table:style-name="ce4" office:value-type="boolean" office:boolean-value="true" calcext:value-type="boolean">
            <text:p>SANT</text:p>
          </table:table-cell>
          <table:table-cell table:style-name="ce20" office:value-type="boolean" office:boolean-value="true" calcext:value-type="boolean">
            <text:p>SANT</text:p>
          </table:table-cell>
          <table:table-cell table:style-name="ce4"/>
          <table:table-cell/>
          <table:table-cell table:style-name="ce112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81];[.R$1:.R$10];[.S$1:.S$10])" office:value-type="float" office:value="0" calcext:value-type="float">
            <text:p>0</text:p>
          </table:table-cell>
          <table:table-cell table:formula="of:=CONCATENATE(&quot;p[&quot;;TEXT([.A81];&quot;# ##0&quot;);&quot;] = &quot;;TEXT([.K81];&quot;# ##0&quot;))" office:value-type="string" office:string-value="p[79] = 0" calcext:value-type="string">
            <text:p>p[79] = 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table:number-columns-repeated="4"/>
          <table:table-cell table:style-name="ce51" office:value-type="boolean" office:boolean-value="true" calcext:value-type="boolean">
            <text:p>SANT</text:p>
          </table:table-cell>
          <table:table-cell/>
          <table:table-cell table:style-name="ce113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82];[.R$1:.R$10];[.S$1:.S$10])" office:value-type="float" office:value="0" calcext:value-type="float">
            <text:p>0</text:p>
          </table:table-cell>
          <table:table-cell table:formula="of:=CONCATENATE(&quot;p[&quot;;TEXT([.A82];&quot;# ##0&quot;);&quot;] = &quot;;TEXT([.K82];&quot;# ##0&quot;))" office:value-type="string" office:string-value="p[80] = 0" calcext:value-type="string">
            <text:p>p[80] = 0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boolean" office:boolean-value="true" calcext:value-type="boolean">
            <text:p>SANT</text:p>
          </table:table-cell>
          <table:table-cell table:style-name="ce4" table:number-columns-repeated="3"/>
          <table:table-cell table:style-name="ce51" office:value-type="boolean" office:boolean-value="true" calcext:value-type="boolean">
            <text:p>SANT</text:p>
          </table:table-cell>
          <table:table-cell/>
          <table:table-cell table:style-name="ce113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83];[.R$1:.R$10];[.S$1:.S$10])" office:value-type="float" office:value="0" calcext:value-type="float">
            <text:p>0</text:p>
          </table:table-cell>
          <table:table-cell table:formula="of:=CONCATENATE(&quot;p[&quot;;TEXT([.A83];&quot;# ##0&quot;);&quot;] = &quot;;TEXT([.K83];&quot;# ##0&quot;))" office:value-type="string" office:string-value="p[81] = 0" calcext:value-type="string">
            <text:p>p[81] = 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/>
          <table:table-cell table:style-name="ce4" office:value-type="boolean" office:boolean-value="true" calcext:value-type="boolean">
            <text:p>SANT</text:p>
          </table:table-cell>
          <table:table-cell table:style-name="ce4" table:number-columns-repeated="2"/>
          <table:table-cell table:style-name="ce51" office:value-type="boolean" office:boolean-value="true" calcext:value-type="boolean">
            <text:p>SANT</text:p>
          </table:table-cell>
          <table:table-cell/>
          <table:table-cell table:style-name="ce113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84];[.R$1:.R$10];[.S$1:.S$10])" office:value-type="float" office:value="0" calcext:value-type="float">
            <text:p>0</text:p>
          </table:table-cell>
          <table:table-cell table:formula="of:=CONCATENATE(&quot;p[&quot;;TEXT([.A84];&quot;# ##0&quot;);&quot;] = &quot;;TEXT([.K84];&quot;# ##0&quot;))" office:value-type="string" office:string-value="p[82] = 0" calcext:value-type="string">
            <text:p>p[82] = 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table:style-name="ce4" office:value-type="boolean" office:boolean-value="true" calcext:value-type="boolean">
            <text:p>SANT</text:p>
          </table:table-cell>
          <table:table-cell table:style-name="ce4" table:number-columns-repeated="2"/>
          <table:table-cell table:style-name="ce51" office:value-type="boolean" office:boolean-value="true" calcext:value-type="boolean">
            <text:p>SANT</text:p>
          </table:table-cell>
          <table:table-cell/>
          <table:table-cell table:style-name="ce113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85];[.R$1:.R$10];[.S$1:.S$10])" office:value-type="float" office:value="0" calcext:value-type="float">
            <text:p>0</text:p>
          </table:table-cell>
          <table:table-cell table:formula="of:=CONCATENATE(&quot;p[&quot;;TEXT([.A85];&quot;# ##0&quot;);&quot;] = &quot;;TEXT([.K85];&quot;# ##0&quot;))" office:value-type="string" office:string-value="p[83] = 0" calcext:value-type="string">
            <text:p>p[83] = 0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boolean" office:boolean-value="true" calcext:value-type="boolean">
            <text:p>SANT</text:p>
          </table:table-cell>
          <table:table-cell table:style-name="ce4"/>
          <table:table-cell table:style-name="ce52" office:value-type="boolean" office:boolean-value="true" calcext:value-type="boolean">
            <text:p>SANT</text:p>
          </table:table-cell>
          <table:table-cell/>
          <table:table-cell table:style-name="ce114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86];[.R$1:.R$10];[.S$1:.S$10])" office:value-type="float" office:value="0" calcext:value-type="float">
            <text:p>0</text:p>
          </table:table-cell>
          <table:table-cell table:formula="of:=CONCATENATE(&quot;p[&quot;;TEXT([.A86];&quot;# ##0&quot;);&quot;] = &quot;;TEXT([.K86];&quot;# ##0&quot;))" office:value-type="string" office:string-value="p[84] = 0" calcext:value-type="string">
            <text:p>p[84] = 0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boolean" office:boolean-value="true" calcext:value-type="boolean">
            <text:p>SANT</text:p>
          </table:table-cell>
          <table:table-cell table:style-name="ce4"/>
          <table:table-cell table:style-name="ce4" office:value-type="boolean" office:boolean-value="true" calcext:value-type="boolean">
            <text:p>SANT</text:p>
          </table:table-cell>
          <table:table-cell table:style-name="ce4"/>
          <table:table-cell table:style-name="ce52" office:value-type="boolean" office:boolean-value="true" calcext:value-type="boolean">
            <text:p>SANT</text:p>
          </table:table-cell>
          <table:table-cell/>
          <table:table-cell table:style-name="ce114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87];[.R$1:.R$10];[.S$1:.S$10])" office:value-type="float" office:value="0" calcext:value-type="float">
            <text:p>0</text:p>
          </table:table-cell>
          <table:table-cell table:formula="of:=CONCATENATE(&quot;p[&quot;;TEXT([.A87];&quot;# ##0&quot;);&quot;] = &quot;;TEXT([.K87];&quot;# ##0&quot;))" office:value-type="string" office:string-value="p[85] = 0" calcext:value-type="string">
            <text:p>p[85] = 0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4"/>
          <table:table-cell table:number-columns-repeated="2" table:style-name="ce4" office:value-type="boolean" office:boolean-value="true" calcext:value-type="boolean">
            <text:p>SANT</text:p>
          </table:table-cell>
          <table:table-cell table:style-name="ce4"/>
          <table:table-cell table:style-name="ce52" office:value-type="boolean" office:boolean-value="true" calcext:value-type="boolean">
            <text:p>SANT</text:p>
          </table:table-cell>
          <table:table-cell/>
          <table:table-cell table:style-name="ce114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88];[.R$1:.R$10];[.S$1:.S$10])" office:value-type="float" office:value="0" calcext:value-type="float">
            <text:p>0</text:p>
          </table:table-cell>
          <table:table-cell table:formula="of:=CONCATENATE(&quot;p[&quot;;TEXT([.A88];&quot;# ##0&quot;);&quot;] = &quot;;TEXT([.K88];&quot;# ##0&quot;))" office:value-type="string" office:string-value="p[86] = 0" calcext:value-type="string">
            <text:p>p[86] = 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table:style-name="ce4" office:value-type="boolean" office:boolean-value="true" calcext:value-type="boolean">
            <text:p>SANT</text:p>
          </table:table-cell>
          <table:table-cell table:style-name="ce4"/>
          <table:table-cell table:style-name="ce52" office:value-type="boolean" office:boolean-value="true" calcext:value-type="boolean">
            <text:p>SANT</text:p>
          </table:table-cell>
          <table:table-cell/>
          <table:table-cell table:style-name="ce114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89];[.R$1:.R$10];[.S$1:.S$10])" office:value-type="float" office:value="0" calcext:value-type="float">
            <text:p>0</text:p>
          </table:table-cell>
          <table:table-cell table:formula="of:=CONCATENATE(&quot;p[&quot;;TEXT([.A89];&quot;# ##0&quot;);&quot;] = &quot;;TEXT([.K89];&quot;# ##0&quot;))" office:value-type="string" office:string-value="p[87] = 0" calcext:value-type="string">
            <text:p>p[87] = 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table:number-columns-repeated="3"/>
          <table:table-cell table:style-name="ce21" office:value-type="boolean" office:boolean-value="true" calcext:value-type="boolean">
            <text:p>SANT</text:p>
          </table:table-cell>
          <table:table-cell table:style-name="ce53" office:value-type="boolean" office:boolean-value="true" calcext:value-type="boolean">
            <text:p>SANT</text:p>
          </table:table-cell>
          <table:table-cell/>
          <table:table-cell table:style-name="ce115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90];[.R$1:.R$10];[.S$1:.S$10])" office:value-type="float" office:value="0" calcext:value-type="float">
            <text:p>0</text:p>
          </table:table-cell>
          <table:table-cell table:formula="of:=CONCATENATE(&quot;p[&quot;;TEXT([.A90];&quot;# ##0&quot;);&quot;] = &quot;;TEXT([.K90];&quot;# ##0&quot;))" office:value-type="string" office:string-value="p[88] = 0" calcext:value-type="string">
            <text:p>p[88] = 0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4" office:value-type="boolean" office:boolean-value="true" calcext:value-type="boolean">
            <text:p>SANT</text:p>
          </table:table-cell>
          <table:table-cell table:style-name="ce4" table:number-columns-repeated="2"/>
          <table:table-cell table:style-name="ce21" office:value-type="boolean" office:boolean-value="true" calcext:value-type="boolean">
            <text:p>SANT</text:p>
          </table:table-cell>
          <table:table-cell table:style-name="ce53" office:value-type="boolean" office:boolean-value="true" calcext:value-type="boolean">
            <text:p>SANT</text:p>
          </table:table-cell>
          <table:table-cell/>
          <table:table-cell table:style-name="ce115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91];[.R$1:.R$10];[.S$1:.S$10])" office:value-type="float" office:value="0" calcext:value-type="float">
            <text:p>0</text:p>
          </table:table-cell>
          <table:table-cell table:formula="of:=CONCATENATE(&quot;p[&quot;;TEXT([.A91];&quot;# ##0&quot;);&quot;] = &quot;;TEXT([.K91];&quot;# ##0&quot;))" office:value-type="string" office:string-value="p[89] = 0" calcext:value-type="string">
            <text:p>p[89] = 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/>
          <table:table-cell table:style-name="ce4" office:value-type="boolean" office:boolean-value="true" calcext:value-type="boolean">
            <text:p>SANT</text:p>
          </table:table-cell>
          <table:table-cell table:style-name="ce4"/>
          <table:table-cell table:style-name="ce21" office:value-type="boolean" office:boolean-value="true" calcext:value-type="boolean">
            <text:p>SANT</text:p>
          </table:table-cell>
          <table:table-cell table:style-name="ce53" office:value-type="boolean" office:boolean-value="true" calcext:value-type="boolean">
            <text:p>SANT</text:p>
          </table:table-cell>
          <table:table-cell/>
          <table:table-cell table:style-name="ce115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92];[.R$1:.R$10];[.S$1:.S$10])" office:value-type="float" office:value="0" calcext:value-type="float">
            <text:p>0</text:p>
          </table:table-cell>
          <table:table-cell table:formula="of:=CONCATENATE(&quot;p[&quot;;TEXT([.A92];&quot;# ##0&quot;);&quot;] = &quot;;TEXT([.K92];&quot;# ##0&quot;))" office:value-type="string" office:string-value="p[90] = 0" calcext:value-type="string">
            <text:p>p[90] = 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ce4" office:value-type="boolean" office:boolean-value="true" calcext:value-type="boolean">
            <text:p>SANT</text:p>
          </table:table-cell>
          <table:table-cell table:style-name="ce4"/>
          <table:table-cell table:style-name="ce21" office:value-type="boolean" office:boolean-value="true" calcext:value-type="boolean">
            <text:p>SANT</text:p>
          </table:table-cell>
          <table:table-cell table:style-name="ce53" office:value-type="boolean" office:boolean-value="true" calcext:value-type="boolean">
            <text:p>SANT</text:p>
          </table:table-cell>
          <table:table-cell/>
          <table:table-cell table:style-name="ce115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93];[.R$1:.R$10];[.S$1:.S$10])" office:value-type="float" office:value="0" calcext:value-type="float">
            <text:p>0</text:p>
          </table:table-cell>
          <table:table-cell table:formula="of:=CONCATENATE(&quot;p[&quot;;TEXT([.A93];&quot;# ##0&quot;);&quot;] = &quot;;TEXT([.K93];&quot;# ##0&quot;))" office:value-type="string" office:string-value="p[91] = 0" calcext:value-type="string">
            <text:p>p[91] = 0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4" table:number-columns-repeated="2"/>
          <table:table-cell table:style-name="ce4" office:value-type="boolean" office:boolean-value="true" calcext:value-type="boolean">
            <text:p>SANT</text:p>
          </table:table-cell>
          <table:table-cell table:style-name="ce22" office:value-type="boolean" office:boolean-value="true" calcext:value-type="boolean">
            <text:p>SANT</text:p>
          </table:table-cell>
          <table:table-cell table:style-name="ce54" office:value-type="boolean" office:boolean-value="true" calcext:value-type="boolean">
            <text:p>SANT</text:p>
          </table:table-cell>
          <table:table-cell/>
          <table:table-cell table:style-name="ce116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94];[.R$1:.R$10];[.S$1:.S$10])" office:value-type="float" office:value="0" calcext:value-type="float">
            <text:p>0</text:p>
          </table:table-cell>
          <table:table-cell table:formula="of:=CONCATENATE(&quot;p[&quot;;TEXT([.A94];&quot;# ##0&quot;);&quot;] = &quot;;TEXT([.K94];&quot;# ##0&quot;))" office:value-type="string" office:string-value="p[92] = 0" calcext:value-type="string">
            <text:p>p[92] = 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boolean" office:boolean-value="true" calcext:value-type="boolean">
            <text:p>SANT</text:p>
          </table:table-cell>
          <table:table-cell table:style-name="ce4"/>
          <table:table-cell table:style-name="ce4" office:value-type="boolean" office:boolean-value="true" calcext:value-type="boolean">
            <text:p>SANT</text:p>
          </table:table-cell>
          <table:table-cell table:style-name="ce22" office:value-type="boolean" office:boolean-value="true" calcext:value-type="boolean">
            <text:p>SANT</text:p>
          </table:table-cell>
          <table:table-cell table:style-name="ce54" office:value-type="boolean" office:boolean-value="true" calcext:value-type="boolean">
            <text:p>SANT</text:p>
          </table:table-cell>
          <table:table-cell/>
          <table:table-cell table:style-name="ce116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95];[.R$1:.R$10];[.S$1:.S$10])" office:value-type="float" office:value="0" calcext:value-type="float">
            <text:p>0</text:p>
          </table:table-cell>
          <table:table-cell table:formula="of:=CONCATENATE(&quot;p[&quot;;TEXT([.A95];&quot;# ##0&quot;);&quot;] = &quot;;TEXT([.K95];&quot;# ##0&quot;))" office:value-type="string" office:string-value="p[93] = 0" calcext:value-type="string">
            <text:p>p[93] = 0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/>
          <table:table-cell table:number-columns-repeated="2" table:style-name="ce4" office:value-type="boolean" office:boolean-value="true" calcext:value-type="boolean">
            <text:p>SANT</text:p>
          </table:table-cell>
          <table:table-cell table:style-name="ce22" office:value-type="boolean" office:boolean-value="true" calcext:value-type="boolean">
            <text:p>SANT</text:p>
          </table:table-cell>
          <table:table-cell table:style-name="ce54" office:value-type="boolean" office:boolean-value="true" calcext:value-type="boolean">
            <text:p>SANT</text:p>
          </table:table-cell>
          <table:table-cell/>
          <table:table-cell table:style-name="ce116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96];[.R$1:.R$10];[.S$1:.S$10])" office:value-type="float" office:value="0" calcext:value-type="float">
            <text:p>0</text:p>
          </table:table-cell>
          <table:table-cell table:formula="of:=CONCATENATE(&quot;p[&quot;;TEXT([.A96];&quot;# ##0&quot;);&quot;] = &quot;;TEXT([.K96];&quot;# ##0&quot;))" office:value-type="string" office:string-value="p[94] = 0" calcext:value-type="string">
            <text:p>p[94] = 0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table:style-name="ce4" office:value-type="boolean" office:boolean-value="true" calcext:value-type="boolean">
            <text:p>SANT</text:p>
          </table:table-cell>
          <table:table-cell table:style-name="ce22" office:value-type="boolean" office:boolean-value="true" calcext:value-type="boolean">
            <text:p>SANT</text:p>
          </table:table-cell>
          <table:table-cell table:style-name="ce54" office:value-type="boolean" office:boolean-value="true" calcext:value-type="boolean">
            <text:p>SANT</text:p>
          </table:table-cell>
          <table:table-cell/>
          <table:table-cell table:style-name="ce116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97];[.R$1:.R$10];[.S$1:.S$10])" office:value-type="float" office:value="0" calcext:value-type="float">
            <text:p>0</text:p>
          </table:table-cell>
          <table:table-cell table:formula="of:=CONCATENATE(&quot;p[&quot;;TEXT([.A97];&quot;# ##0&quot;);&quot;] = &quot;;TEXT([.K97];&quot;# ##0&quot;))" office:value-type="string" office:string-value="p[95] = 0" calcext:value-type="string">
            <text:p>p[95] = 0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table:number-columns-repeated="5"/>
          <table:table-cell table:style-name="ce83" office:value-type="boolean" office:boolean-value="true" calcext:value-type="boolean">
            <text:p>SANT</text:p>
          </table:table-cell>
          <table:table-cell table:style-name="ce117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98];[.R$1:.R$10];[.S$1:.S$10])" office:value-type="float" office:value="0" calcext:value-type="float">
            <text:p>0</text:p>
          </table:table-cell>
          <table:table-cell table:formula="of:=CONCATENATE(&quot;p[&quot;;TEXT([.A98];&quot;# ##0&quot;);&quot;] = &quot;;TEXT([.K98];&quot;# ##0&quot;))" office:value-type="string" office:string-value="p[96] = 0" calcext:value-type="string">
            <text:p>p[96] = 0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" office:value-type="boolean" office:boolean-value="true" calcext:value-type="boolean">
            <text:p>SANT</text:p>
          </table:table-cell>
          <table:table-cell table:style-name="ce5" table:number-columns-repeated="4"/>
          <table:table-cell table:style-name="ce83" office:value-type="boolean" office:boolean-value="true" calcext:value-type="boolean">
            <text:p>SANT</text:p>
          </table:table-cell>
          <table:table-cell table:style-name="ce117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99];[.R$1:.R$10];[.S$1:.S$10])" office:value-type="float" office:value="0" calcext:value-type="float">
            <text:p>0</text:p>
          </table:table-cell>
          <table:table-cell table:formula="of:=CONCATENATE(&quot;p[&quot;;TEXT([.A99];&quot;# ##0&quot;);&quot;] = &quot;;TEXT([.K99];&quot;# ##0&quot;))" office:value-type="string" office:string-value="p[97] = 0" calcext:value-type="string">
            <text:p>p[97] = 0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"/>
          <table:table-cell table:style-name="ce5" office:value-type="boolean" office:boolean-value="true" calcext:value-type="boolean">
            <text:p>SANT</text:p>
          </table:table-cell>
          <table:table-cell table:style-name="ce5" table:number-columns-repeated="3"/>
          <table:table-cell table:style-name="ce83" office:value-type="boolean" office:boolean-value="true" calcext:value-type="boolean">
            <text:p>SANT</text:p>
          </table:table-cell>
          <table:table-cell table:style-name="ce117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00];[.R$1:.R$10];[.S$1:.S$10])" office:value-type="float" office:value="0" calcext:value-type="float">
            <text:p>0</text:p>
          </table:table-cell>
          <table:table-cell table:formula="of:=CONCATENATE(&quot;p[&quot;;TEXT([.A100];&quot;# ##0&quot;);&quot;] = &quot;;TEXT([.K100];&quot;# ##0&quot;))" office:value-type="string" office:string-value="p[98] = 0" calcext:value-type="string">
            <text:p>p[98] = 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5" office:value-type="boolean" office:boolean-value="true" calcext:value-type="boolean">
            <text:p>SANT</text:p>
          </table:table-cell>
          <table:table-cell table:style-name="ce5" table:number-columns-repeated="3"/>
          <table:table-cell table:style-name="ce83" office:value-type="boolean" office:boolean-value="true" calcext:value-type="boolean">
            <text:p>SANT</text:p>
          </table:table-cell>
          <table:table-cell table:style-name="ce117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01];[.R$1:.R$10];[.S$1:.S$10])" office:value-type="float" office:value="0" calcext:value-type="float">
            <text:p>0</text:p>
          </table:table-cell>
          <table:table-cell table:formula="of:=CONCATENATE(&quot;p[&quot;;TEXT([.A101];&quot;# ##0&quot;);&quot;] = &quot;;TEXT([.K101];&quot;# ##0&quot;))" office:value-type="string" office:string-value="p[99] = 0" calcext:value-type="string">
            <text:p>p[99] = 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table:number-columns-repeated="2"/>
          <table:table-cell table:style-name="ce5" office:value-type="boolean" office:boolean-value="true" calcext:value-type="boolean">
            <text:p>SANT</text:p>
          </table:table-cell>
          <table:table-cell table:style-name="ce5" table:number-columns-repeated="2"/>
          <table:table-cell table:style-name="ce84" office:value-type="boolean" office:boolean-value="true" calcext:value-type="boolean">
            <text:p>SANT</text:p>
          </table:table-cell>
          <table:table-cell table:style-name="ce118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02];[.R$1:.R$10];[.S$1:.S$10])" office:value-type="float" office:value="0" calcext:value-type="float">
            <text:p>0</text:p>
          </table:table-cell>
          <table:table-cell table:formula="of:=CONCATENATE(&quot;p[&quot;;TEXT([.A102];&quot;# ##0&quot;);&quot;] = &quot;;TEXT([.K102];&quot;# ##0&quot;))" office:value-type="string" office:string-value="p[100] = 0" calcext:value-type="string">
            <text:p>p[100] = 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5" office:value-type="boolean" office:boolean-value="true" calcext:value-type="boolean">
            <text:p>SANT</text:p>
          </table:table-cell>
          <table:table-cell table:style-name="ce5"/>
          <table:table-cell table:style-name="ce5" office:value-type="boolean" office:boolean-value="true" calcext:value-type="boolean">
            <text:p>SANT</text:p>
          </table:table-cell>
          <table:table-cell table:style-name="ce5" table:number-columns-repeated="2"/>
          <table:table-cell table:style-name="ce84" office:value-type="boolean" office:boolean-value="true" calcext:value-type="boolean">
            <text:p>SANT</text:p>
          </table:table-cell>
          <table:table-cell table:style-name="ce118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03];[.R$1:.R$10];[.S$1:.S$10])" office:value-type="float" office:value="0" calcext:value-type="float">
            <text:p>0</text:p>
          </table:table-cell>
          <table:table-cell table:formula="of:=CONCATENATE(&quot;p[&quot;;TEXT([.A103];&quot;# ##0&quot;);&quot;] = &quot;;TEXT([.K103];&quot;# ##0&quot;))" office:value-type="string" office:string-value="p[101] = 0" calcext:value-type="string">
            <text:p>p[101] = 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5"/>
          <table:table-cell table:number-columns-repeated="2" table:style-name="ce5" office:value-type="boolean" office:boolean-value="true" calcext:value-type="boolean">
            <text:p>SANT</text:p>
          </table:table-cell>
          <table:table-cell table:style-name="ce5" table:number-columns-repeated="2"/>
          <table:table-cell table:style-name="ce84" office:value-type="boolean" office:boolean-value="true" calcext:value-type="boolean">
            <text:p>SANT</text:p>
          </table:table-cell>
          <table:table-cell table:style-name="ce118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04];[.R$1:.R$10];[.S$1:.S$10])" office:value-type="float" office:value="0" calcext:value-type="float">
            <text:p>0</text:p>
          </table:table-cell>
          <table:table-cell table:formula="of:=CONCATENATE(&quot;p[&quot;;TEXT([.A104];&quot;# ##0&quot;);&quot;] = &quot;;TEXT([.K104];&quot;# ##0&quot;))" office:value-type="string" office:string-value="p[102] = 0" calcext:value-type="string">
            <text:p>p[102] = 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table:style-name="ce5" office:value-type="boolean" office:boolean-value="true" calcext:value-type="boolean">
            <text:p>SANT</text:p>
          </table:table-cell>
          <table:table-cell table:style-name="ce5" table:number-columns-repeated="2"/>
          <table:table-cell table:style-name="ce84" office:value-type="boolean" office:boolean-value="true" calcext:value-type="boolean">
            <text:p>SANT</text:p>
          </table:table-cell>
          <table:table-cell table:style-name="ce118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05];[.R$1:.R$10];[.S$1:.S$10])" office:value-type="float" office:value="0" calcext:value-type="float">
            <text:p>0</text:p>
          </table:table-cell>
          <table:table-cell table:formula="of:=CONCATENATE(&quot;p[&quot;;TEXT([.A105];&quot;# ##0&quot;);&quot;] = &quot;;TEXT([.K105];&quot;# ##0&quot;))" office:value-type="string" office:string-value="p[103] = 0" calcext:value-type="string">
            <text:p>p[103] = 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5" table:number-columns-repeated="3"/>
          <table:table-cell table:style-name="ce23" office:value-type="boolean" office:boolean-value="true" calcext:value-type="boolean">
            <text:p>SANT</text:p>
          </table:table-cell>
          <table:table-cell table:style-name="ce5"/>
          <table:table-cell table:style-name="ce85" office:value-type="boolean" office:boolean-value="true" calcext:value-type="boolean">
            <text:p>SANT</text:p>
          </table:table-cell>
          <table:table-cell table:style-name="ce119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06];[.R$1:.R$10];[.S$1:.S$10])" office:value-type="float" office:value="0" calcext:value-type="float">
            <text:p>0</text:p>
          </table:table-cell>
          <table:table-cell table:formula="of:=CONCATENATE(&quot;p[&quot;;TEXT([.A106];&quot;# ##0&quot;);&quot;] = &quot;;TEXT([.K106];&quot;# ##0&quot;))" office:value-type="string" office:string-value="p[104] = 0" calcext:value-type="string">
            <text:p>p[104] = 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5" office:value-type="boolean" office:boolean-value="true" calcext:value-type="boolean">
            <text:p>SANT</text:p>
          </table:table-cell>
          <table:table-cell table:style-name="ce5" table:number-columns-repeated="2"/>
          <table:table-cell table:style-name="ce23" office:value-type="boolean" office:boolean-value="true" calcext:value-type="boolean">
            <text:p>SANT</text:p>
          </table:table-cell>
          <table:table-cell table:style-name="ce5"/>
          <table:table-cell table:style-name="ce85" office:value-type="boolean" office:boolean-value="true" calcext:value-type="boolean">
            <text:p>SANT</text:p>
          </table:table-cell>
          <table:table-cell table:style-name="ce119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07];[.R$1:.R$10];[.S$1:.S$10])" office:value-type="float" office:value="0" calcext:value-type="float">
            <text:p>0</text:p>
          </table:table-cell>
          <table:table-cell table:formula="of:=CONCATENATE(&quot;p[&quot;;TEXT([.A107];&quot;# ##0&quot;);&quot;] = &quot;;TEXT([.K107];&quot;# ##0&quot;))" office:value-type="string" office:string-value="p[105] = 0" calcext:value-type="string">
            <text:p>p[105] = 0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5"/>
          <table:table-cell table:style-name="ce5" office:value-type="boolean" office:boolean-value="true" calcext:value-type="boolean">
            <text:p>SANT</text:p>
          </table:table-cell>
          <table:table-cell table:style-name="ce5"/>
          <table:table-cell table:style-name="ce23" office:value-type="boolean" office:boolean-value="true" calcext:value-type="boolean">
            <text:p>SANT</text:p>
          </table:table-cell>
          <table:table-cell table:style-name="ce5"/>
          <table:table-cell table:style-name="ce85" office:value-type="boolean" office:boolean-value="true" calcext:value-type="boolean">
            <text:p>SANT</text:p>
          </table:table-cell>
          <table:table-cell table:style-name="ce119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08];[.R$1:.R$10];[.S$1:.S$10])" office:value-type="float" office:value="0" calcext:value-type="float">
            <text:p>0</text:p>
          </table:table-cell>
          <table:table-cell table:formula="of:=CONCATENATE(&quot;p[&quot;;TEXT([.A108];&quot;# ##0&quot;);&quot;] = &quot;;TEXT([.K108];&quot;# ##0&quot;))" office:value-type="string" office:string-value="p[106] = 0" calcext:value-type="string">
            <text:p>p[106] = 0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table:style-name="ce5" office:value-type="boolean" office:boolean-value="true" calcext:value-type="boolean">
            <text:p>SANT</text:p>
          </table:table-cell>
          <table:table-cell table:style-name="ce5"/>
          <table:table-cell table:style-name="ce23" office:value-type="boolean" office:boolean-value="true" calcext:value-type="boolean">
            <text:p>SANT</text:p>
          </table:table-cell>
          <table:table-cell table:style-name="ce5"/>
          <table:table-cell table:style-name="ce85" office:value-type="boolean" office:boolean-value="true" calcext:value-type="boolean">
            <text:p>SANT</text:p>
          </table:table-cell>
          <table:table-cell table:style-name="ce119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09];[.R$1:.R$10];[.S$1:.S$10])" office:value-type="float" office:value="0" calcext:value-type="float">
            <text:p>0</text:p>
          </table:table-cell>
          <table:table-cell table:formula="of:=CONCATENATE(&quot;p[&quot;;TEXT([.A109];&quot;# ##0&quot;);&quot;] = &quot;;TEXT([.K109];&quot;# ##0&quot;))" office:value-type="string" office:string-value="p[107] = 0" calcext:value-type="string">
            <text:p>p[107] = 0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5" table:number-columns-repeated="2"/>
          <table:table-cell table:style-name="ce5" office:value-type="boolean" office:boolean-value="true" calcext:value-type="boolean">
            <text:p>SANT</text:p>
          </table:table-cell>
          <table:table-cell table:style-name="ce24" office:value-type="boolean" office:boolean-value="true" calcext:value-type="boolean">
            <text:p>SANT</text:p>
          </table:table-cell>
          <table:table-cell table:style-name="ce5"/>
          <table:table-cell table:style-name="ce86" office:value-type="boolean" office:boolean-value="true" calcext:value-type="boolean">
            <text:p>SANT</text:p>
          </table:table-cell>
          <table:table-cell table:style-name="ce120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10];[.R$1:.R$10];[.S$1:.S$10])" office:value-type="float" office:value="0" calcext:value-type="float">
            <text:p>0</text:p>
          </table:table-cell>
          <table:table-cell table:formula="of:=CONCATENATE(&quot;p[&quot;;TEXT([.A110];&quot;# ##0&quot;);&quot;] = &quot;;TEXT([.K110];&quot;# ##0&quot;))" office:value-type="string" office:string-value="p[108] = 0" calcext:value-type="string">
            <text:p>p[108] = 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5" office:value-type="boolean" office:boolean-value="true" calcext:value-type="boolean">
            <text:p>SANT</text:p>
          </table:table-cell>
          <table:table-cell table:style-name="ce5"/>
          <table:table-cell table:style-name="ce5" office:value-type="boolean" office:boolean-value="true" calcext:value-type="boolean">
            <text:p>SANT</text:p>
          </table:table-cell>
          <table:table-cell table:style-name="ce24" office:value-type="boolean" office:boolean-value="true" calcext:value-type="boolean">
            <text:p>SANT</text:p>
          </table:table-cell>
          <table:table-cell table:style-name="ce5"/>
          <table:table-cell table:style-name="ce86" office:value-type="boolean" office:boolean-value="true" calcext:value-type="boolean">
            <text:p>SANT</text:p>
          </table:table-cell>
          <table:table-cell table:style-name="ce120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11];[.R$1:.R$10];[.S$1:.S$10])" office:value-type="float" office:value="0" calcext:value-type="float">
            <text:p>0</text:p>
          </table:table-cell>
          <table:table-cell table:formula="of:=CONCATENATE(&quot;p[&quot;;TEXT([.A111];&quot;# ##0&quot;);&quot;] = &quot;;TEXT([.K111];&quot;# ##0&quot;))" office:value-type="string" office:string-value="p[109] = 0" calcext:value-type="string">
            <text:p>p[109] = 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5"/>
          <table:table-cell table:number-columns-repeated="2" table:style-name="ce5" office:value-type="boolean" office:boolean-value="true" calcext:value-type="boolean">
            <text:p>SANT</text:p>
          </table:table-cell>
          <table:table-cell table:style-name="ce24" office:value-type="boolean" office:boolean-value="true" calcext:value-type="boolean">
            <text:p>SANT</text:p>
          </table:table-cell>
          <table:table-cell table:style-name="ce5"/>
          <table:table-cell table:style-name="ce86" office:value-type="boolean" office:boolean-value="true" calcext:value-type="boolean">
            <text:p>SANT</text:p>
          </table:table-cell>
          <table:table-cell table:style-name="ce120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12];[.R$1:.R$10];[.S$1:.S$10])" office:value-type="float" office:value="0" calcext:value-type="float">
            <text:p>0</text:p>
          </table:table-cell>
          <table:table-cell table:formula="of:=CONCATENATE(&quot;p[&quot;;TEXT([.A112];&quot;# ##0&quot;);&quot;] = &quot;;TEXT([.K112];&quot;# ##0&quot;))" office:value-type="string" office:string-value="p[110] = 0" calcext:value-type="string">
            <text:p>p[110] = 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table:style-name="ce5" office:value-type="boolean" office:boolean-value="true" calcext:value-type="boolean">
            <text:p>SANT</text:p>
          </table:table-cell>
          <table:table-cell table:style-name="ce24" office:value-type="boolean" office:boolean-value="true" calcext:value-type="boolean">
            <text:p>SANT</text:p>
          </table:table-cell>
          <table:table-cell table:style-name="ce5"/>
          <table:table-cell table:style-name="ce86" office:value-type="boolean" office:boolean-value="true" calcext:value-type="boolean">
            <text:p>SANT</text:p>
          </table:table-cell>
          <table:table-cell table:style-name="ce120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13];[.R$1:.R$10];[.S$1:.S$10])" office:value-type="float" office:value="0" calcext:value-type="float">
            <text:p>0</text:p>
          </table:table-cell>
          <table:table-cell table:formula="of:=CONCATENATE(&quot;p[&quot;;TEXT([.A113];&quot;# ##0&quot;);&quot;] = &quot;;TEXT([.K113];&quot;# ##0&quot;))" office:value-type="string" office:string-value="p[111] = 0" calcext:value-type="string">
            <text:p>p[111] = 0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table:number-columns-repeated="4"/>
          <table:table-cell table:style-name="ce55" office:value-type="boolean" office:boolean-value="true" calcext:value-type="boolean">
            <text:p>SANT</text:p>
          </table:table-cell>
          <table:table-cell table:style-name="ce87" office:value-type="boolean" office:boolean-value="true" calcext:value-type="boolean">
            <text:p>SANT</text:p>
          </table:table-cell>
          <table:table-cell table:style-name="ce121" office:value-type="boolean" office:boolean-value="true" calcext:value-type="boolean">
            <text:p>SANT</text:p>
          </table:table-cell>
          <table:table-cell/>
          <table:table-cell office:value-type="string" calcext:value-type="string">
            <text:p>w</text:p>
          </table:table-cell>
          <table:table-cell table:formula="of:=LOOKUP([.J114];[.R$1:.R$10];[.S$1:.S$10])" office:value-type="float" office:value="251" calcext:value-type="float">
            <text:p>251</text:p>
          </table:table-cell>
          <table:table-cell table:formula="of:=CONCATENATE(&quot;p[&quot;;TEXT([.A114];&quot;# ##0&quot;);&quot;] = &quot;;TEXT([.K114];&quot;# ##0&quot;))" office:value-type="string" office:string-value="p[112] = 251" calcext:value-type="string">
            <text:p>p[112] = 251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 office:value-type="boolean" office:boolean-value="true" calcext:value-type="boolean">
            <text:p>SANT</text:p>
          </table:table-cell>
          <table:table-cell table:style-name="ce5" table:number-columns-repeated="3"/>
          <table:table-cell table:style-name="ce55" office:value-type="boolean" office:boolean-value="true" calcext:value-type="boolean">
            <text:p>SANT</text:p>
          </table:table-cell>
          <table:table-cell table:style-name="ce87" office:value-type="boolean" office:boolean-value="true" calcext:value-type="boolean">
            <text:p>SANT</text:p>
          </table:table-cell>
          <table:table-cell table:style-name="ce121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15];[.R$1:.R$10];[.S$1:.S$10])" office:value-type="float" office:value="0" calcext:value-type="float">
            <text:p>0</text:p>
          </table:table-cell>
          <table:table-cell table:formula="of:=CONCATENATE(&quot;p[&quot;;TEXT([.A115];&quot;# ##0&quot;);&quot;] = &quot;;TEXT([.K115];&quot;# ##0&quot;))" office:value-type="string" office:string-value="p[113] = 0" calcext:value-type="string">
            <text:p>p[113] = 0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5"/>
          <table:table-cell table:style-name="ce5" office:value-type="boolean" office:boolean-value="true" calcext:value-type="boolean">
            <text:p>SANT</text:p>
          </table:table-cell>
          <table:table-cell table:style-name="ce5" table:number-columns-repeated="2"/>
          <table:table-cell table:style-name="ce55" office:value-type="boolean" office:boolean-value="true" calcext:value-type="boolean">
            <text:p>SANT</text:p>
          </table:table-cell>
          <table:table-cell table:style-name="ce87" office:value-type="boolean" office:boolean-value="true" calcext:value-type="boolean">
            <text:p>SANT</text:p>
          </table:table-cell>
          <table:table-cell table:style-name="ce121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16];[.R$1:.R$10];[.S$1:.S$10])" office:value-type="float" office:value="0" calcext:value-type="float">
            <text:p>0</text:p>
          </table:table-cell>
          <table:table-cell table:formula="of:=CONCATENATE(&quot;p[&quot;;TEXT([.A116];&quot;# ##0&quot;);&quot;] = &quot;;TEXT([.K116];&quot;# ##0&quot;))" office:value-type="string" office:string-value="p[114] = 0" calcext:value-type="string">
            <text:p>p[114] = 0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table:style-name="ce5" office:value-type="boolean" office:boolean-value="true" calcext:value-type="boolean">
            <text:p>SANT</text:p>
          </table:table-cell>
          <table:table-cell table:style-name="ce5" table:number-columns-repeated="2"/>
          <table:table-cell table:style-name="ce55" office:value-type="boolean" office:boolean-value="true" calcext:value-type="boolean">
            <text:p>SANT</text:p>
          </table:table-cell>
          <table:table-cell table:style-name="ce87" office:value-type="boolean" office:boolean-value="true" calcext:value-type="boolean">
            <text:p>SANT</text:p>
          </table:table-cell>
          <table:table-cell table:style-name="ce121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17];[.R$1:.R$10];[.S$1:.S$10])" office:value-type="float" office:value="0" calcext:value-type="float">
            <text:p>0</text:p>
          </table:table-cell>
          <table:table-cell table:formula="of:=CONCATENATE(&quot;p[&quot;;TEXT([.A117];&quot;# ##0&quot;);&quot;] = &quot;;TEXT([.K117];&quot;# ##0&quot;))" office:value-type="string" office:string-value="p[115] = 0" calcext:value-type="string">
            <text:p>p[115] = 0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5" table:number-columns-repeated="2"/>
          <table:table-cell table:style-name="ce5" office:value-type="boolean" office:boolean-value="true" calcext:value-type="boolean">
            <text:p>SANT</text:p>
          </table:table-cell>
          <table:table-cell table:style-name="ce5"/>
          <table:table-cell table:style-name="ce56" office:value-type="boolean" office:boolean-value="true" calcext:value-type="boolean">
            <text:p>SANT</text:p>
          </table:table-cell>
          <table:table-cell table:style-name="ce88" office:value-type="boolean" office:boolean-value="true" calcext:value-type="boolean">
            <text:p>SANT</text:p>
          </table:table-cell>
          <table:table-cell table:style-name="ce122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18];[.R$1:.R$10];[.S$1:.S$10])" office:value-type="float" office:value="0" calcext:value-type="float">
            <text:p>0</text:p>
          </table:table-cell>
          <table:table-cell table:formula="of:=CONCATENATE(&quot;p[&quot;;TEXT([.A118];&quot;# ##0&quot;);&quot;] = &quot;;TEXT([.K118];&quot;# ##0&quot;))" office:value-type="string" office:string-value="p[116] = 0" calcext:value-type="string">
            <text:p>p[116] = 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5" office:value-type="boolean" office:boolean-value="true" calcext:value-type="boolean">
            <text:p>SANT</text:p>
          </table:table-cell>
          <table:table-cell table:style-name="ce5"/>
          <table:table-cell table:style-name="ce5" office:value-type="boolean" office:boolean-value="true" calcext:value-type="boolean">
            <text:p>SANT</text:p>
          </table:table-cell>
          <table:table-cell table:style-name="ce5"/>
          <table:table-cell table:style-name="ce56" office:value-type="boolean" office:boolean-value="true" calcext:value-type="boolean">
            <text:p>SANT</text:p>
          </table:table-cell>
          <table:table-cell table:style-name="ce88" office:value-type="boolean" office:boolean-value="true" calcext:value-type="boolean">
            <text:p>SANT</text:p>
          </table:table-cell>
          <table:table-cell table:style-name="ce122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19];[.R$1:.R$10];[.S$1:.S$10])" office:value-type="float" office:value="0" calcext:value-type="float">
            <text:p>0</text:p>
          </table:table-cell>
          <table:table-cell table:formula="of:=CONCATENATE(&quot;p[&quot;;TEXT([.A119];&quot;# ##0&quot;);&quot;] = &quot;;TEXT([.K119];&quot;# ##0&quot;))" office:value-type="string" office:string-value="p[117] = 0" calcext:value-type="string">
            <text:p>p[117] = 0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/>
          <table:table-cell table:number-columns-repeated="2" table:style-name="ce5" office:value-type="boolean" office:boolean-value="true" calcext:value-type="boolean">
            <text:p>SANT</text:p>
          </table:table-cell>
          <table:table-cell table:style-name="ce5"/>
          <table:table-cell table:style-name="ce56" office:value-type="boolean" office:boolean-value="true" calcext:value-type="boolean">
            <text:p>SANT</text:p>
          </table:table-cell>
          <table:table-cell table:style-name="ce88" office:value-type="boolean" office:boolean-value="true" calcext:value-type="boolean">
            <text:p>SANT</text:p>
          </table:table-cell>
          <table:table-cell table:style-name="ce122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20];[.R$1:.R$10];[.S$1:.S$10])" office:value-type="float" office:value="0" calcext:value-type="float">
            <text:p>0</text:p>
          </table:table-cell>
          <table:table-cell table:formula="of:=CONCATENATE(&quot;p[&quot;;TEXT([.A120];&quot;# ##0&quot;);&quot;] = &quot;;TEXT([.K120];&quot;# ##0&quot;))" office:value-type="string" office:string-value="p[118] = 0" calcext:value-type="string">
            <text:p>p[118] = 0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table:style-name="ce5" office:value-type="boolean" office:boolean-value="true" calcext:value-type="boolean">
            <text:p>SANT</text:p>
          </table:table-cell>
          <table:table-cell table:style-name="ce5"/>
          <table:table-cell table:style-name="ce56" office:value-type="boolean" office:boolean-value="true" calcext:value-type="boolean">
            <text:p>SANT</text:p>
          </table:table-cell>
          <table:table-cell table:style-name="ce88" office:value-type="boolean" office:boolean-value="true" calcext:value-type="boolean">
            <text:p>SANT</text:p>
          </table:table-cell>
          <table:table-cell table:style-name="ce122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21];[.R$1:.R$10];[.S$1:.S$10])" office:value-type="float" office:value="0" calcext:value-type="float">
            <text:p>0</text:p>
          </table:table-cell>
          <table:table-cell table:formula="of:=CONCATENATE(&quot;p[&quot;;TEXT([.A121];&quot;# ##0&quot;);&quot;] = &quot;;TEXT([.K121];&quot;# ##0&quot;))" office:value-type="string" office:string-value="p[119] = 0" calcext:value-type="string">
            <text:p>p[119] = 0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5" table:number-columns-repeated="3"/>
          <table:table-cell table:style-name="ce25" office:value-type="boolean" office:boolean-value="true" calcext:value-type="boolean">
            <text:p>SANT</text:p>
          </table:table-cell>
          <table:table-cell table:style-name="ce57" office:value-type="boolean" office:boolean-value="true" calcext:value-type="boolean">
            <text:p>SANT</text:p>
          </table:table-cell>
          <table:table-cell table:style-name="ce89" office:value-type="boolean" office:boolean-value="true" calcext:value-type="boolean">
            <text:p>SANT</text:p>
          </table:table-cell>
          <table:table-cell table:style-name="ce123" office:value-type="boolean" office:boolean-value="true" calcext:value-type="boolean">
            <text:p>SANT</text:p>
          </table:table-cell>
          <table:table-cell/>
          <table:table-cell office:value-type="string" calcext:value-type="string">
            <text:p>nw</text:p>
          </table:table-cell>
          <table:table-cell table:formula="of:=LOOKUP([.J122];[.R$1:.R$10];[.S$1:.S$10])" office:value-type="float" office:value="250" calcext:value-type="float">
            <text:p>250</text:p>
          </table:table-cell>
          <table:table-cell table:formula="of:=CONCATENATE(&quot;p[&quot;;TEXT([.A122];&quot;# ##0&quot;);&quot;] = &quot;;TEXT([.K122];&quot;# ##0&quot;))" office:value-type="string" office:string-value="p[120] = 250" calcext:value-type="string">
            <text:p>p[120] = 25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5" office:value-type="boolean" office:boolean-value="true" calcext:value-type="boolean">
            <text:p>SANT</text:p>
          </table:table-cell>
          <table:table-cell table:style-name="ce5" table:number-columns-repeated="2"/>
          <table:table-cell table:style-name="ce25" office:value-type="boolean" office:boolean-value="true" calcext:value-type="boolean">
            <text:p>SANT</text:p>
          </table:table-cell>
          <table:table-cell table:style-name="ce57" office:value-type="boolean" office:boolean-value="true" calcext:value-type="boolean">
            <text:p>SANT</text:p>
          </table:table-cell>
          <table:table-cell table:style-name="ce89" office:value-type="boolean" office:boolean-value="true" calcext:value-type="boolean">
            <text:p>SANT</text:p>
          </table:table-cell>
          <table:table-cell table:style-name="ce123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23];[.R$1:.R$10];[.S$1:.S$10])" office:value-type="float" office:value="0" calcext:value-type="float">
            <text:p>0</text:p>
          </table:table-cell>
          <table:table-cell table:formula="of:=CONCATENATE(&quot;p[&quot;;TEXT([.A123];&quot;# ##0&quot;);&quot;] = &quot;;TEXT([.K123];&quot;# ##0&quot;))" office:value-type="string" office:string-value="p[121] = 0" calcext:value-type="string">
            <text:p>p[121] = 0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5"/>
          <table:table-cell table:style-name="ce5" office:value-type="boolean" office:boolean-value="true" calcext:value-type="boolean">
            <text:p>SANT</text:p>
          </table:table-cell>
          <table:table-cell table:style-name="ce5"/>
          <table:table-cell table:style-name="ce25" office:value-type="boolean" office:boolean-value="true" calcext:value-type="boolean">
            <text:p>SANT</text:p>
          </table:table-cell>
          <table:table-cell table:style-name="ce57" office:value-type="boolean" office:boolean-value="true" calcext:value-type="boolean">
            <text:p>SANT</text:p>
          </table:table-cell>
          <table:table-cell table:style-name="ce89" office:value-type="boolean" office:boolean-value="true" calcext:value-type="boolean">
            <text:p>SANT</text:p>
          </table:table-cell>
          <table:table-cell table:style-name="ce123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24];[.R$1:.R$10];[.S$1:.S$10])" office:value-type="float" office:value="0" calcext:value-type="float">
            <text:p>0</text:p>
          </table:table-cell>
          <table:table-cell table:formula="of:=CONCATENATE(&quot;p[&quot;;TEXT([.A124];&quot;# ##0&quot;);&quot;] = &quot;;TEXT([.K124];&quot;# ##0&quot;))" office:value-type="string" office:string-value="p[122] = 0" calcext:value-type="string">
            <text:p>p[122] = 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table:style-name="ce5" office:value-type="boolean" office:boolean-value="true" calcext:value-type="boolean">
            <text:p>SANT</text:p>
          </table:table-cell>
          <table:table-cell table:style-name="ce5"/>
          <table:table-cell table:style-name="ce25" office:value-type="boolean" office:boolean-value="true" calcext:value-type="boolean">
            <text:p>SANT</text:p>
          </table:table-cell>
          <table:table-cell table:style-name="ce57" office:value-type="boolean" office:boolean-value="true" calcext:value-type="boolean">
            <text:p>SANT</text:p>
          </table:table-cell>
          <table:table-cell table:style-name="ce89" office:value-type="boolean" office:boolean-value="true" calcext:value-type="boolean">
            <text:p>SANT</text:p>
          </table:table-cell>
          <table:table-cell table:style-name="ce123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25];[.R$1:.R$10];[.S$1:.S$10])" office:value-type="float" office:value="0" calcext:value-type="float">
            <text:p>0</text:p>
          </table:table-cell>
          <table:table-cell table:formula="of:=CONCATENATE(&quot;p[&quot;;TEXT([.A125];&quot;# ##0&quot;);&quot;] = &quot;;TEXT([.K125];&quot;# ##0&quot;))" office:value-type="string" office:string-value="p[123] = 0" calcext:value-type="string">
            <text:p>p[123] = 0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5" table:number-columns-repeated="2"/>
          <table:table-cell table:style-name="ce5" office:value-type="boolean" office:boolean-value="true" calcext:value-type="boolean">
            <text:p>SANT</text:p>
          </table:table-cell>
          <table:table-cell table:style-name="ce26" office:value-type="boolean" office:boolean-value="true" calcext:value-type="boolean">
            <text:p>SANT</text:p>
          </table:table-cell>
          <table:table-cell table:style-name="ce58" office:value-type="boolean" office:boolean-value="true" calcext:value-type="boolean">
            <text:p>SANT</text:p>
          </table:table-cell>
          <table:table-cell table:style-name="ce90" office:value-type="boolean" office:boolean-value="true" calcext:value-type="boolean">
            <text:p>SANT</text:p>
          </table:table-cell>
          <table:table-cell table:style-name="ce124" office:value-type="boolean" office:boolean-value="true" calcext:value-type="boolean">
            <text:p>SANT</text:p>
          </table:table-cell>
          <table:table-cell/>
          <table:table-cell office:value-type="string" calcext:value-type="string">
            <text:p>n</text:p>
          </table:table-cell>
          <table:table-cell table:formula="of:=LOOKUP([.J126];[.R$1:.R$10];[.S$1:.S$10])" office:value-type="float" office:value="249" calcext:value-type="float">
            <text:p>249</text:p>
          </table:table-cell>
          <table:table-cell table:formula="of:=CONCATENATE(&quot;p[&quot;;TEXT([.A126];&quot;# ##0&quot;);&quot;] = &quot;;TEXT([.K126];&quot;# ##0&quot;))" office:value-type="string" office:string-value="p[124] = 249" calcext:value-type="string">
            <text:p>p[124] = 249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5" office:value-type="boolean" office:boolean-value="true" calcext:value-type="boolean">
            <text:p>SANT</text:p>
          </table:table-cell>
          <table:table-cell table:style-name="ce5"/>
          <table:table-cell table:style-name="ce5" office:value-type="boolean" office:boolean-value="true" calcext:value-type="boolean">
            <text:p>SANT</text:p>
          </table:table-cell>
          <table:table-cell table:style-name="ce26" office:value-type="boolean" office:boolean-value="true" calcext:value-type="boolean">
            <text:p>SANT</text:p>
          </table:table-cell>
          <table:table-cell table:style-name="ce58" office:value-type="boolean" office:boolean-value="true" calcext:value-type="boolean">
            <text:p>SANT</text:p>
          </table:table-cell>
          <table:table-cell table:style-name="ce90" office:value-type="boolean" office:boolean-value="true" calcext:value-type="boolean">
            <text:p>SANT</text:p>
          </table:table-cell>
          <table:table-cell table:style-name="ce124" office:value-type="boolean" office:boolean-value="true" calcext:value-type="boolean">
            <text:p>SANT</text:p>
          </table:table-cell>
          <table:table-cell/>
          <table:table-cell office:value-type="float" office:value="0" calcext:value-type="float">
            <text:p>0</text:p>
          </table:table-cell>
          <table:table-cell table:formula="of:=LOOKUP([.J127];[.R$1:.R$10];[.S$1:.S$10])" office:value-type="float" office:value="0" calcext:value-type="float">
            <text:p>0</text:p>
          </table:table-cell>
          <table:table-cell table:formula="of:=CONCATENATE(&quot;p[&quot;;TEXT([.A127];&quot;# ##0&quot;);&quot;] = &quot;;TEXT([.K127];&quot;# ##0&quot;))" office:value-type="string" office:string-value="p[125] = 0" calcext:value-type="string">
            <text:p>p[125] = 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5"/>
          <table:table-cell table:number-columns-repeated="2" table:style-name="ce5" office:value-type="boolean" office:boolean-value="true" calcext:value-type="boolean">
            <text:p>SANT</text:p>
          </table:table-cell>
          <table:table-cell table:style-name="ce26" office:value-type="boolean" office:boolean-value="true" calcext:value-type="boolean">
            <text:p>SANT</text:p>
          </table:table-cell>
          <table:table-cell table:style-name="ce58" office:value-type="boolean" office:boolean-value="true" calcext:value-type="boolean">
            <text:p>SANT</text:p>
          </table:table-cell>
          <table:table-cell table:style-name="ce90" office:value-type="boolean" office:boolean-value="true" calcext:value-type="boolean">
            <text:p>SANT</text:p>
          </table:table-cell>
          <table:table-cell table:style-name="ce124" office:value-type="boolean" office:boolean-value="true" calcext:value-type="boolean">
            <text:p>SANT</text:p>
          </table:table-cell>
          <table:table-cell/>
          <table:table-cell office:value-type="string" calcext:value-type="string">
            <text:p>ne</text:p>
          </table:table-cell>
          <table:table-cell table:formula="of:=LOOKUP([.J128];[.R$1:.R$10];[.S$1:.S$10])" office:value-type="float" office:value="248" calcext:value-type="float">
            <text:p>248</text:p>
          </table:table-cell>
          <table:table-cell table:formula="of:=CONCATENATE(&quot;p[&quot;;TEXT([.A128];&quot;# ##0&quot;);&quot;] = &quot;;TEXT([.K128];&quot;# ##0&quot;))" office:value-type="string" office:string-value="p[126] = 248" calcext:value-type="string">
            <text:p>p[126] = 248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table:style-name="ce5" office:value-type="boolean" office:boolean-value="true" calcext:value-type="boolean">
            <text:p>SANT</text:p>
          </table:table-cell>
          <table:table-cell table:style-name="ce26" office:value-type="boolean" office:boolean-value="true" calcext:value-type="boolean">
            <text:p>SANT</text:p>
          </table:table-cell>
          <table:table-cell table:style-name="ce58" office:value-type="boolean" office:boolean-value="true" calcext:value-type="boolean">
            <text:p>SANT</text:p>
          </table:table-cell>
          <table:table-cell table:style-name="ce90" office:value-type="boolean" office:boolean-value="true" calcext:value-type="boolean">
            <text:p>SANT</text:p>
          </table:table-cell>
          <table:table-cell table:style-name="ce124" office:value-type="boolean" office:boolean-value="true" calcext:value-type="boolean">
            <text:p>SANT</text:p>
          </table:table-cell>
          <table:table-cell/>
          <table:table-cell office:value-type="float" office:value="1" calcext:value-type="float">
            <text:p>1</text:p>
          </table:table-cell>
          <table:table-cell table:formula="of:=LOOKUP([.J129];[.R$1:.R$10];[.S$1:.S$10])" office:value-type="float" office:value="255" calcext:value-type="float">
            <text:p>255</text:p>
          </table:table-cell>
          <table:table-cell table:formula="of:=CONCATENATE(&quot;p[&quot;;TEXT([.A129];&quot;# ##0&quot;);&quot;] = &quot;;TEXT([.K129];&quot;# ##0&quot;))" office:value-type="string" office:string-value="p[127] = 255" calcext:value-type="string">
            <text:p>p[127] = 255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table:number-columns-repeated="7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30];[.R$1:.R$10];[.S$1:.S$10])" office:value-type="float" office:value="0" calcext:value-type="float">
            <text:p>0</text:p>
          </table:table-cell>
          <table:table-cell table:formula="of:=CONCATENATE(&quot;p[&quot;;TEXT([.A130];&quot;# ##0&quot;);&quot;] = &quot;;TEXT([.K130];&quot;# ##0&quot;))" office:value-type="string" office:string-value="p[128] = 0" calcext:value-type="string">
            <text:p>p[128] = 0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6" office:value-type="boolean" office:boolean-value="true" calcext:value-type="boolean">
            <text:p>SANT</text:p>
          </table:table-cell>
          <table:table-cell table:style-name="ce6" table:number-columns-repeated="6"/>
          <table:table-cell table:style-name="ce143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31];[.R$1:.R$10];[.S$1:.S$10])" office:value-type="float" office:value="0" calcext:value-type="float">
            <text:p>0</text:p>
          </table:table-cell>
          <table:table-cell table:formula="of:=CONCATENATE(&quot;p[&quot;;TEXT([.A131];&quot;# ##0&quot;);&quot;] = &quot;;TEXT([.K131];&quot;# ##0&quot;))" office:value-type="string" office:string-value="p[129] = 0" calcext:value-type="string">
            <text:p>p[129] = 0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6"/>
          <table:table-cell table:style-name="ce6" office:value-type="boolean" office:boolean-value="true" calcext:value-type="boolean">
            <text:p>SANT</text:p>
          </table:table-cell>
          <table:table-cell table:style-name="ce6" table:number-columns-repeated="5"/>
          <table:table-cell table:style-name="ce143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32];[.R$1:.R$10];[.S$1:.S$10])" office:value-type="float" office:value="0" calcext:value-type="float">
            <text:p>0</text:p>
          </table:table-cell>
          <table:table-cell table:formula="of:=CONCATENATE(&quot;p[&quot;;TEXT([.A132];&quot;# ##0&quot;);&quot;] = &quot;;TEXT([.K132];&quot;# ##0&quot;))" office:value-type="string" office:string-value="p[130] = 0" calcext:value-type="string">
            <text:p>p[130] = 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table:style-name="ce6" office:value-type="boolean" office:boolean-value="true" calcext:value-type="boolean">
            <text:p>SANT</text:p>
          </table:table-cell>
          <table:table-cell table:style-name="ce6" table:number-columns-repeated="5"/>
          <table:table-cell table:style-name="ce144" office:value-type="boolean" office:boolean-value="true" calcext:value-type="boolean">
            <text:p>SANT</text:p>
          </table:table-cell>
          <table:table-cell office:value-type="string" calcext:value-type="string">
            <text:p>se</text:p>
          </table:table-cell>
          <table:table-cell table:formula="of:=LOOKUP([.J133];[.R$1:.R$10];[.S$1:.S$10])" office:value-type="float" office:value="254" calcext:value-type="float">
            <text:p>254</text:p>
          </table:table-cell>
          <table:table-cell table:formula="of:=CONCATENATE(&quot;p[&quot;;TEXT([.A133];&quot;# ##0&quot;);&quot;] = &quot;;TEXT([.K133];&quot;# ##0&quot;))" office:value-type="string" office:string-value="p[131] = 254" calcext:value-type="string">
            <text:p>p[131] = 254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6" table:number-columns-repeated="2"/>
          <table:table-cell table:style-name="ce6" office:value-type="boolean" office:boolean-value="true" calcext:value-type="boolean">
            <text:p>SANT</text:p>
          </table:table-cell>
          <table:table-cell table:style-name="ce6" table:number-columns-repeated="4"/>
          <table:table-cell table:style-name="ce145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34];[.R$1:.R$10];[.S$1:.S$10])" office:value-type="float" office:value="0" calcext:value-type="float">
            <text:p>0</text:p>
          </table:table-cell>
          <table:table-cell table:formula="of:=CONCATENATE(&quot;p[&quot;;TEXT([.A134];&quot;# ##0&quot;);&quot;] = &quot;;TEXT([.K134];&quot;# ##0&quot;))" office:value-type="string" office:string-value="p[132] = 0" calcext:value-type="string">
            <text:p>p[132] = 0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6" office:value-type="boolean" office:boolean-value="true" calcext:value-type="boolean">
            <text:p>SANT</text:p>
          </table:table-cell>
          <table:table-cell table:style-name="ce6"/>
          <table:table-cell table:style-name="ce6" office:value-type="boolean" office:boolean-value="true" calcext:value-type="boolean">
            <text:p>SANT</text:p>
          </table:table-cell>
          <table:table-cell table:style-name="ce6" table:number-columns-repeated="4"/>
          <table:table-cell table:style-name="ce145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35];[.R$1:.R$10];[.S$1:.S$10])" office:value-type="float" office:value="0" calcext:value-type="float">
            <text:p>0</text:p>
          </table:table-cell>
          <table:table-cell table:formula="of:=CONCATENATE(&quot;p[&quot;;TEXT([.A135];&quot;# ##0&quot;);&quot;] = &quot;;TEXT([.K135];&quot;# ##0&quot;))" office:value-type="string" office:string-value="p[133] = 0" calcext:value-type="string">
            <text:p>p[133] = 0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"/>
          <table:table-cell table:number-columns-repeated="2" table:style-name="ce6" office:value-type="boolean" office:boolean-value="true" calcext:value-type="boolean">
            <text:p>SANT</text:p>
          </table:table-cell>
          <table:table-cell table:style-name="ce6" table:number-columns-repeated="4"/>
          <table:table-cell table:style-name="ce146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36];[.R$1:.R$10];[.S$1:.S$10])" office:value-type="float" office:value="0" calcext:value-type="float">
            <text:p>0</text:p>
          </table:table-cell>
          <table:table-cell table:formula="of:=CONCATENATE(&quot;p[&quot;;TEXT([.A136];&quot;# ##0&quot;);&quot;] = &quot;;TEXT([.K136];&quot;# ##0&quot;))" office:value-type="string" office:string-value="p[134] = 0" calcext:value-type="string">
            <text:p>p[134] = 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table:style-name="ce6" office:value-type="boolean" office:boolean-value="true" calcext:value-type="boolean">
            <text:p>SANT</text:p>
          </table:table-cell>
          <table:table-cell table:style-name="ce6" table:number-columns-repeated="4"/>
          <table:table-cell table:style-name="ce147" office:value-type="boolean" office:boolean-value="true" calcext:value-type="boolean">
            <text:p>SANT</text:p>
          </table:table-cell>
          <table:table-cell office:value-type="string" calcext:value-type="string">
            <text:p>se</text:p>
          </table:table-cell>
          <table:table-cell table:formula="of:=LOOKUP([.J137];[.R$1:.R$10];[.S$1:.S$10])" office:value-type="float" office:value="254" calcext:value-type="float">
            <text:p>254</text:p>
          </table:table-cell>
          <table:table-cell table:formula="of:=CONCATENATE(&quot;p[&quot;;TEXT([.A137];&quot;# ##0&quot;);&quot;] = &quot;;TEXT([.K137];&quot;# ##0&quot;))" office:value-type="string" office:string-value="p[135] = 254" calcext:value-type="string">
            <text:p>p[135] = 254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" table:number-columns-repeated="3"/>
          <table:table-cell table:style-name="ce27" office:value-type="boolean" office:boolean-value="true" calcext:value-type="boolean">
            <text:p>SANT</text:p>
          </table:table-cell>
          <table:table-cell table:style-name="ce6" table:number-columns-repeated="3"/>
          <table:table-cell table:style-name="ce147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38];[.R$1:.R$10];[.S$1:.S$10])" office:value-type="float" office:value="0" calcext:value-type="float">
            <text:p>0</text:p>
          </table:table-cell>
          <table:table-cell table:formula="of:=CONCATENATE(&quot;p[&quot;;TEXT([.A138];&quot;# ##0&quot;);&quot;] = &quot;;TEXT([.K138];&quot;# ##0&quot;))" office:value-type="string" office:string-value="p[136] = 0" calcext:value-type="string">
            <text:p>p[136] = 0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6" office:value-type="boolean" office:boolean-value="true" calcext:value-type="boolean">
            <text:p>SANT</text:p>
          </table:table-cell>
          <table:table-cell table:style-name="ce6" table:number-columns-repeated="2"/>
          <table:table-cell table:style-name="ce27" office:value-type="boolean" office:boolean-value="true" calcext:value-type="boolean">
            <text:p>SANT</text:p>
          </table:table-cell>
          <table:table-cell table:style-name="ce6" table:number-columns-repeated="3"/>
          <table:table-cell table:style-name="ce148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39];[.R$1:.R$10];[.S$1:.S$10])" office:value-type="float" office:value="0" calcext:value-type="float">
            <text:p>0</text:p>
          </table:table-cell>
          <table:table-cell table:formula="of:=CONCATENATE(&quot;p[&quot;;TEXT([.A139];&quot;# ##0&quot;);&quot;] = &quot;;TEXT([.K139];&quot;# ##0&quot;))" office:value-type="string" office:string-value="p[137] = 0" calcext:value-type="string">
            <text:p>p[137] = 0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/>
          <table:table-cell table:style-name="ce6" office:value-type="boolean" office:boolean-value="true" calcext:value-type="boolean">
            <text:p>SANT</text:p>
          </table:table-cell>
          <table:table-cell table:style-name="ce6"/>
          <table:table-cell table:style-name="ce27" office:value-type="boolean" office:boolean-value="true" calcext:value-type="boolean">
            <text:p>SANT</text:p>
          </table:table-cell>
          <table:table-cell table:style-name="ce6" table:number-columns-repeated="3"/>
          <table:table-cell table:style-name="ce149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40];[.R$1:.R$10];[.S$1:.S$10])" office:value-type="float" office:value="0" calcext:value-type="float">
            <text:p>0</text:p>
          </table:table-cell>
          <table:table-cell table:formula="of:=CONCATENATE(&quot;p[&quot;;TEXT([.A140];&quot;# ##0&quot;);&quot;] = &quot;;TEXT([.K140];&quot;# ##0&quot;))" office:value-type="string" office:string-value="p[138] = 0" calcext:value-type="string">
            <text:p>p[138] = 0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table:style-name="ce6" office:value-type="boolean" office:boolean-value="true" calcext:value-type="boolean">
            <text:p>SANT</text:p>
          </table:table-cell>
          <table:table-cell table:style-name="ce6"/>
          <table:table-cell table:style-name="ce27" office:value-type="boolean" office:boolean-value="true" calcext:value-type="boolean">
            <text:p>SANT</text:p>
          </table:table-cell>
          <table:table-cell table:style-name="ce6" table:number-columns-repeated="3"/>
          <table:table-cell table:style-name="ce149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41];[.R$1:.R$10];[.S$1:.S$10])" office:value-type="float" office:value="0" calcext:value-type="float">
            <text:p>0</text:p>
          </table:table-cell>
          <table:table-cell table:formula="of:=CONCATENATE(&quot;p[&quot;;TEXT([.A141];&quot;# ##0&quot;);&quot;] = &quot;;TEXT([.K141];&quot;# ##0&quot;))" office:value-type="string" office:string-value="p[139] = 0" calcext:value-type="string">
            <text:p>p[139] = 0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" table:number-columns-repeated="2"/>
          <table:table-cell table:style-name="ce6" office:value-type="boolean" office:boolean-value="true" calcext:value-type="boolean">
            <text:p>SANT</text:p>
          </table:table-cell>
          <table:table-cell table:style-name="ce28" office:value-type="boolean" office:boolean-value="true" calcext:value-type="boolean">
            <text:p>SANT</text:p>
          </table:table-cell>
          <table:table-cell table:style-name="ce6" table:number-columns-repeated="3"/>
          <table:table-cell table:style-name="ce150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42];[.R$1:.R$10];[.S$1:.S$10])" office:value-type="float" office:value="0" calcext:value-type="float">
            <text:p>0</text:p>
          </table:table-cell>
          <table:table-cell table:formula="of:=CONCATENATE(&quot;p[&quot;;TEXT([.A142];&quot;# ##0&quot;);&quot;] = &quot;;TEXT([.K142];&quot;# ##0&quot;))" office:value-type="string" office:string-value="p[140] = 0" calcext:value-type="string">
            <text:p>p[140] = 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office:value-type="boolean" office:boolean-value="true" calcext:value-type="boolean">
            <text:p>SANT</text:p>
          </table:table-cell>
          <table:table-cell table:style-name="ce6"/>
          <table:table-cell table:style-name="ce6" office:value-type="boolean" office:boolean-value="true" calcext:value-type="boolean">
            <text:p>SANT</text:p>
          </table:table-cell>
          <table:table-cell table:style-name="ce28" office:value-type="boolean" office:boolean-value="true" calcext:value-type="boolean">
            <text:p>SANT</text:p>
          </table:table-cell>
          <table:table-cell table:style-name="ce6" table:number-columns-repeated="3"/>
          <table:table-cell table:style-name="ce151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43];[.R$1:.R$10];[.S$1:.S$10])" office:value-type="float" office:value="0" calcext:value-type="float">
            <text:p>0</text:p>
          </table:table-cell>
          <table:table-cell table:formula="of:=CONCATENATE(&quot;p[&quot;;TEXT([.A143];&quot;# ##0&quot;);&quot;] = &quot;;TEXT([.K143];&quot;# ##0&quot;))" office:value-type="string" office:string-value="p[141] = 0" calcext:value-type="string">
            <text:p>p[141] = 0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6"/>
          <table:table-cell table:number-columns-repeated="2" table:style-name="ce6" office:value-type="boolean" office:boolean-value="true" calcext:value-type="boolean">
            <text:p>SANT</text:p>
          </table:table-cell>
          <table:table-cell table:style-name="ce28" office:value-type="boolean" office:boolean-value="true" calcext:value-type="boolean">
            <text:p>SANT</text:p>
          </table:table-cell>
          <table:table-cell table:style-name="ce6" table:number-columns-repeated="3"/>
          <table:table-cell table:style-name="ce151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44];[.R$1:.R$10];[.S$1:.S$10])" office:value-type="float" office:value="0" calcext:value-type="float">
            <text:p>0</text:p>
          </table:table-cell>
          <table:table-cell table:formula="of:=CONCATENATE(&quot;p[&quot;;TEXT([.A144];&quot;# ##0&quot;);&quot;] = &quot;;TEXT([.K144];&quot;# ##0&quot;))" office:value-type="string" office:string-value="p[142] = 0" calcext:value-type="string">
            <text:p>p[142] = 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table:style-name="ce6" office:value-type="boolean" office:boolean-value="true" calcext:value-type="boolean">
            <text:p>SANT</text:p>
          </table:table-cell>
          <table:table-cell table:style-name="ce28" office:value-type="boolean" office:boolean-value="true" calcext:value-type="boolean">
            <text:p>SANT</text:p>
          </table:table-cell>
          <table:table-cell table:style-name="ce6" table:number-columns-repeated="3"/>
          <table:table-cell table:style-name="ce152" office:value-type="boolean" office:boolean-value="true" calcext:value-type="boolean">
            <text:p>SANT</text:p>
          </table:table-cell>
          <table:table-cell office:value-type="string" calcext:value-type="string">
            <text:p>se</text:p>
          </table:table-cell>
          <table:table-cell table:formula="of:=LOOKUP([.J145];[.R$1:.R$10];[.S$1:.S$10])" office:value-type="float" office:value="254" calcext:value-type="float">
            <text:p>254</text:p>
          </table:table-cell>
          <table:table-cell table:formula="of:=CONCATENATE(&quot;p[&quot;;TEXT([.A145];&quot;# ##0&quot;);&quot;] = &quot;;TEXT([.K145];&quot;# ##0&quot;))" office:value-type="string" office:string-value="p[143] = 254" calcext:value-type="string">
            <text:p>p[143] = 254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6" table:number-columns-repeated="4"/>
          <table:table-cell table:style-name="ce59" office:value-type="boolean" office:boolean-value="true" calcext:value-type="boolean">
            <text:p>SANT</text:p>
          </table:table-cell>
          <table:table-cell table:style-name="ce6" table:number-columns-repeated="2"/>
          <table:table-cell table:style-name="ce153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46];[.R$1:.R$10];[.S$1:.S$10])" office:value-type="float" office:value="0" calcext:value-type="float">
            <text:p>0</text:p>
          </table:table-cell>
          <table:table-cell table:formula="of:=CONCATENATE(&quot;p[&quot;;TEXT([.A146];&quot;# ##0&quot;);&quot;] = &quot;;TEXT([.K146];&quot;# ##0&quot;))" office:value-type="string" office:string-value="p[144] = 0" calcext:value-type="string">
            <text:p>p[144] = 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6" office:value-type="boolean" office:boolean-value="true" calcext:value-type="boolean">
            <text:p>SANT</text:p>
          </table:table-cell>
          <table:table-cell table:style-name="ce6" table:number-columns-repeated="3"/>
          <table:table-cell table:style-name="ce59" office:value-type="boolean" office:boolean-value="true" calcext:value-type="boolean">
            <text:p>SANT</text:p>
          </table:table-cell>
          <table:table-cell table:style-name="ce6" table:number-columns-repeated="2"/>
          <table:table-cell table:style-name="ce153"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47];[.R$1:.R$10];[.S$1:.S$10])" office:value-type="float" office:value="0" calcext:value-type="float">
            <text:p>0</text:p>
          </table:table-cell>
          <table:table-cell table:formula="of:=CONCATENATE(&quot;p[&quot;;TEXT([.A147];&quot;# ##0&quot;);&quot;] = &quot;;TEXT([.K147];&quot;# ##0&quot;))" office:value-type="string" office:string-value="p[145] = 0" calcext:value-type="string">
            <text:p>p[145] = 0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6"/>
          <table:table-cell table:style-name="ce6" office:value-type="boolean" office:boolean-value="true" calcext:value-type="boolean">
            <text:p>SANT</text:p>
          </table:table-cell>
          <table:table-cell table:style-name="ce6" table:number-columns-repeated="2"/>
          <table:table-cell table:style-name="ce59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48];[.R$1:.R$10];[.S$1:.S$10])" office:value-type="float" office:value="0" calcext:value-type="float">
            <text:p>0</text:p>
          </table:table-cell>
          <table:table-cell table:formula="of:=CONCATENATE(&quot;p[&quot;;TEXT([.A148];&quot;# ##0&quot;);&quot;] = &quot;;TEXT([.K148];&quot;# ##0&quot;))" office:value-type="string" office:string-value="p[146] = 0" calcext:value-type="string">
            <text:p>p[146] = 0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table:style-name="ce6" office:value-type="boolean" office:boolean-value="true" calcext:value-type="boolean">
            <text:p>SANT</text:p>
          </table:table-cell>
          <table:table-cell table:style-name="ce6" table:number-columns-repeated="2"/>
          <table:table-cell table:style-name="ce59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49];[.R$1:.R$10];[.S$1:.S$10])" office:value-type="float" office:value="0" calcext:value-type="float">
            <text:p>0</text:p>
          </table:table-cell>
          <table:table-cell table:formula="of:=CONCATENATE(&quot;p[&quot;;TEXT([.A149];&quot;# ##0&quot;);&quot;] = &quot;;TEXT([.K149];&quot;# ##0&quot;))" office:value-type="string" office:string-value="p[147] = 0" calcext:value-type="string">
            <text:p>p[147] = 0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6" table:number-columns-repeated="2"/>
          <table:table-cell table:style-name="ce6" office:value-type="boolean" office:boolean-value="true" calcext:value-type="boolean">
            <text:p>SANT</text:p>
          </table:table-cell>
          <table:table-cell table:style-name="ce6"/>
          <table:table-cell table:style-name="ce60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50];[.R$1:.R$10];[.S$1:.S$10])" office:value-type="float" office:value="0" calcext:value-type="float">
            <text:p>0</text:p>
          </table:table-cell>
          <table:table-cell table:formula="of:=CONCATENATE(&quot;p[&quot;;TEXT([.A150];&quot;# ##0&quot;);&quot;] = &quot;;TEXT([.K150];&quot;# ##0&quot;))" office:value-type="string" office:string-value="p[148] = 0" calcext:value-type="string">
            <text:p>p[148] = 0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6" office:value-type="boolean" office:boolean-value="true" calcext:value-type="boolean">
            <text:p>SANT</text:p>
          </table:table-cell>
          <table:table-cell table:style-name="ce6"/>
          <table:table-cell table:style-name="ce6" office:value-type="boolean" office:boolean-value="true" calcext:value-type="boolean">
            <text:p>SANT</text:p>
          </table:table-cell>
          <table:table-cell table:style-name="ce6"/>
          <table:table-cell table:style-name="ce60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51];[.R$1:.R$10];[.S$1:.S$10])" office:value-type="float" office:value="0" calcext:value-type="float">
            <text:p>0</text:p>
          </table:table-cell>
          <table:table-cell table:formula="of:=CONCATENATE(&quot;p[&quot;;TEXT([.A151];&quot;# ##0&quot;);&quot;] = &quot;;TEXT([.K151];&quot;# ##0&quot;))" office:value-type="string" office:string-value="p[149] = 0" calcext:value-type="string">
            <text:p>p[149] = 0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6"/>
          <table:table-cell table:number-columns-repeated="2" table:style-name="ce6" office:value-type="boolean" office:boolean-value="true" calcext:value-type="boolean">
            <text:p>SANT</text:p>
          </table:table-cell>
          <table:table-cell table:style-name="ce6"/>
          <table:table-cell table:style-name="ce60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52];[.R$1:.R$10];[.S$1:.S$10])" office:value-type="float" office:value="0" calcext:value-type="float">
            <text:p>0</text:p>
          </table:table-cell>
          <table:table-cell table:formula="of:=CONCATENATE(&quot;p[&quot;;TEXT([.A152];&quot;# ##0&quot;);&quot;] = &quot;;TEXT([.K152];&quot;# ##0&quot;))" office:value-type="string" office:string-value="p[150] = 0" calcext:value-type="string">
            <text:p>p[150] = 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 table:style-name="ce6" office:value-type="boolean" office:boolean-value="true" calcext:value-type="boolean">
            <text:p>SANT</text:p>
          </table:table-cell>
          <table:table-cell table:style-name="ce6"/>
          <table:table-cell table:style-name="ce60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53];[.R$1:.R$10];[.S$1:.S$10])" office:value-type="float" office:value="0" calcext:value-type="float">
            <text:p>0</text:p>
          </table:table-cell>
          <table:table-cell table:formula="of:=CONCATENATE(&quot;p[&quot;;TEXT([.A153];&quot;# ##0&quot;);&quot;] = &quot;;TEXT([.K153];&quot;# ##0&quot;))" office:value-type="string" office:string-value="p[151] = 0" calcext:value-type="string">
            <text:p>p[151] = 0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6" table:number-columns-repeated="3"/>
          <table:table-cell table:style-name="ce29" office:value-type="boolean" office:boolean-value="true" calcext:value-type="boolean">
            <text:p>SANT</text:p>
          </table:table-cell>
          <table:table-cell table:style-name="ce61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54];[.R$1:.R$10];[.S$1:.S$10])" office:value-type="float" office:value="0" calcext:value-type="float">
            <text:p>0</text:p>
          </table:table-cell>
          <table:table-cell table:formula="of:=CONCATENATE(&quot;p[&quot;;TEXT([.A154];&quot;# ##0&quot;);&quot;] = &quot;;TEXT([.K154];&quot;# ##0&quot;))" office:value-type="string" office:string-value="p[152] = 0" calcext:value-type="string">
            <text:p>p[152] = 0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6" office:value-type="boolean" office:boolean-value="true" calcext:value-type="boolean">
            <text:p>SANT</text:p>
          </table:table-cell>
          <table:table-cell table:style-name="ce6" table:number-columns-repeated="2"/>
          <table:table-cell table:style-name="ce29" office:value-type="boolean" office:boolean-value="true" calcext:value-type="boolean">
            <text:p>SANT</text:p>
          </table:table-cell>
          <table:table-cell table:style-name="ce61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55];[.R$1:.R$10];[.S$1:.S$10])" office:value-type="float" office:value="0" calcext:value-type="float">
            <text:p>0</text:p>
          </table:table-cell>
          <table:table-cell table:formula="of:=CONCATENATE(&quot;p[&quot;;TEXT([.A155];&quot;# ##0&quot;);&quot;] = &quot;;TEXT([.K155];&quot;# ##0&quot;))" office:value-type="string" office:string-value="p[153] = 0" calcext:value-type="string">
            <text:p>p[153] = 0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6"/>
          <table:table-cell table:style-name="ce6" office:value-type="boolean" office:boolean-value="true" calcext:value-type="boolean">
            <text:p>SANT</text:p>
          </table:table-cell>
          <table:table-cell table:style-name="ce6"/>
          <table:table-cell table:style-name="ce29" office:value-type="boolean" office:boolean-value="true" calcext:value-type="boolean">
            <text:p>SANT</text:p>
          </table:table-cell>
          <table:table-cell table:style-name="ce61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56];[.R$1:.R$10];[.S$1:.S$10])" office:value-type="float" office:value="0" calcext:value-type="float">
            <text:p>0</text:p>
          </table:table-cell>
          <table:table-cell table:formula="of:=CONCATENATE(&quot;p[&quot;;TEXT([.A156];&quot;# ##0&quot;);&quot;] = &quot;;TEXT([.K156];&quot;# ##0&quot;))" office:value-type="string" office:string-value="p[154] = 0" calcext:value-type="string">
            <text:p>p[154] = 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table:style-name="ce6" office:value-type="boolean" office:boolean-value="true" calcext:value-type="boolean">
            <text:p>SANT</text:p>
          </table:table-cell>
          <table:table-cell table:style-name="ce6"/>
          <table:table-cell table:style-name="ce29" office:value-type="boolean" office:boolean-value="true" calcext:value-type="boolean">
            <text:p>SANT</text:p>
          </table:table-cell>
          <table:table-cell table:style-name="ce61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57];[.R$1:.R$10];[.S$1:.S$10])" office:value-type="float" office:value="0" calcext:value-type="float">
            <text:p>0</text:p>
          </table:table-cell>
          <table:table-cell table:formula="of:=CONCATENATE(&quot;p[&quot;;TEXT([.A157];&quot;# ##0&quot;);&quot;] = &quot;;TEXT([.K157];&quot;# ##0&quot;))" office:value-type="string" office:string-value="p[155] = 0" calcext:value-type="string">
            <text:p>p[155] = 0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" table:number-columns-repeated="2"/>
          <table:table-cell table:style-name="ce6" office:value-type="boolean" office:boolean-value="true" calcext:value-type="boolean">
            <text:p>SANT</text:p>
          </table:table-cell>
          <table:table-cell table:style-name="ce30" office:value-type="boolean" office:boolean-value="true" calcext:value-type="boolean">
            <text:p>SANT</text:p>
          </table:table-cell>
          <table:table-cell table:style-name="ce62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58];[.R$1:.R$10];[.S$1:.S$10])" office:value-type="float" office:value="0" calcext:value-type="float">
            <text:p>0</text:p>
          </table:table-cell>
          <table:table-cell table:formula="of:=CONCATENATE(&quot;p[&quot;;TEXT([.A158];&quot;# ##0&quot;);&quot;] = &quot;;TEXT([.K158];&quot;# ##0&quot;))" office:value-type="string" office:string-value="p[156] = 0" calcext:value-type="string">
            <text:p>p[156] = 0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6" office:value-type="boolean" office:boolean-value="true" calcext:value-type="boolean">
            <text:p>SANT</text:p>
          </table:table-cell>
          <table:table-cell table:style-name="ce6"/>
          <table:table-cell table:style-name="ce6" office:value-type="boolean" office:boolean-value="true" calcext:value-type="boolean">
            <text:p>SANT</text:p>
          </table:table-cell>
          <table:table-cell table:style-name="ce30" office:value-type="boolean" office:boolean-value="true" calcext:value-type="boolean">
            <text:p>SANT</text:p>
          </table:table-cell>
          <table:table-cell table:style-name="ce62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59];[.R$1:.R$10];[.S$1:.S$10])" office:value-type="float" office:value="0" calcext:value-type="float">
            <text:p>0</text:p>
          </table:table-cell>
          <table:table-cell table:formula="of:=CONCATENATE(&quot;p[&quot;;TEXT([.A159];&quot;# ##0&quot;);&quot;] = &quot;;TEXT([.K159];&quot;# ##0&quot;))" office:value-type="string" office:string-value="p[157] = 0" calcext:value-type="string">
            <text:p>p[157] = 0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6"/>
          <table:table-cell table:number-columns-repeated="2" table:style-name="ce6" office:value-type="boolean" office:boolean-value="true" calcext:value-type="boolean">
            <text:p>SANT</text:p>
          </table:table-cell>
          <table:table-cell table:style-name="ce30" office:value-type="boolean" office:boolean-value="true" calcext:value-type="boolean">
            <text:p>SANT</text:p>
          </table:table-cell>
          <table:table-cell table:style-name="ce62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60];[.R$1:.R$10];[.S$1:.S$10])" office:value-type="float" office:value="0" calcext:value-type="float">
            <text:p>0</text:p>
          </table:table-cell>
          <table:table-cell table:formula="of:=CONCATENATE(&quot;p[&quot;;TEXT([.A160];&quot;# ##0&quot;);&quot;] = &quot;;TEXT([.K160];&quot;# ##0&quot;))" office:value-type="string" office:string-value="p[158] = 0" calcext:value-type="string">
            <text:p>p[158] = 0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table:style-name="ce6" office:value-type="boolean" office:boolean-value="true" calcext:value-type="boolean">
            <text:p>SANT</text:p>
          </table:table-cell>
          <table:table-cell table:style-name="ce30" office:value-type="boolean" office:boolean-value="true" calcext:value-type="boolean">
            <text:p>SANT</text:p>
          </table:table-cell>
          <table:table-cell table:style-name="ce62" office:value-type="boolean" office:boolean-value="true" calcext:value-type="boolean">
            <text:p>SANT</text:p>
          </table:table-cell>
          <table:table-cell table:style-name="ce6" table:number-columns-repeated="2"/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se</text:p>
          </table:table-cell>
          <table:table-cell table:formula="of:=LOOKUP([.J161];[.R$1:.R$10];[.S$1:.S$10])" office:value-type="float" office:value="254" calcext:value-type="float">
            <text:p>254</text:p>
          </table:table-cell>
          <table:table-cell table:formula="of:=CONCATENATE(&quot;p[&quot;;TEXT([.A161];&quot;# ##0&quot;);&quot;] = &quot;;TEXT([.K161];&quot;# ##0&quot;))" office:value-type="string" office:string-value="p[159] = 254" calcext:value-type="string">
            <text:p>p[159] = 254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7" table:number-columns-repeated="5"/>
          <table:table-cell table:style-name="ce91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62];[.R$1:.R$10];[.S$1:.S$10])" office:value-type="float" office:value="0" calcext:value-type="float">
            <text:p>0</text:p>
          </table:table-cell>
          <table:table-cell table:formula="of:=CONCATENATE(&quot;p[&quot;;TEXT([.A162];&quot;# ##0&quot;);&quot;] = &quot;;TEXT([.K162];&quot;# ##0&quot;))" office:value-type="string" office:string-value="p[160] = 0" calcext:value-type="string">
            <text:p>p[160] = 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7" office:value-type="boolean" office:boolean-value="true" calcext:value-type="boolean">
            <text:p>SANT</text:p>
          </table:table-cell>
          <table:table-cell table:style-name="ce7" table:number-columns-repeated="4"/>
          <table:table-cell table:style-name="ce91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63];[.R$1:.R$10];[.S$1:.S$10])" office:value-type="float" office:value="0" calcext:value-type="float">
            <text:p>0</text:p>
          </table:table-cell>
          <table:table-cell table:formula="of:=CONCATENATE(&quot;p[&quot;;TEXT([.A163];&quot;# ##0&quot;);&quot;] = &quot;;TEXT([.K163];&quot;# ##0&quot;))" office:value-type="string" office:string-value="p[161] = 0" calcext:value-type="string">
            <text:p>p[161] = 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7"/>
          <table:table-cell table:style-name="ce7" office:value-type="boolean" office:boolean-value="true" calcext:value-type="boolean">
            <text:p>SANT</text:p>
          </table:table-cell>
          <table:table-cell table:style-name="ce7" table:number-columns-repeated="3"/>
          <table:table-cell table:style-name="ce91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64];[.R$1:.R$10];[.S$1:.S$10])" office:value-type="float" office:value="0" calcext:value-type="float">
            <text:p>0</text:p>
          </table:table-cell>
          <table:table-cell table:formula="of:=CONCATENATE(&quot;p[&quot;;TEXT([.A164];&quot;# ##0&quot;);&quot;] = &quot;;TEXT([.K164];&quot;# ##0&quot;))" office:value-type="string" office:string-value="p[162] = 0" calcext:value-type="string">
            <text:p>p[162] = 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table:style-name="ce7" office:value-type="boolean" office:boolean-value="true" calcext:value-type="boolean">
            <text:p>SANT</text:p>
          </table:table-cell>
          <table:table-cell table:style-name="ce7" table:number-columns-repeated="3"/>
          <table:table-cell table:style-name="ce91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65];[.R$1:.R$10];[.S$1:.S$10])" office:value-type="float" office:value="0" calcext:value-type="float">
            <text:p>0</text:p>
          </table:table-cell>
          <table:table-cell table:formula="of:=CONCATENATE(&quot;p[&quot;;TEXT([.A165];&quot;# ##0&quot;);&quot;] = &quot;;TEXT([.K165];&quot;# ##0&quot;))" office:value-type="string" office:string-value="p[163] = 0" calcext:value-type="string">
            <text:p>p[163] = 0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7" table:number-columns-repeated="2"/>
          <table:table-cell table:style-name="ce7" office:value-type="boolean" office:boolean-value="true" calcext:value-type="boolean">
            <text:p>SANT</text:p>
          </table:table-cell>
          <table:table-cell table:style-name="ce7" table:number-columns-repeated="2"/>
          <table:table-cell table:style-name="ce92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66];[.R$1:.R$10];[.S$1:.S$10])" office:value-type="float" office:value="0" calcext:value-type="float">
            <text:p>0</text:p>
          </table:table-cell>
          <table:table-cell table:formula="of:=CONCATENATE(&quot;p[&quot;;TEXT([.A166];&quot;# ##0&quot;);&quot;] = &quot;;TEXT([.K166];&quot;# ##0&quot;))" office:value-type="string" office:string-value="p[164] = 0" calcext:value-type="string">
            <text:p>p[164] = 0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7" office:value-type="boolean" office:boolean-value="true" calcext:value-type="boolean">
            <text:p>SANT</text:p>
          </table:table-cell>
          <table:table-cell table:style-name="ce7"/>
          <table:table-cell table:style-name="ce7" office:value-type="boolean" office:boolean-value="true" calcext:value-type="boolean">
            <text:p>SANT</text:p>
          </table:table-cell>
          <table:table-cell table:style-name="ce7" table:number-columns-repeated="2"/>
          <table:table-cell table:style-name="ce92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67];[.R$1:.R$10];[.S$1:.S$10])" office:value-type="float" office:value="0" calcext:value-type="float">
            <text:p>0</text:p>
          </table:table-cell>
          <table:table-cell table:formula="of:=CONCATENATE(&quot;p[&quot;;TEXT([.A167];&quot;# ##0&quot;);&quot;] = &quot;;TEXT([.K167];&quot;# ##0&quot;))" office:value-type="string" office:string-value="p[165] = 0" calcext:value-type="string">
            <text:p>p[165] = 0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7"/>
          <table:table-cell table:number-columns-repeated="2" table:style-name="ce7" office:value-type="boolean" office:boolean-value="true" calcext:value-type="boolean">
            <text:p>SANT</text:p>
          </table:table-cell>
          <table:table-cell table:style-name="ce7" table:number-columns-repeated="2"/>
          <table:table-cell table:style-name="ce92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68];[.R$1:.R$10];[.S$1:.S$10])" office:value-type="float" office:value="0" calcext:value-type="float">
            <text:p>0</text:p>
          </table:table-cell>
          <table:table-cell table:formula="of:=CONCATENATE(&quot;p[&quot;;TEXT([.A168];&quot;# ##0&quot;);&quot;] = &quot;;TEXT([.K168];&quot;# ##0&quot;))" office:value-type="string" office:string-value="p[166] = 0" calcext:value-type="string">
            <text:p>p[166] = 0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table:style-name="ce7" office:value-type="boolean" office:boolean-value="true" calcext:value-type="boolean">
            <text:p>SANT</text:p>
          </table:table-cell>
          <table:table-cell table:style-name="ce7" table:number-columns-repeated="2"/>
          <table:table-cell table:style-name="ce92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69];[.R$1:.R$10];[.S$1:.S$10])" office:value-type="float" office:value="0" calcext:value-type="float">
            <text:p>0</text:p>
          </table:table-cell>
          <table:table-cell table:formula="of:=CONCATENATE(&quot;p[&quot;;TEXT([.A169];&quot;# ##0&quot;);&quot;] = &quot;;TEXT([.K169];&quot;# ##0&quot;))" office:value-type="string" office:string-value="p[167] = 0" calcext:value-type="string">
            <text:p>p[167] = 0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7" table:number-columns-repeated="3"/>
          <table:table-cell table:style-name="ce31" office:value-type="boolean" office:boolean-value="true" calcext:value-type="boolean">
            <text:p>SANT</text:p>
          </table:table-cell>
          <table:table-cell table:style-name="ce7"/>
          <table:table-cell table:style-name="ce93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70];[.R$1:.R$10];[.S$1:.S$10])" office:value-type="float" office:value="0" calcext:value-type="float">
            <text:p>0</text:p>
          </table:table-cell>
          <table:table-cell table:formula="of:=CONCATENATE(&quot;p[&quot;;TEXT([.A170];&quot;# ##0&quot;);&quot;] = &quot;;TEXT([.K170];&quot;# ##0&quot;))" office:value-type="string" office:string-value="p[168] = 0" calcext:value-type="string">
            <text:p>p[168] = 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7" office:value-type="boolean" office:boolean-value="true" calcext:value-type="boolean">
            <text:p>SANT</text:p>
          </table:table-cell>
          <table:table-cell table:style-name="ce7" table:number-columns-repeated="2"/>
          <table:table-cell table:style-name="ce31" office:value-type="boolean" office:boolean-value="true" calcext:value-type="boolean">
            <text:p>SANT</text:p>
          </table:table-cell>
          <table:table-cell table:style-name="ce7"/>
          <table:table-cell table:style-name="ce93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71];[.R$1:.R$10];[.S$1:.S$10])" office:value-type="float" office:value="0" calcext:value-type="float">
            <text:p>0</text:p>
          </table:table-cell>
          <table:table-cell table:formula="of:=CONCATENATE(&quot;p[&quot;;TEXT([.A171];&quot;# ##0&quot;);&quot;] = &quot;;TEXT([.K171];&quot;# ##0&quot;))" office:value-type="string" office:string-value="p[169] = 0" calcext:value-type="string">
            <text:p>p[169] = 0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7"/>
          <table:table-cell table:style-name="ce7" office:value-type="boolean" office:boolean-value="true" calcext:value-type="boolean">
            <text:p>SANT</text:p>
          </table:table-cell>
          <table:table-cell table:style-name="ce7"/>
          <table:table-cell table:style-name="ce31" office:value-type="boolean" office:boolean-value="true" calcext:value-type="boolean">
            <text:p>SANT</text:p>
          </table:table-cell>
          <table:table-cell table:style-name="ce7"/>
          <table:table-cell table:style-name="ce93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72];[.R$1:.R$10];[.S$1:.S$10])" office:value-type="float" office:value="0" calcext:value-type="float">
            <text:p>0</text:p>
          </table:table-cell>
          <table:table-cell table:formula="of:=CONCATENATE(&quot;p[&quot;;TEXT([.A172];&quot;# ##0&quot;);&quot;] = &quot;;TEXT([.K172];&quot;# ##0&quot;))" office:value-type="string" office:string-value="p[170] = 0" calcext:value-type="string">
            <text:p>p[170] = 0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table:style-name="ce7" office:value-type="boolean" office:boolean-value="true" calcext:value-type="boolean">
            <text:p>SANT</text:p>
          </table:table-cell>
          <table:table-cell table:style-name="ce7"/>
          <table:table-cell table:style-name="ce31" office:value-type="boolean" office:boolean-value="true" calcext:value-type="boolean">
            <text:p>SANT</text:p>
          </table:table-cell>
          <table:table-cell table:style-name="ce7"/>
          <table:table-cell table:style-name="ce93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73];[.R$1:.R$10];[.S$1:.S$10])" office:value-type="float" office:value="0" calcext:value-type="float">
            <text:p>0</text:p>
          </table:table-cell>
          <table:table-cell table:formula="of:=CONCATENATE(&quot;p[&quot;;TEXT([.A173];&quot;# ##0&quot;);&quot;] = &quot;;TEXT([.K173];&quot;# ##0&quot;))" office:value-type="string" office:string-value="p[171] = 0" calcext:value-type="string">
            <text:p>p[171] = 0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7" table:number-columns-repeated="2"/>
          <table:table-cell table:style-name="ce7" office:value-type="boolean" office:boolean-value="true" calcext:value-type="boolean">
            <text:p>SANT</text:p>
          </table:table-cell>
          <table:table-cell table:style-name="ce32" office:value-type="boolean" office:boolean-value="true" calcext:value-type="boolean">
            <text:p>SANT</text:p>
          </table:table-cell>
          <table:table-cell table:style-name="ce7"/>
          <table:table-cell table:style-name="ce94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74];[.R$1:.R$10];[.S$1:.S$10])" office:value-type="float" office:value="0" calcext:value-type="float">
            <text:p>0</text:p>
          </table:table-cell>
          <table:table-cell table:formula="of:=CONCATENATE(&quot;p[&quot;;TEXT([.A174];&quot;# ##0&quot;);&quot;] = &quot;;TEXT([.K174];&quot;# ##0&quot;))" office:value-type="string" office:string-value="p[172] = 0" calcext:value-type="string">
            <text:p>p[172] = 0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7" office:value-type="boolean" office:boolean-value="true" calcext:value-type="boolean">
            <text:p>SANT</text:p>
          </table:table-cell>
          <table:table-cell table:style-name="ce7"/>
          <table:table-cell table:style-name="ce7" office:value-type="boolean" office:boolean-value="true" calcext:value-type="boolean">
            <text:p>SANT</text:p>
          </table:table-cell>
          <table:table-cell table:style-name="ce32" office:value-type="boolean" office:boolean-value="true" calcext:value-type="boolean">
            <text:p>SANT</text:p>
          </table:table-cell>
          <table:table-cell table:style-name="ce7"/>
          <table:table-cell table:style-name="ce94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75];[.R$1:.R$10];[.S$1:.S$10])" office:value-type="float" office:value="0" calcext:value-type="float">
            <text:p>0</text:p>
          </table:table-cell>
          <table:table-cell table:formula="of:=CONCATENATE(&quot;p[&quot;;TEXT([.A175];&quot;# ##0&quot;);&quot;] = &quot;;TEXT([.K175];&quot;# ##0&quot;))" office:value-type="string" office:string-value="p[173] = 0" calcext:value-type="string">
            <text:p>p[173] = 0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7"/>
          <table:table-cell table:number-columns-repeated="2" table:style-name="ce7" office:value-type="boolean" office:boolean-value="true" calcext:value-type="boolean">
            <text:p>SANT</text:p>
          </table:table-cell>
          <table:table-cell table:style-name="ce32" office:value-type="boolean" office:boolean-value="true" calcext:value-type="boolean">
            <text:p>SANT</text:p>
          </table:table-cell>
          <table:table-cell table:style-name="ce7"/>
          <table:table-cell table:style-name="ce94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76];[.R$1:.R$10];[.S$1:.S$10])" office:value-type="float" office:value="0" calcext:value-type="float">
            <text:p>0</text:p>
          </table:table-cell>
          <table:table-cell table:formula="of:=CONCATENATE(&quot;p[&quot;;TEXT([.A176];&quot;# ##0&quot;);&quot;] = &quot;;TEXT([.K176];&quot;# ##0&quot;))" office:value-type="string" office:string-value="p[174] = 0" calcext:value-type="string">
            <text:p>p[174] = 0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table:style-name="ce7" office:value-type="boolean" office:boolean-value="true" calcext:value-type="boolean">
            <text:p>SANT</text:p>
          </table:table-cell>
          <table:table-cell table:style-name="ce32" office:value-type="boolean" office:boolean-value="true" calcext:value-type="boolean">
            <text:p>SANT</text:p>
          </table:table-cell>
          <table:table-cell table:style-name="ce7"/>
          <table:table-cell table:style-name="ce94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77];[.R$1:.R$10];[.S$1:.S$10])" office:value-type="float" office:value="0" calcext:value-type="float">
            <text:p>0</text:p>
          </table:table-cell>
          <table:table-cell table:formula="of:=CONCATENATE(&quot;p[&quot;;TEXT([.A177];&quot;# ##0&quot;);&quot;] = &quot;;TEXT([.K177];&quot;# ##0&quot;))" office:value-type="string" office:string-value="p[175] = 0" calcext:value-type="string">
            <text:p>p[175] = 0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7" table:number-columns-repeated="4"/>
          <table:table-cell table:style-name="ce63" office:value-type="boolean" office:boolean-value="true" calcext:value-type="boolean">
            <text:p>SANT</text:p>
          </table:table-cell>
          <table:table-cell table:style-name="ce95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78];[.R$1:.R$10];[.S$1:.S$10])" office:value-type="float" office:value="0" calcext:value-type="float">
            <text:p>0</text:p>
          </table:table-cell>
          <table:table-cell table:formula="of:=CONCATENATE(&quot;p[&quot;;TEXT([.A178];&quot;# ##0&quot;);&quot;] = &quot;;TEXT([.K178];&quot;# ##0&quot;))" office:value-type="string" office:string-value="p[176] = 0" calcext:value-type="string">
            <text:p>p[176] = 0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7" office:value-type="boolean" office:boolean-value="true" calcext:value-type="boolean">
            <text:p>SANT</text:p>
          </table:table-cell>
          <table:table-cell table:style-name="ce7" table:number-columns-repeated="3"/>
          <table:table-cell table:style-name="ce63" office:value-type="boolean" office:boolean-value="true" calcext:value-type="boolean">
            <text:p>SANT</text:p>
          </table:table-cell>
          <table:table-cell table:style-name="ce96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79];[.R$1:.R$10];[.S$1:.S$10])" office:value-type="float" office:value="0" calcext:value-type="float">
            <text:p>0</text:p>
          </table:table-cell>
          <table:table-cell table:formula="of:=CONCATENATE(&quot;p[&quot;;TEXT([.A179];&quot;# ##0&quot;);&quot;] = &quot;;TEXT([.K179];&quot;# ##0&quot;))" office:value-type="string" office:string-value="p[177] = 0" calcext:value-type="string">
            <text:p>p[177] = 0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7"/>
          <table:table-cell table:style-name="ce7" office:value-type="boolean" office:boolean-value="true" calcext:value-type="boolean">
            <text:p>SANT</text:p>
          </table:table-cell>
          <table:table-cell table:style-name="ce7" table:number-columns-repeated="2"/>
          <table:table-cell table:style-name="ce63" office:value-type="boolean" office:boolean-value="true" calcext:value-type="boolean">
            <text:p>SANT</text:p>
          </table:table-cell>
          <table:table-cell table:style-name="ce96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80];[.R$1:.R$10];[.S$1:.S$10])" office:value-type="float" office:value="0" calcext:value-type="float">
            <text:p>0</text:p>
          </table:table-cell>
          <table:table-cell table:formula="of:=CONCATENATE(&quot;p[&quot;;TEXT([.A180];&quot;# ##0&quot;);&quot;] = &quot;;TEXT([.K180];&quot;# ##0&quot;))" office:value-type="string" office:string-value="p[178] = 0" calcext:value-type="string">
            <text:p>p[178] = 0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table:style-name="ce7" office:value-type="boolean" office:boolean-value="true" calcext:value-type="boolean">
            <text:p>SANT</text:p>
          </table:table-cell>
          <table:table-cell table:style-name="ce7" table:number-columns-repeated="2"/>
          <table:table-cell table:style-name="ce63" office:value-type="boolean" office:boolean-value="true" calcext:value-type="boolean">
            <text:p>SANT</text:p>
          </table:table-cell>
          <table:table-cell table:style-name="ce96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81];[.R$1:.R$10];[.S$1:.S$10])" office:value-type="float" office:value="0" calcext:value-type="float">
            <text:p>0</text:p>
          </table:table-cell>
          <table:table-cell table:formula="of:=CONCATENATE(&quot;p[&quot;;TEXT([.A181];&quot;# ##0&quot;);&quot;] = &quot;;TEXT([.K181];&quot;# ##0&quot;))" office:value-type="string" office:string-value="p[179] = 0" calcext:value-type="string">
            <text:p>p[179] = 0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7" table:number-columns-repeated="2"/>
          <table:table-cell table:style-name="ce7" office:value-type="boolean" office:boolean-value="true" calcext:value-type="boolean">
            <text:p>SANT</text:p>
          </table:table-cell>
          <table:table-cell table:style-name="ce7"/>
          <table:table-cell table:style-name="ce64" office:value-type="boolean" office:boolean-value="true" calcext:value-type="boolean">
            <text:p>SANT</text:p>
          </table:table-cell>
          <table:table-cell table:style-name="ce97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82];[.R$1:.R$10];[.S$1:.S$10])" office:value-type="float" office:value="0" calcext:value-type="float">
            <text:p>0</text:p>
          </table:table-cell>
          <table:table-cell table:formula="of:=CONCATENATE(&quot;p[&quot;;TEXT([.A182];&quot;# ##0&quot;);&quot;] = &quot;;TEXT([.K182];&quot;# ##0&quot;))" office:value-type="string" office:string-value="p[180] = 0" calcext:value-type="string">
            <text:p>p[180] = 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7" office:value-type="boolean" office:boolean-value="true" calcext:value-type="boolean">
            <text:p>SANT</text:p>
          </table:table-cell>
          <table:table-cell table:style-name="ce7"/>
          <table:table-cell table:style-name="ce7" office:value-type="boolean" office:boolean-value="true" calcext:value-type="boolean">
            <text:p>SANT</text:p>
          </table:table-cell>
          <table:table-cell table:style-name="ce7"/>
          <table:table-cell table:style-name="ce64" office:value-type="boolean" office:boolean-value="true" calcext:value-type="boolean">
            <text:p>SANT</text:p>
          </table:table-cell>
          <table:table-cell table:style-name="ce97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83];[.R$1:.R$10];[.S$1:.S$10])" office:value-type="float" office:value="0" calcext:value-type="float">
            <text:p>0</text:p>
          </table:table-cell>
          <table:table-cell table:formula="of:=CONCATENATE(&quot;p[&quot;;TEXT([.A183];&quot;# ##0&quot;);&quot;] = &quot;;TEXT([.K183];&quot;# ##0&quot;))" office:value-type="string" office:string-value="p[181] = 0" calcext:value-type="string">
            <text:p>p[181] = 0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7"/>
          <table:table-cell table:number-columns-repeated="2" table:style-name="ce7" office:value-type="boolean" office:boolean-value="true" calcext:value-type="boolean">
            <text:p>SANT</text:p>
          </table:table-cell>
          <table:table-cell table:style-name="ce7"/>
          <table:table-cell table:style-name="ce64" office:value-type="boolean" office:boolean-value="true" calcext:value-type="boolean">
            <text:p>SANT</text:p>
          </table:table-cell>
          <table:table-cell table:style-name="ce97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84];[.R$1:.R$10];[.S$1:.S$10])" office:value-type="float" office:value="0" calcext:value-type="float">
            <text:p>0</text:p>
          </table:table-cell>
          <table:table-cell table:formula="of:=CONCATENATE(&quot;p[&quot;;TEXT([.A184];&quot;# ##0&quot;);&quot;] = &quot;;TEXT([.K184];&quot;# ##0&quot;))" office:value-type="string" office:string-value="p[182] = 0" calcext:value-type="string">
            <text:p>p[182] = 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table:style-name="ce7" office:value-type="boolean" office:boolean-value="true" calcext:value-type="boolean">
            <text:p>SANT</text:p>
          </table:table-cell>
          <table:table-cell table:style-name="ce7"/>
          <table:table-cell table:style-name="ce64" office:value-type="boolean" office:boolean-value="true" calcext:value-type="boolean">
            <text:p>SANT</text:p>
          </table:table-cell>
          <table:table-cell table:style-name="ce97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85];[.R$1:.R$10];[.S$1:.S$10])" office:value-type="float" office:value="0" calcext:value-type="float">
            <text:p>0</text:p>
          </table:table-cell>
          <table:table-cell table:formula="of:=CONCATENATE(&quot;p[&quot;;TEXT([.A185];&quot;# ##0&quot;);&quot;] = &quot;;TEXT([.K185];&quot;# ##0&quot;))" office:value-type="string" office:string-value="p[183] = 0" calcext:value-type="string">
            <text:p>p[183] = 0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7" table:number-columns-repeated="3"/>
          <table:table-cell table:style-name="ce33" office:value-type="boolean" office:boolean-value="true" calcext:value-type="boolean">
            <text:p>SANT</text:p>
          </table:table-cell>
          <table:table-cell table:style-name="ce65" office:value-type="boolean" office:boolean-value="true" calcext:value-type="boolean">
            <text:p>SANT</text:p>
          </table:table-cell>
          <table:table-cell table:style-name="ce98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86];[.R$1:.R$10];[.S$1:.S$10])" office:value-type="float" office:value="0" calcext:value-type="float">
            <text:p>0</text:p>
          </table:table-cell>
          <table:table-cell table:formula="of:=CONCATENATE(&quot;p[&quot;;TEXT([.A186];&quot;# ##0&quot;);&quot;] = &quot;;TEXT([.K186];&quot;# ##0&quot;))" office:value-type="string" office:string-value="p[184] = 0" calcext:value-type="string">
            <text:p>p[184] = 0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7" office:value-type="boolean" office:boolean-value="true" calcext:value-type="boolean">
            <text:p>SANT</text:p>
          </table:table-cell>
          <table:table-cell table:style-name="ce7" table:number-columns-repeated="2"/>
          <table:table-cell table:style-name="ce33" office:value-type="boolean" office:boolean-value="true" calcext:value-type="boolean">
            <text:p>SANT</text:p>
          </table:table-cell>
          <table:table-cell table:style-name="ce65" office:value-type="boolean" office:boolean-value="true" calcext:value-type="boolean">
            <text:p>SANT</text:p>
          </table:table-cell>
          <table:table-cell table:style-name="ce98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87];[.R$1:.R$10];[.S$1:.S$10])" office:value-type="float" office:value="0" calcext:value-type="float">
            <text:p>0</text:p>
          </table:table-cell>
          <table:table-cell table:formula="of:=CONCATENATE(&quot;p[&quot;;TEXT([.A187];&quot;# ##0&quot;);&quot;] = &quot;;TEXT([.K187];&quot;# ##0&quot;))" office:value-type="string" office:string-value="p[185] = 0" calcext:value-type="string">
            <text:p>p[185] = 0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7"/>
          <table:table-cell table:style-name="ce7" office:value-type="boolean" office:boolean-value="true" calcext:value-type="boolean">
            <text:p>SANT</text:p>
          </table:table-cell>
          <table:table-cell table:style-name="ce7"/>
          <table:table-cell table:style-name="ce33" office:value-type="boolean" office:boolean-value="true" calcext:value-type="boolean">
            <text:p>SANT</text:p>
          </table:table-cell>
          <table:table-cell table:style-name="ce65" office:value-type="boolean" office:boolean-value="true" calcext:value-type="boolean">
            <text:p>SANT</text:p>
          </table:table-cell>
          <table:table-cell table:style-name="ce98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88];[.R$1:.R$10];[.S$1:.S$10])" office:value-type="float" office:value="0" calcext:value-type="float">
            <text:p>0</text:p>
          </table:table-cell>
          <table:table-cell table:formula="of:=CONCATENATE(&quot;p[&quot;;TEXT([.A188];&quot;# ##0&quot;);&quot;] = &quot;;TEXT([.K188];&quot;# ##0&quot;))" office:value-type="string" office:string-value="p[186] = 0" calcext:value-type="string">
            <text:p>p[186] = 0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table:style-name="ce7" office:value-type="boolean" office:boolean-value="true" calcext:value-type="boolean">
            <text:p>SANT</text:p>
          </table:table-cell>
          <table:table-cell table:style-name="ce7"/>
          <table:table-cell table:style-name="ce33" office:value-type="boolean" office:boolean-value="true" calcext:value-type="boolean">
            <text:p>SANT</text:p>
          </table:table-cell>
          <table:table-cell table:style-name="ce65" office:value-type="boolean" office:boolean-value="true" calcext:value-type="boolean">
            <text:p>SANT</text:p>
          </table:table-cell>
          <table:table-cell table:style-name="ce98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89];[.R$1:.R$10];[.S$1:.S$10])" office:value-type="float" office:value="0" calcext:value-type="float">
            <text:p>0</text:p>
          </table:table-cell>
          <table:table-cell table:formula="of:=CONCATENATE(&quot;p[&quot;;TEXT([.A189];&quot;# ##0&quot;);&quot;] = &quot;;TEXT([.K189];&quot;# ##0&quot;))" office:value-type="string" office:string-value="p[187] = 0" calcext:value-type="string">
            <text:p>p[187] = 0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7" table:number-columns-repeated="2"/>
          <table:table-cell table:style-name="ce7" office:value-type="boolean" office:boolean-value="true" calcext:value-type="boolean">
            <text:p>SANT</text:p>
          </table:table-cell>
          <table:table-cell table:style-name="ce34" office:value-type="boolean" office:boolean-value="true" calcext:value-type="boolean">
            <text:p>SANT</text:p>
          </table:table-cell>
          <table:table-cell table:style-name="ce66" office:value-type="boolean" office:boolean-value="true" calcext:value-type="boolean">
            <text:p>SANT</text:p>
          </table:table-cell>
          <table:table-cell table:style-name="ce99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90];[.R$1:.R$10];[.S$1:.S$10])" office:value-type="float" office:value="0" calcext:value-type="float">
            <text:p>0</text:p>
          </table:table-cell>
          <table:table-cell table:formula="of:=CONCATENATE(&quot;p[&quot;;TEXT([.A190];&quot;# ##0&quot;);&quot;] = &quot;;TEXT([.K190];&quot;# ##0&quot;))" office:value-type="string" office:string-value="p[188] = 0" calcext:value-type="string">
            <text:p>p[188] = 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7" office:value-type="boolean" office:boolean-value="true" calcext:value-type="boolean">
            <text:p>SANT</text:p>
          </table:table-cell>
          <table:table-cell table:style-name="ce7"/>
          <table:table-cell table:style-name="ce7" office:value-type="boolean" office:boolean-value="true" calcext:value-type="boolean">
            <text:p>SANT</text:p>
          </table:table-cell>
          <table:table-cell table:style-name="ce34" office:value-type="boolean" office:boolean-value="true" calcext:value-type="boolean">
            <text:p>SANT</text:p>
          </table:table-cell>
          <table:table-cell table:style-name="ce66" office:value-type="boolean" office:boolean-value="true" calcext:value-type="boolean">
            <text:p>SANT</text:p>
          </table:table-cell>
          <table:table-cell table:style-name="ce99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91];[.R$1:.R$10];[.S$1:.S$10])" office:value-type="float" office:value="0" calcext:value-type="float">
            <text:p>0</text:p>
          </table:table-cell>
          <table:table-cell table:formula="of:=CONCATENATE(&quot;p[&quot;;TEXT([.A191];&quot;# ##0&quot;);&quot;] = &quot;;TEXT([.K191];&quot;# ##0&quot;))" office:value-type="string" office:string-value="p[189] = 0" calcext:value-type="string">
            <text:p>p[189] = 0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7"/>
          <table:table-cell table:number-columns-repeated="2" table:style-name="ce7" office:value-type="boolean" office:boolean-value="true" calcext:value-type="boolean">
            <text:p>SANT</text:p>
          </table:table-cell>
          <table:table-cell table:style-name="ce34" office:value-type="boolean" office:boolean-value="true" calcext:value-type="boolean">
            <text:p>SANT</text:p>
          </table:table-cell>
          <table:table-cell table:style-name="ce66" office:value-type="boolean" office:boolean-value="true" calcext:value-type="boolean">
            <text:p>SANT</text:p>
          </table:table-cell>
          <table:table-cell table:style-name="ce99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92];[.R$1:.R$10];[.S$1:.S$10])" office:value-type="float" office:value="0" calcext:value-type="float">
            <text:p>0</text:p>
          </table:table-cell>
          <table:table-cell table:formula="of:=CONCATENATE(&quot;p[&quot;;TEXT([.A192];&quot;# ##0&quot;);&quot;] = &quot;;TEXT([.K192];&quot;# ##0&quot;))" office:value-type="string" office:string-value="p[190] = 0" calcext:value-type="string">
            <text:p>p[190] = 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table:style-name="ce7" office:value-type="boolean" office:boolean-value="true" calcext:value-type="boolean">
            <text:p>SANT</text:p>
          </table:table-cell>
          <table:table-cell table:style-name="ce34" office:value-type="boolean" office:boolean-value="true" calcext:value-type="boolean">
            <text:p>SANT</text:p>
          </table:table-cell>
          <table:table-cell table:style-name="ce66" office:value-type="boolean" office:boolean-value="true" calcext:value-type="boolean">
            <text:p>SANT</text:p>
          </table:table-cell>
          <table:table-cell table:style-name="ce99" office:value-type="boolean" office:boolean-value="true" calcext:value-type="boolean">
            <text:p>SANT</text:p>
          </table:table-cell>
          <table:table-cell table:style-name="ce6"/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se</text:p>
          </table:table-cell>
          <table:table-cell table:formula="of:=LOOKUP([.J193];[.R$1:.R$10];[.S$1:.S$10])" office:value-type="float" office:value="254" calcext:value-type="float">
            <text:p>254</text:p>
          </table:table-cell>
          <table:table-cell table:formula="of:=CONCATENATE(&quot;p[&quot;;TEXT([.A193];&quot;# ##0&quot;);&quot;] = &quot;;TEXT([.K193];&quot;# ##0&quot;))" office:value-type="string" office:string-value="p[191] = 254" calcext:value-type="string">
            <text:p>p[191] = 254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8" table:number-columns-repeated="5"/>
          <table:table-cell table:style-name="ce6"/>
          <table:table-cell table:style-name="ce125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94];[.R$1:.R$10];[.S$1:.S$10])" office:value-type="float" office:value="0" calcext:value-type="float">
            <text:p>0</text:p>
          </table:table-cell>
          <table:table-cell table:formula="of:=CONCATENATE(&quot;p[&quot;;TEXT([.A194];&quot;# ##0&quot;);&quot;] = &quot;;TEXT([.K194];&quot;# ##0&quot;))" office:value-type="string" office:string-value="p[192] = 0" calcext:value-type="string">
            <text:p>p[192] = 0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8" office:value-type="boolean" office:boolean-value="true" calcext:value-type="boolean">
            <text:p>SANT</text:p>
          </table:table-cell>
          <table:table-cell table:style-name="ce8" table:number-columns-repeated="4"/>
          <table:table-cell table:style-name="ce6"/>
          <table:table-cell table:style-name="ce125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s</text:p>
          </table:table-cell>
          <table:table-cell table:formula="of:=LOOKUP([.J195];[.R$1:.R$10];[.S$1:.S$10])" office:value-type="float" office:value="253" calcext:value-type="float">
            <text:p>253</text:p>
          </table:table-cell>
          <table:table-cell table:formula="of:=CONCATENATE(&quot;p[&quot;;TEXT([.A195];&quot;# ##0&quot;);&quot;] = &quot;;TEXT([.K195];&quot;# ##0&quot;))" office:value-type="string" office:string-value="p[193] = 253" calcext:value-type="string">
            <text:p>p[193] = 253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8"/>
          <table:table-cell table:style-name="ce8" office:value-type="boolean" office:boolean-value="true" calcext:value-type="boolean">
            <text:p>SANT</text:p>
          </table:table-cell>
          <table:table-cell table:style-name="ce8" table:number-columns-repeated="3"/>
          <table:table-cell table:style-name="ce6"/>
          <table:table-cell table:style-name="ce125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96];[.R$1:.R$10];[.S$1:.S$10])" office:value-type="float" office:value="0" calcext:value-type="float">
            <text:p>0</text:p>
          </table:table-cell>
          <table:table-cell table:formula="of:=CONCATENATE(&quot;p[&quot;;TEXT([.A196];&quot;# ##0&quot;);&quot;] = &quot;;TEXT([.K196];&quot;# ##0&quot;))" office:value-type="string" office:string-value="p[194] = 0" calcext:value-type="string">
            <text:p>p[194] = 0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table:style-name="ce8" office:value-type="boolean" office:boolean-value="true" calcext:value-type="boolean">
            <text:p>SANT</text:p>
          </table:table-cell>
          <table:table-cell table:style-name="ce8" table:number-columns-repeated="3"/>
          <table:table-cell table:style-name="ce6"/>
          <table:table-cell table:style-name="ce125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s</text:p>
          </table:table-cell>
          <table:table-cell table:formula="of:=LOOKUP([.J197];[.R$1:.R$10];[.S$1:.S$10])" office:value-type="float" office:value="253" calcext:value-type="float">
            <text:p>253</text:p>
          </table:table-cell>
          <table:table-cell table:formula="of:=CONCATENATE(&quot;p[&quot;;TEXT([.A197];&quot;# ##0&quot;);&quot;] = &quot;;TEXT([.K197];&quot;# ##0&quot;))" office:value-type="string" office:string-value="p[195] = 253" calcext:value-type="string">
            <text:p>p[195] = 253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SANT</text:p>
          </table:table-cell>
          <table:table-cell table:style-name="ce8" table:number-columns-repeated="2"/>
          <table:table-cell table:style-name="ce6"/>
          <table:table-cell table:style-name="ce126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98];[.R$1:.R$10];[.S$1:.S$10])" office:value-type="float" office:value="0" calcext:value-type="float">
            <text:p>0</text:p>
          </table:table-cell>
          <table:table-cell table:formula="of:=CONCATENATE(&quot;p[&quot;;TEXT([.A198];&quot;# ##0&quot;);&quot;] = &quot;;TEXT([.K198];&quot;# ##0&quot;))" office:value-type="string" office:string-value="p[196] = 0" calcext:value-type="string">
            <text:p>p[196] = 0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8" office:value-type="boolean" office:boolean-value="true" calcext:value-type="boolean">
            <text:p>SANT</text:p>
          </table:table-cell>
          <table:table-cell table:style-name="ce8"/>
          <table:table-cell table:style-name="ce8" office:value-type="boolean" office:boolean-value="true" calcext:value-type="boolean">
            <text:p>SANT</text:p>
          </table:table-cell>
          <table:table-cell table:style-name="ce8" table:number-columns-repeated="2"/>
          <table:table-cell table:style-name="ce6"/>
          <table:table-cell table:style-name="ce126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199];[.R$1:.R$10];[.S$1:.S$10])" office:value-type="float" office:value="0" calcext:value-type="float">
            <text:p>0</text:p>
          </table:table-cell>
          <table:table-cell table:formula="of:=CONCATENATE(&quot;p[&quot;;TEXT([.A199];&quot;# ##0&quot;);&quot;] = &quot;;TEXT([.K199];&quot;# ##0&quot;))" office:value-type="string" office:string-value="p[197] = 0" calcext:value-type="string">
            <text:p>p[197] = 0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8"/>
          <table:table-cell table:number-columns-repeated="2" table:style-name="ce8" office:value-type="boolean" office:boolean-value="true" calcext:value-type="boolean">
            <text:p>SANT</text:p>
          </table:table-cell>
          <table:table-cell table:style-name="ce8" table:number-columns-repeated="2"/>
          <table:table-cell table:style-name="ce6"/>
          <table:table-cell table:style-name="ce126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00];[.R$1:.R$10];[.S$1:.S$10])" office:value-type="float" office:value="0" calcext:value-type="float">
            <text:p>0</text:p>
          </table:table-cell>
          <table:table-cell table:formula="of:=CONCATENATE(&quot;p[&quot;;TEXT([.A200];&quot;# ##0&quot;);&quot;] = &quot;;TEXT([.K200];&quot;# ##0&quot;))" office:value-type="string" office:string-value="p[198] = 0" calcext:value-type="string">
            <text:p>p[198] = 0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 table:style-name="ce8" office:value-type="boolean" office:boolean-value="true" calcext:value-type="boolean">
            <text:p>SANT</text:p>
          </table:table-cell>
          <table:table-cell table:style-name="ce8" table:number-columns-repeated="2"/>
          <table:table-cell table:style-name="ce6"/>
          <table:table-cell table:style-name="ce126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s</text:p>
          </table:table-cell>
          <table:table-cell table:formula="of:=LOOKUP([.J201];[.R$1:.R$10];[.S$1:.S$10])" office:value-type="float" office:value="253" calcext:value-type="float">
            <text:p>253</text:p>
          </table:table-cell>
          <table:table-cell table:formula="of:=CONCATENATE(&quot;p[&quot;;TEXT([.A201];&quot;# ##0&quot;);&quot;] = &quot;;TEXT([.K201];&quot;# ##0&quot;))" office:value-type="string" office:string-value="p[199] = 253" calcext:value-type="string">
            <text:p>p[199] = 253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8" table:number-columns-repeated="3"/>
          <table:table-cell table:style-name="ce35" office:value-type="boolean" office:boolean-value="true" calcext:value-type="boolean">
            <text:p>SANT</text:p>
          </table:table-cell>
          <table:table-cell table:style-name="ce8"/>
          <table:table-cell table:style-name="ce6"/>
          <table:table-cell table:style-name="ce127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02];[.R$1:.R$10];[.S$1:.S$10])" office:value-type="float" office:value="0" calcext:value-type="float">
            <text:p>0</text:p>
          </table:table-cell>
          <table:table-cell table:formula="of:=CONCATENATE(&quot;p[&quot;;TEXT([.A202];&quot;# ##0&quot;);&quot;] = &quot;;TEXT([.K202];&quot;# ##0&quot;))" office:value-type="string" office:string-value="p[200] = 0" calcext:value-type="string">
            <text:p>p[200] = 0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8" office:value-type="boolean" office:boolean-value="true" calcext:value-type="boolean">
            <text:p>SANT</text:p>
          </table:table-cell>
          <table:table-cell table:style-name="ce8" table:number-columns-repeated="2"/>
          <table:table-cell table:style-name="ce35" office:value-type="boolean" office:boolean-value="true" calcext:value-type="boolean">
            <text:p>SANT</text:p>
          </table:table-cell>
          <table:table-cell table:style-name="ce8"/>
          <table:table-cell table:style-name="ce6"/>
          <table:table-cell table:style-name="ce127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03];[.R$1:.R$10];[.S$1:.S$10])" office:value-type="float" office:value="0" calcext:value-type="float">
            <text:p>0</text:p>
          </table:table-cell>
          <table:table-cell table:formula="of:=CONCATENATE(&quot;p[&quot;;TEXT([.A203];&quot;# ##0&quot;);&quot;] = &quot;;TEXT([.K203];&quot;# ##0&quot;))" office:value-type="string" office:string-value="p[201] = 0" calcext:value-type="string">
            <text:p>p[201] = 0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8"/>
          <table:table-cell table:style-name="ce8" office:value-type="boolean" office:boolean-value="true" calcext:value-type="boolean">
            <text:p>SANT</text:p>
          </table:table-cell>
          <table:table-cell table:style-name="ce8"/>
          <table:table-cell table:style-name="ce35" office:value-type="boolean" office:boolean-value="true" calcext:value-type="boolean">
            <text:p>SANT</text:p>
          </table:table-cell>
          <table:table-cell table:style-name="ce8"/>
          <table:table-cell table:style-name="ce6"/>
          <table:table-cell table:style-name="ce127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04];[.R$1:.R$10];[.S$1:.S$10])" office:value-type="float" office:value="0" calcext:value-type="float">
            <text:p>0</text:p>
          </table:table-cell>
          <table:table-cell table:formula="of:=CONCATENATE(&quot;p[&quot;;TEXT([.A204];&quot;# ##0&quot;);&quot;] = &quot;;TEXT([.K204];&quot;# ##0&quot;))" office:value-type="string" office:string-value="p[202] = 0" calcext:value-type="string">
            <text:p>p[202] = 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table:style-name="ce8" office:value-type="boolean" office:boolean-value="true" calcext:value-type="boolean">
            <text:p>SANT</text:p>
          </table:table-cell>
          <table:table-cell table:style-name="ce8"/>
          <table:table-cell table:style-name="ce35" office:value-type="boolean" office:boolean-value="true" calcext:value-type="boolean">
            <text:p>SANT</text:p>
          </table:table-cell>
          <table:table-cell table:style-name="ce8"/>
          <table:table-cell table:style-name="ce6"/>
          <table:table-cell table:style-name="ce127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05];[.R$1:.R$10];[.S$1:.S$10])" office:value-type="float" office:value="0" calcext:value-type="float">
            <text:p>0</text:p>
          </table:table-cell>
          <table:table-cell table:formula="of:=CONCATENATE(&quot;p[&quot;;TEXT([.A205];&quot;# ##0&quot;);&quot;] = &quot;;TEXT([.K205];&quot;# ##0&quot;))" office:value-type="string" office:string-value="p[203] = 0" calcext:value-type="string">
            <text:p>p[203] = 0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SANT</text:p>
          </table:table-cell>
          <table:table-cell table:style-name="ce36" office:value-type="boolean" office:boolean-value="true" calcext:value-type="boolean">
            <text:p>SANT</text:p>
          </table:table-cell>
          <table:table-cell table:style-name="ce8"/>
          <table:table-cell table:style-name="ce6"/>
          <table:table-cell table:style-name="ce128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06];[.R$1:.R$10];[.S$1:.S$10])" office:value-type="float" office:value="0" calcext:value-type="float">
            <text:p>0</text:p>
          </table:table-cell>
          <table:table-cell table:formula="of:=CONCATENATE(&quot;p[&quot;;TEXT([.A206];&quot;# ##0&quot;);&quot;] = &quot;;TEXT([.K206];&quot;# ##0&quot;))" office:value-type="string" office:string-value="p[204] = 0" calcext:value-type="string">
            <text:p>p[204] = 0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8" office:value-type="boolean" office:boolean-value="true" calcext:value-type="boolean">
            <text:p>SANT</text:p>
          </table:table-cell>
          <table:table-cell table:style-name="ce8"/>
          <table:table-cell table:style-name="ce8" office:value-type="boolean" office:boolean-value="true" calcext:value-type="boolean">
            <text:p>SANT</text:p>
          </table:table-cell>
          <table:table-cell table:style-name="ce36" office:value-type="boolean" office:boolean-value="true" calcext:value-type="boolean">
            <text:p>SANT</text:p>
          </table:table-cell>
          <table:table-cell table:style-name="ce8"/>
          <table:table-cell table:style-name="ce6"/>
          <table:table-cell table:style-name="ce128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07];[.R$1:.R$10];[.S$1:.S$10])" office:value-type="float" office:value="0" calcext:value-type="float">
            <text:p>0</text:p>
          </table:table-cell>
          <table:table-cell table:formula="of:=CONCATENATE(&quot;p[&quot;;TEXT([.A207];&quot;# ##0&quot;);&quot;] = &quot;;TEXT([.K207];&quot;# ##0&quot;))" office:value-type="string" office:string-value="p[205] = 0" calcext:value-type="string">
            <text:p>p[205] = 0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8"/>
          <table:table-cell table:number-columns-repeated="2" table:style-name="ce8" office:value-type="boolean" office:boolean-value="true" calcext:value-type="boolean">
            <text:p>SANT</text:p>
          </table:table-cell>
          <table:table-cell table:style-name="ce36" office:value-type="boolean" office:boolean-value="true" calcext:value-type="boolean">
            <text:p>SANT</text:p>
          </table:table-cell>
          <table:table-cell table:style-name="ce8"/>
          <table:table-cell table:style-name="ce6"/>
          <table:table-cell table:style-name="ce128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08];[.R$1:.R$10];[.S$1:.S$10])" office:value-type="float" office:value="0" calcext:value-type="float">
            <text:p>0</text:p>
          </table:table-cell>
          <table:table-cell table:formula="of:=CONCATENATE(&quot;p[&quot;;TEXT([.A208];&quot;# ##0&quot;);&quot;] = &quot;;TEXT([.K208];&quot;# ##0&quot;))" office:value-type="string" office:string-value="p[206] = 0" calcext:value-type="string">
            <text:p>p[206] = 0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 table:style-name="ce8" office:value-type="boolean" office:boolean-value="true" calcext:value-type="boolean">
            <text:p>SANT</text:p>
          </table:table-cell>
          <table:table-cell table:style-name="ce36" office:value-type="boolean" office:boolean-value="true" calcext:value-type="boolean">
            <text:p>SANT</text:p>
          </table:table-cell>
          <table:table-cell table:style-name="ce8"/>
          <table:table-cell table:style-name="ce6"/>
          <table:table-cell table:style-name="ce128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s</text:p>
          </table:table-cell>
          <table:table-cell table:formula="of:=LOOKUP([.J209];[.R$1:.R$10];[.S$1:.S$10])" office:value-type="float" office:value="253" calcext:value-type="float">
            <text:p>253</text:p>
          </table:table-cell>
          <table:table-cell table:formula="of:=CONCATENATE(&quot;p[&quot;;TEXT([.A209];&quot;# ##0&quot;);&quot;] = &quot;;TEXT([.K209];&quot;# ##0&quot;))" office:value-type="string" office:string-value="p[207] = 253" calcext:value-type="string">
            <text:p>p[207] = 253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8" table:number-columns-repeated="4"/>
          <table:table-cell table:style-name="ce67" office:value-type="boolean" office:boolean-value="true" calcext:value-type="boolean">
            <text:p>SANT</text:p>
          </table:table-cell>
          <table:table-cell table:style-name="ce6"/>
          <table:table-cell table:style-name="ce129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10];[.R$1:.R$10];[.S$1:.S$10])" office:value-type="float" office:value="0" calcext:value-type="float">
            <text:p>0</text:p>
          </table:table-cell>
          <table:table-cell table:formula="of:=CONCATENATE(&quot;p[&quot;;TEXT([.A210];&quot;# ##0&quot;);&quot;] = &quot;;TEXT([.K210];&quot;# ##0&quot;))" office:value-type="string" office:string-value="p[208] = 0" calcext:value-type="string">
            <text:p>p[208] = 0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8" office:value-type="boolean" office:boolean-value="true" calcext:value-type="boolean">
            <text:p>SANT</text:p>
          </table:table-cell>
          <table:table-cell table:style-name="ce8" table:number-columns-repeated="3"/>
          <table:table-cell table:style-name="ce67" office:value-type="boolean" office:boolean-value="true" calcext:value-type="boolean">
            <text:p>SANT</text:p>
          </table:table-cell>
          <table:table-cell table:style-name="ce6"/>
          <table:table-cell table:style-name="ce130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11];[.R$1:.R$10];[.S$1:.S$10])" office:value-type="float" office:value="0" calcext:value-type="float">
            <text:p>0</text:p>
          </table:table-cell>
          <table:table-cell table:formula="of:=CONCATENATE(&quot;p[&quot;;TEXT([.A211];&quot;# ##0&quot;);&quot;] = &quot;;TEXT([.K211];&quot;# ##0&quot;))" office:value-type="string" office:string-value="p[209] = 0" calcext:value-type="string">
            <text:p>p[209] = 0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8"/>
          <table:table-cell table:style-name="ce8" office:value-type="boolean" office:boolean-value="true" calcext:value-type="boolean">
            <text:p>SANT</text:p>
          </table:table-cell>
          <table:table-cell table:style-name="ce8" table:number-columns-repeated="2"/>
          <table:table-cell table:style-name="ce67" office:value-type="boolean" office:boolean-value="true" calcext:value-type="boolean">
            <text:p>SANT</text:p>
          </table:table-cell>
          <table:table-cell table:style-name="ce6"/>
          <table:table-cell table:style-name="ce130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12];[.R$1:.R$10];[.S$1:.S$10])" office:value-type="float" office:value="0" calcext:value-type="float">
            <text:p>0</text:p>
          </table:table-cell>
          <table:table-cell table:formula="of:=CONCATENATE(&quot;p[&quot;;TEXT([.A212];&quot;# ##0&quot;);&quot;] = &quot;;TEXT([.K212];&quot;# ##0&quot;))" office:value-type="string" office:string-value="p[210] = 0" calcext:value-type="string">
            <text:p>p[210] = 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table:style-name="ce8" office:value-type="boolean" office:boolean-value="true" calcext:value-type="boolean">
            <text:p>SANT</text:p>
          </table:table-cell>
          <table:table-cell table:style-name="ce8" table:number-columns-repeated="2"/>
          <table:table-cell table:style-name="ce67" office:value-type="boolean" office:boolean-value="true" calcext:value-type="boolean">
            <text:p>SANT</text:p>
          </table:table-cell>
          <table:table-cell table:style-name="ce6"/>
          <table:table-cell table:style-name="ce130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13];[.R$1:.R$10];[.S$1:.S$10])" office:value-type="float" office:value="0" calcext:value-type="float">
            <text:p>0</text:p>
          </table:table-cell>
          <table:table-cell table:formula="of:=CONCATENATE(&quot;p[&quot;;TEXT([.A213];&quot;# ##0&quot;);&quot;] = &quot;;TEXT([.K213];&quot;# ##0&quot;))" office:value-type="string" office:string-value="p[211] = 0" calcext:value-type="string">
            <text:p>p[211] = 0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SANT</text:p>
          </table:table-cell>
          <table:table-cell table:style-name="ce8"/>
          <table:table-cell table:style-name="ce68" office:value-type="boolean" office:boolean-value="true" calcext:value-type="boolean">
            <text:p>SANT</text:p>
          </table:table-cell>
          <table:table-cell table:style-name="ce6"/>
          <table:table-cell table:style-name="ce131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14];[.R$1:.R$10];[.S$1:.S$10])" office:value-type="float" office:value="0" calcext:value-type="float">
            <text:p>0</text:p>
          </table:table-cell>
          <table:table-cell table:formula="of:=CONCATENATE(&quot;p[&quot;;TEXT([.A214];&quot;# ##0&quot;);&quot;] = &quot;;TEXT([.K214];&quot;# ##0&quot;))" office:value-type="string" office:string-value="p[212] = 0" calcext:value-type="string">
            <text:p>p[212] = 0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8" office:value-type="boolean" office:boolean-value="true" calcext:value-type="boolean">
            <text:p>SANT</text:p>
          </table:table-cell>
          <table:table-cell table:style-name="ce8"/>
          <table:table-cell table:style-name="ce8" office:value-type="boolean" office:boolean-value="true" calcext:value-type="boolean">
            <text:p>SANT</text:p>
          </table:table-cell>
          <table:table-cell table:style-name="ce8"/>
          <table:table-cell table:style-name="ce68" office:value-type="boolean" office:boolean-value="true" calcext:value-type="boolean">
            <text:p>SANT</text:p>
          </table:table-cell>
          <table:table-cell table:style-name="ce6"/>
          <table:table-cell table:style-name="ce131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15];[.R$1:.R$10];[.S$1:.S$10])" office:value-type="float" office:value="0" calcext:value-type="float">
            <text:p>0</text:p>
          </table:table-cell>
          <table:table-cell table:formula="of:=CONCATENATE(&quot;p[&quot;;TEXT([.A215];&quot;# ##0&quot;);&quot;] = &quot;;TEXT([.K215];&quot;# ##0&quot;))" office:value-type="string" office:string-value="p[213] = 0" calcext:value-type="string">
            <text:p>p[213] = 0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8"/>
          <table:table-cell table:number-columns-repeated="2" table:style-name="ce8" office:value-type="boolean" office:boolean-value="true" calcext:value-type="boolean">
            <text:p>SANT</text:p>
          </table:table-cell>
          <table:table-cell table:style-name="ce8"/>
          <table:table-cell table:style-name="ce68" office:value-type="boolean" office:boolean-value="true" calcext:value-type="boolean">
            <text:p>SANT</text:p>
          </table:table-cell>
          <table:table-cell table:style-name="ce6"/>
          <table:table-cell table:style-name="ce131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16];[.R$1:.R$10];[.S$1:.S$10])" office:value-type="float" office:value="0" calcext:value-type="float">
            <text:p>0</text:p>
          </table:table-cell>
          <table:table-cell table:formula="of:=CONCATENATE(&quot;p[&quot;;TEXT([.A216];&quot;# ##0&quot;);&quot;] = &quot;;TEXT([.K216];&quot;# ##0&quot;))" office:value-type="string" office:string-value="p[214] = 0" calcext:value-type="string">
            <text:p>p[214] = 0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table:style-name="ce8" office:value-type="boolean" office:boolean-value="true" calcext:value-type="boolean">
            <text:p>SANT</text:p>
          </table:table-cell>
          <table:table-cell table:style-name="ce8"/>
          <table:table-cell table:style-name="ce68" office:value-type="boolean" office:boolean-value="true" calcext:value-type="boolean">
            <text:p>SANT</text:p>
          </table:table-cell>
          <table:table-cell table:style-name="ce6"/>
          <table:table-cell table:style-name="ce131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17];[.R$1:.R$10];[.S$1:.S$10])" office:value-type="float" office:value="0" calcext:value-type="float">
            <text:p>0</text:p>
          </table:table-cell>
          <table:table-cell table:formula="of:=CONCATENATE(&quot;p[&quot;;TEXT([.A217];&quot;# ##0&quot;);&quot;] = &quot;;TEXT([.K217];&quot;# ##0&quot;))" office:value-type="string" office:string-value="p[215] = 0" calcext:value-type="string">
            <text:p>p[215] = 0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8" table:number-columns-repeated="3"/>
          <table:table-cell table:style-name="ce37" office:value-type="boolean" office:boolean-value="true" calcext:value-type="boolean">
            <text:p>SANT</text:p>
          </table:table-cell>
          <table:table-cell table:style-name="ce69" office:value-type="boolean" office:boolean-value="true" calcext:value-type="boolean">
            <text:p>SANT</text:p>
          </table:table-cell>
          <table:table-cell table:style-name="ce6"/>
          <table:table-cell table:style-name="ce132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18];[.R$1:.R$10];[.S$1:.S$10])" office:value-type="float" office:value="0" calcext:value-type="float">
            <text:p>0</text:p>
          </table:table-cell>
          <table:table-cell table:formula="of:=CONCATENATE(&quot;p[&quot;;TEXT([.A218];&quot;# ##0&quot;);&quot;] = &quot;;TEXT([.K218];&quot;# ##0&quot;))" office:value-type="string" office:string-value="p[216] = 0" calcext:value-type="string">
            <text:p>p[216] = 0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8" office:value-type="boolean" office:boolean-value="true" calcext:value-type="boolean">
            <text:p>SANT</text:p>
          </table:table-cell>
          <table:table-cell table:style-name="ce8" table:number-columns-repeated="2"/>
          <table:table-cell table:style-name="ce37" office:value-type="boolean" office:boolean-value="true" calcext:value-type="boolean">
            <text:p>SANT</text:p>
          </table:table-cell>
          <table:table-cell table:style-name="ce69" office:value-type="boolean" office:boolean-value="true" calcext:value-type="boolean">
            <text:p>SANT</text:p>
          </table:table-cell>
          <table:table-cell table:style-name="ce6"/>
          <table:table-cell table:style-name="ce132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19];[.R$1:.R$10];[.S$1:.S$10])" office:value-type="float" office:value="0" calcext:value-type="float">
            <text:p>0</text:p>
          </table:table-cell>
          <table:table-cell table:formula="of:=CONCATENATE(&quot;p[&quot;;TEXT([.A219];&quot;# ##0&quot;);&quot;] = &quot;;TEXT([.K219];&quot;# ##0&quot;))" office:value-type="string" office:string-value="p[217] = 0" calcext:value-type="string">
            <text:p>p[217] = 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8"/>
          <table:table-cell table:style-name="ce8" office:value-type="boolean" office:boolean-value="true" calcext:value-type="boolean">
            <text:p>SANT</text:p>
          </table:table-cell>
          <table:table-cell table:style-name="ce8"/>
          <table:table-cell table:style-name="ce37" office:value-type="boolean" office:boolean-value="true" calcext:value-type="boolean">
            <text:p>SANT</text:p>
          </table:table-cell>
          <table:table-cell table:style-name="ce69" office:value-type="boolean" office:boolean-value="true" calcext:value-type="boolean">
            <text:p>SANT</text:p>
          </table:table-cell>
          <table:table-cell table:style-name="ce6"/>
          <table:table-cell table:style-name="ce132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20];[.R$1:.R$10];[.S$1:.S$10])" office:value-type="float" office:value="0" calcext:value-type="float">
            <text:p>0</text:p>
          </table:table-cell>
          <table:table-cell table:formula="of:=CONCATENATE(&quot;p[&quot;;TEXT([.A220];&quot;# ##0&quot;);&quot;] = &quot;;TEXT([.K220];&quot;# ##0&quot;))" office:value-type="string" office:string-value="p[218] = 0" calcext:value-type="string">
            <text:p>p[218] = 0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table:style-name="ce8" office:value-type="boolean" office:boolean-value="true" calcext:value-type="boolean">
            <text:p>SANT</text:p>
          </table:table-cell>
          <table:table-cell table:style-name="ce8"/>
          <table:table-cell table:style-name="ce37" office:value-type="boolean" office:boolean-value="true" calcext:value-type="boolean">
            <text:p>SANT</text:p>
          </table:table-cell>
          <table:table-cell table:style-name="ce69" office:value-type="boolean" office:boolean-value="true" calcext:value-type="boolean">
            <text:p>SANT</text:p>
          </table:table-cell>
          <table:table-cell table:style-name="ce6"/>
          <table:table-cell table:style-name="ce132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21];[.R$1:.R$10];[.S$1:.S$10])" office:value-type="float" office:value="0" calcext:value-type="float">
            <text:p>0</text:p>
          </table:table-cell>
          <table:table-cell table:formula="of:=CONCATENATE(&quot;p[&quot;;TEXT([.A221];&quot;# ##0&quot;);&quot;] = &quot;;TEXT([.K221];&quot;# ##0&quot;))" office:value-type="string" office:string-value="p[219] = 0" calcext:value-type="string">
            <text:p>p[219] = 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SANT</text:p>
          </table:table-cell>
          <table:table-cell table:style-name="ce38" office:value-type="boolean" office:boolean-value="true" calcext:value-type="boolean">
            <text:p>SANT</text:p>
          </table:table-cell>
          <table:table-cell table:style-name="ce70" office:value-type="boolean" office:boolean-value="true" calcext:value-type="boolean">
            <text:p>SANT</text:p>
          </table:table-cell>
          <table:table-cell table:style-name="ce6"/>
          <table:table-cell table:style-name="ce133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22];[.R$1:.R$10];[.S$1:.S$10])" office:value-type="float" office:value="0" calcext:value-type="float">
            <text:p>0</text:p>
          </table:table-cell>
          <table:table-cell table:formula="of:=CONCATENATE(&quot;p[&quot;;TEXT([.A222];&quot;# ##0&quot;);&quot;] = &quot;;TEXT([.K222];&quot;# ##0&quot;))" office:value-type="string" office:string-value="p[220] = 0" calcext:value-type="string">
            <text:p>p[220] = 0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8" office:value-type="boolean" office:boolean-value="true" calcext:value-type="boolean">
            <text:p>SANT</text:p>
          </table:table-cell>
          <table:table-cell table:style-name="ce8"/>
          <table:table-cell table:style-name="ce8" office:value-type="boolean" office:boolean-value="true" calcext:value-type="boolean">
            <text:p>SANT</text:p>
          </table:table-cell>
          <table:table-cell table:style-name="ce38" office:value-type="boolean" office:boolean-value="true" calcext:value-type="boolean">
            <text:p>SANT</text:p>
          </table:table-cell>
          <table:table-cell table:style-name="ce70" office:value-type="boolean" office:boolean-value="true" calcext:value-type="boolean">
            <text:p>SANT</text:p>
          </table:table-cell>
          <table:table-cell table:style-name="ce6"/>
          <table:table-cell table:style-name="ce133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23];[.R$1:.R$10];[.S$1:.S$10])" office:value-type="float" office:value="0" calcext:value-type="float">
            <text:p>0</text:p>
          </table:table-cell>
          <table:table-cell table:formula="of:=CONCATENATE(&quot;p[&quot;;TEXT([.A223];&quot;# ##0&quot;);&quot;] = &quot;;TEXT([.K223];&quot;# ##0&quot;))" office:value-type="string" office:string-value="p[221] = 0" calcext:value-type="string">
            <text:p>p[221] = 0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8"/>
          <table:table-cell table:number-columns-repeated="2" table:style-name="ce8" office:value-type="boolean" office:boolean-value="true" calcext:value-type="boolean">
            <text:p>SANT</text:p>
          </table:table-cell>
          <table:table-cell table:style-name="ce38" office:value-type="boolean" office:boolean-value="true" calcext:value-type="boolean">
            <text:p>SANT</text:p>
          </table:table-cell>
          <table:table-cell table:style-name="ce70" office:value-type="boolean" office:boolean-value="true" calcext:value-type="boolean">
            <text:p>SANT</text:p>
          </table:table-cell>
          <table:table-cell table:style-name="ce6"/>
          <table:table-cell table:style-name="ce133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24];[.R$1:.R$10];[.S$1:.S$10])" office:value-type="float" office:value="0" calcext:value-type="float">
            <text:p>0</text:p>
          </table:table-cell>
          <table:table-cell table:formula="of:=CONCATENATE(&quot;p[&quot;;TEXT([.A224];&quot;# ##0&quot;);&quot;] = &quot;;TEXT([.K224];&quot;# ##0&quot;))" office:value-type="string" office:string-value="p[222] = 0" calcext:value-type="string">
            <text:p>p[222] = 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table:style-name="ce8" office:value-type="boolean" office:boolean-value="true" calcext:value-type="boolean">
            <text:p>SANT</text:p>
          </table:table-cell>
          <table:table-cell table:style-name="ce38" office:value-type="boolean" office:boolean-value="true" calcext:value-type="boolean">
            <text:p>SANT</text:p>
          </table:table-cell>
          <table:table-cell table:style-name="ce70" office:value-type="boolean" office:boolean-value="true" calcext:value-type="boolean">
            <text:p>SANT</text:p>
          </table:table-cell>
          <table:table-cell table:style-name="ce6"/>
          <table:table-cell table:style-name="ce133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1" calcext:value-type="float">
            <text:p>1</text:p>
          </table:table-cell>
          <table:table-cell table:formula="of:=LOOKUP([.J225];[.R$1:.R$10];[.S$1:.S$10])" office:value-type="float" office:value="255" calcext:value-type="float">
            <text:p>255</text:p>
          </table:table-cell>
          <table:table-cell table:formula="of:=CONCATENATE(&quot;p[&quot;;TEXT([.A225];&quot;# ##0&quot;);&quot;] = &quot;;TEXT([.K225];&quot;# ##0&quot;))" office:value-type="string" office:string-value="p[223] = 255" calcext:value-type="string">
            <text:p>p[223] = 255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9" table:number-columns-repeated="5"/>
          <table:table-cell table:style-name="ce100" office:value-type="boolean" office:boolean-value="true" calcext:value-type="boolean">
            <text:p>SANT</text:p>
          </table:table-cell>
          <table:table-cell table:style-name="ce134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sw</text:p>
          </table:table-cell>
          <table:table-cell table:formula="of:=LOOKUP([.J226];[.R$1:.R$10];[.S$1:.S$10])" office:value-type="float" office:value="252" calcext:value-type="float">
            <text:p>252</text:p>
          </table:table-cell>
          <table:table-cell table:formula="of:=CONCATENATE(&quot;p[&quot;;TEXT([.A226];&quot;# ##0&quot;);&quot;] = &quot;;TEXT([.K226];&quot;# ##0&quot;))" office:value-type="string" office:string-value="p[224] = 252" calcext:value-type="string">
            <text:p>p[224] = 252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9" office:value-type="boolean" office:boolean-value="true" calcext:value-type="boolean">
            <text:p>SANT</text:p>
          </table:table-cell>
          <table:table-cell table:style-name="ce9" table:number-columns-repeated="4"/>
          <table:table-cell table:style-name="ce100" office:value-type="boolean" office:boolean-value="true" calcext:value-type="boolean">
            <text:p>SANT</text:p>
          </table:table-cell>
          <table:table-cell table:style-name="ce134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sw</text:p>
          </table:table-cell>
          <table:table-cell table:formula="of:=LOOKUP([.J227];[.R$1:.R$10];[.S$1:.S$10])" office:value-type="float" office:value="252" calcext:value-type="float">
            <text:p>252</text:p>
          </table:table-cell>
          <table:table-cell table:formula="of:=CONCATENATE(&quot;p[&quot;;TEXT([.A227];&quot;# ##0&quot;);&quot;] = &quot;;TEXT([.K227];&quot;# ##0&quot;))" office:value-type="string" office:string-value="p[225] = 252" calcext:value-type="string">
            <text:p>p[225] = 252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9"/>
          <table:table-cell table:style-name="ce9" office:value-type="boolean" office:boolean-value="true" calcext:value-type="boolean">
            <text:p>SANT</text:p>
          </table:table-cell>
          <table:table-cell table:style-name="ce9" table:number-columns-repeated="3"/>
          <table:table-cell table:style-name="ce100" office:value-type="boolean" office:boolean-value="true" calcext:value-type="boolean">
            <text:p>SANT</text:p>
          </table:table-cell>
          <table:table-cell table:style-name="ce134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28];[.R$1:.R$10];[.S$1:.S$10])" office:value-type="float" office:value="0" calcext:value-type="float">
            <text:p>0</text:p>
          </table:table-cell>
          <table:table-cell table:formula="of:=CONCATENATE(&quot;p[&quot;;TEXT([.A228];&quot;# ##0&quot;);&quot;] = &quot;;TEXT([.K228];&quot;# ##0&quot;))" office:value-type="string" office:string-value="p[226] = 0" calcext:value-type="string">
            <text:p>p[226] = 0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table:style-name="ce9" office:value-type="boolean" office:boolean-value="true" calcext:value-type="boolean">
            <text:p>SANT</text:p>
          </table:table-cell>
          <table:table-cell table:style-name="ce9" table:number-columns-repeated="3"/>
          <table:table-cell table:style-name="ce100" office:value-type="boolean" office:boolean-value="true" calcext:value-type="boolean">
            <text:p>SANT</text:p>
          </table:table-cell>
          <table:table-cell table:style-name="ce134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sw</text:p>
          </table:table-cell>
          <table:table-cell table:formula="of:=LOOKUP([.J229];[.R$1:.R$10];[.S$1:.S$10])" office:value-type="float" office:value="252" calcext:value-type="float">
            <text:p>252</text:p>
          </table:table-cell>
          <table:table-cell table:formula="of:=CONCATENATE(&quot;p[&quot;;TEXT([.A229];&quot;# ##0&quot;);&quot;] = &quot;;TEXT([.K229];&quot;# ##0&quot;))" office:value-type="string" office:string-value="p[227] = 252" calcext:value-type="string">
            <text:p>p[227] = 252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9" table:number-columns-repeated="2"/>
          <table:table-cell table:style-name="ce9" office:value-type="boolean" office:boolean-value="true" calcext:value-type="boolean">
            <text:p>SANT</text:p>
          </table:table-cell>
          <table:table-cell table:style-name="ce9" table:number-columns-repeated="2"/>
          <table:table-cell table:style-name="ce101" office:value-type="boolean" office:boolean-value="true" calcext:value-type="boolean">
            <text:p>SANT</text:p>
          </table:table-cell>
          <table:table-cell table:style-name="ce135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30];[.R$1:.R$10];[.S$1:.S$10])" office:value-type="float" office:value="0" calcext:value-type="float">
            <text:p>0</text:p>
          </table:table-cell>
          <table:table-cell table:formula="of:=CONCATENATE(&quot;p[&quot;;TEXT([.A230];&quot;# ##0&quot;);&quot;] = &quot;;TEXT([.K230];&quot;# ##0&quot;))" office:value-type="string" office:string-value="p[228] = 0" calcext:value-type="string">
            <text:p>p[228] = 0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9" office:value-type="boolean" office:boolean-value="true" calcext:value-type="boolean">
            <text:p>SANT</text:p>
          </table:table-cell>
          <table:table-cell table:style-name="ce9"/>
          <table:table-cell table:style-name="ce9" office:value-type="boolean" office:boolean-value="true" calcext:value-type="boolean">
            <text:p>SANT</text:p>
          </table:table-cell>
          <table:table-cell table:style-name="ce9" table:number-columns-repeated="2"/>
          <table:table-cell table:style-name="ce101" office:value-type="boolean" office:boolean-value="true" calcext:value-type="boolean">
            <text:p>SANT</text:p>
          </table:table-cell>
          <table:table-cell table:style-name="ce135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31];[.R$1:.R$10];[.S$1:.S$10])" office:value-type="float" office:value="0" calcext:value-type="float">
            <text:p>0</text:p>
          </table:table-cell>
          <table:table-cell table:formula="of:=CONCATENATE(&quot;p[&quot;;TEXT([.A231];&quot;# ##0&quot;);&quot;] = &quot;;TEXT([.K231];&quot;# ##0&quot;))" office:value-type="string" office:string-value="p[229] = 0" calcext:value-type="string">
            <text:p>p[229] = 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9"/>
          <table:table-cell table:number-columns-repeated="2" table:style-name="ce9" office:value-type="boolean" office:boolean-value="true" calcext:value-type="boolean">
            <text:p>SANT</text:p>
          </table:table-cell>
          <table:table-cell table:style-name="ce9" table:number-columns-repeated="2"/>
          <table:table-cell table:style-name="ce101" office:value-type="boolean" office:boolean-value="true" calcext:value-type="boolean">
            <text:p>SANT</text:p>
          </table:table-cell>
          <table:table-cell table:style-name="ce135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32];[.R$1:.R$10];[.S$1:.S$10])" office:value-type="float" office:value="0" calcext:value-type="float">
            <text:p>0</text:p>
          </table:table-cell>
          <table:table-cell table:formula="of:=CONCATENATE(&quot;p[&quot;;TEXT([.A232];&quot;# ##0&quot;);&quot;] = &quot;;TEXT([.K232];&quot;# ##0&quot;))" office:value-type="string" office:string-value="p[230] = 0" calcext:value-type="string">
            <text:p>p[230] = 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 table:style-name="ce9" office:value-type="boolean" office:boolean-value="true" calcext:value-type="boolean">
            <text:p>SANT</text:p>
          </table:table-cell>
          <table:table-cell table:style-name="ce9" table:number-columns-repeated="2"/>
          <table:table-cell table:style-name="ce101" office:value-type="boolean" office:boolean-value="true" calcext:value-type="boolean">
            <text:p>SANT</text:p>
          </table:table-cell>
          <table:table-cell table:style-name="ce135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sw</text:p>
          </table:table-cell>
          <table:table-cell table:formula="of:=LOOKUP([.J233];[.R$1:.R$10];[.S$1:.S$10])" office:value-type="float" office:value="252" calcext:value-type="float">
            <text:p>252</text:p>
          </table:table-cell>
          <table:table-cell table:formula="of:=CONCATENATE(&quot;p[&quot;;TEXT([.A233];&quot;# ##0&quot;);&quot;] = &quot;;TEXT([.K233];&quot;# ##0&quot;))" office:value-type="string" office:string-value="p[231] = 252" calcext:value-type="string">
            <text:p>p[231] = 25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9" table:number-columns-repeated="3"/>
          <table:table-cell table:style-name="ce39" office:value-type="boolean" office:boolean-value="true" calcext:value-type="boolean">
            <text:p>SANT</text:p>
          </table:table-cell>
          <table:table-cell table:style-name="ce9"/>
          <table:table-cell table:style-name="ce102" office:value-type="boolean" office:boolean-value="true" calcext:value-type="boolean">
            <text:p>SANT</text:p>
          </table:table-cell>
          <table:table-cell table:style-name="ce136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34];[.R$1:.R$10];[.S$1:.S$10])" office:value-type="float" office:value="0" calcext:value-type="float">
            <text:p>0</text:p>
          </table:table-cell>
          <table:table-cell table:formula="of:=CONCATENATE(&quot;p[&quot;;TEXT([.A234];&quot;# ##0&quot;);&quot;] = &quot;;TEXT([.K234];&quot;# ##0&quot;))" office:value-type="string" office:string-value="p[232] = 0" calcext:value-type="string">
            <text:p>p[232] = 0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9" office:value-type="boolean" office:boolean-value="true" calcext:value-type="boolean">
            <text:p>SANT</text:p>
          </table:table-cell>
          <table:table-cell table:style-name="ce9" table:number-columns-repeated="2"/>
          <table:table-cell table:style-name="ce39" office:value-type="boolean" office:boolean-value="true" calcext:value-type="boolean">
            <text:p>SANT</text:p>
          </table:table-cell>
          <table:table-cell table:style-name="ce9"/>
          <table:table-cell table:style-name="ce102" office:value-type="boolean" office:boolean-value="true" calcext:value-type="boolean">
            <text:p>SANT</text:p>
          </table:table-cell>
          <table:table-cell table:style-name="ce136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35];[.R$1:.R$10];[.S$1:.S$10])" office:value-type="float" office:value="0" calcext:value-type="float">
            <text:p>0</text:p>
          </table:table-cell>
          <table:table-cell table:formula="of:=CONCATENATE(&quot;p[&quot;;TEXT([.A235];&quot;# ##0&quot;);&quot;] = &quot;;TEXT([.K235];&quot;# ##0&quot;))" office:value-type="string" office:string-value="p[233] = 0" calcext:value-type="string">
            <text:p>p[233] = 0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9"/>
          <table:table-cell table:style-name="ce9" office:value-type="boolean" office:boolean-value="true" calcext:value-type="boolean">
            <text:p>SANT</text:p>
          </table:table-cell>
          <table:table-cell table:style-name="ce9"/>
          <table:table-cell table:style-name="ce39" office:value-type="boolean" office:boolean-value="true" calcext:value-type="boolean">
            <text:p>SANT</text:p>
          </table:table-cell>
          <table:table-cell table:style-name="ce9"/>
          <table:table-cell table:style-name="ce102" office:value-type="boolean" office:boolean-value="true" calcext:value-type="boolean">
            <text:p>SANT</text:p>
          </table:table-cell>
          <table:table-cell table:style-name="ce136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36];[.R$1:.R$10];[.S$1:.S$10])" office:value-type="float" office:value="0" calcext:value-type="float">
            <text:p>0</text:p>
          </table:table-cell>
          <table:table-cell table:formula="of:=CONCATENATE(&quot;p[&quot;;TEXT([.A236];&quot;# ##0&quot;);&quot;] = &quot;;TEXT([.K236];&quot;# ##0&quot;))" office:value-type="string" office:string-value="p[234] = 0" calcext:value-type="string">
            <text:p>p[234] = 0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table:style-name="ce9" office:value-type="boolean" office:boolean-value="true" calcext:value-type="boolean">
            <text:p>SANT</text:p>
          </table:table-cell>
          <table:table-cell table:style-name="ce9"/>
          <table:table-cell table:style-name="ce39" office:value-type="boolean" office:boolean-value="true" calcext:value-type="boolean">
            <text:p>SANT</text:p>
          </table:table-cell>
          <table:table-cell table:style-name="ce9"/>
          <table:table-cell table:style-name="ce102" office:value-type="boolean" office:boolean-value="true" calcext:value-type="boolean">
            <text:p>SANT</text:p>
          </table:table-cell>
          <table:table-cell table:style-name="ce136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37];[.R$1:.R$10];[.S$1:.S$10])" office:value-type="float" office:value="0" calcext:value-type="float">
            <text:p>0</text:p>
          </table:table-cell>
          <table:table-cell table:formula="of:=CONCATENATE(&quot;p[&quot;;TEXT([.A237];&quot;# ##0&quot;);&quot;] = &quot;;TEXT([.K237];&quot;# ##0&quot;))" office:value-type="string" office:string-value="p[235] = 0" calcext:value-type="string">
            <text:p>p[235] = 0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9" table:number-columns-repeated="2"/>
          <table:table-cell table:style-name="ce9" office:value-type="boolean" office:boolean-value="true" calcext:value-type="boolean">
            <text:p>SANT</text:p>
          </table:table-cell>
          <table:table-cell table:style-name="ce40" office:value-type="boolean" office:boolean-value="true" calcext:value-type="boolean">
            <text:p>SANT</text:p>
          </table:table-cell>
          <table:table-cell table:style-name="ce9"/>
          <table:table-cell table:style-name="ce103" office:value-type="boolean" office:boolean-value="true" calcext:value-type="boolean">
            <text:p>SANT</text:p>
          </table:table-cell>
          <table:table-cell table:style-name="ce137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38];[.R$1:.R$10];[.S$1:.S$10])" office:value-type="float" office:value="0" calcext:value-type="float">
            <text:p>0</text:p>
          </table:table-cell>
          <table:table-cell table:formula="of:=CONCATENATE(&quot;p[&quot;;TEXT([.A238];&quot;# ##0&quot;);&quot;] = &quot;;TEXT([.K238];&quot;# ##0&quot;))" office:value-type="string" office:string-value="p[236] = 0" calcext:value-type="string">
            <text:p>p[236] = 0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9" office:value-type="boolean" office:boolean-value="true" calcext:value-type="boolean">
            <text:p>SANT</text:p>
          </table:table-cell>
          <table:table-cell table:style-name="ce9"/>
          <table:table-cell table:style-name="ce9" office:value-type="boolean" office:boolean-value="true" calcext:value-type="boolean">
            <text:p>SANT</text:p>
          </table:table-cell>
          <table:table-cell table:style-name="ce40" office:value-type="boolean" office:boolean-value="true" calcext:value-type="boolean">
            <text:p>SANT</text:p>
          </table:table-cell>
          <table:table-cell table:style-name="ce9"/>
          <table:table-cell table:style-name="ce103" office:value-type="boolean" office:boolean-value="true" calcext:value-type="boolean">
            <text:p>SANT</text:p>
          </table:table-cell>
          <table:table-cell table:style-name="ce137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39];[.R$1:.R$10];[.S$1:.S$10])" office:value-type="float" office:value="0" calcext:value-type="float">
            <text:p>0</text:p>
          </table:table-cell>
          <table:table-cell table:formula="of:=CONCATENATE(&quot;p[&quot;;TEXT([.A239];&quot;# ##0&quot;);&quot;] = &quot;;TEXT([.K239];&quot;# ##0&quot;))" office:value-type="string" office:string-value="p[237] = 0" calcext:value-type="string">
            <text:p>p[237] = 0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9"/>
          <table:table-cell table:number-columns-repeated="2" table:style-name="ce9" office:value-type="boolean" office:boolean-value="true" calcext:value-type="boolean">
            <text:p>SANT</text:p>
          </table:table-cell>
          <table:table-cell table:style-name="ce40" office:value-type="boolean" office:boolean-value="true" calcext:value-type="boolean">
            <text:p>SANT</text:p>
          </table:table-cell>
          <table:table-cell table:style-name="ce9"/>
          <table:table-cell table:style-name="ce103" office:value-type="boolean" office:boolean-value="true" calcext:value-type="boolean">
            <text:p>SANT</text:p>
          </table:table-cell>
          <table:table-cell table:style-name="ce137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40];[.R$1:.R$10];[.S$1:.S$10])" office:value-type="float" office:value="0" calcext:value-type="float">
            <text:p>0</text:p>
          </table:table-cell>
          <table:table-cell table:formula="of:=CONCATENATE(&quot;p[&quot;;TEXT([.A240];&quot;# ##0&quot;);&quot;] = &quot;;TEXT([.K240];&quot;# ##0&quot;))" office:value-type="string" office:string-value="p[238] = 0" calcext:value-type="string">
            <text:p>p[238] = 0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table:style-name="ce9" office:value-type="boolean" office:boolean-value="true" calcext:value-type="boolean">
            <text:p>SANT</text:p>
          </table:table-cell>
          <table:table-cell table:style-name="ce40" office:value-type="boolean" office:boolean-value="true" calcext:value-type="boolean">
            <text:p>SANT</text:p>
          </table:table-cell>
          <table:table-cell table:style-name="ce9"/>
          <table:table-cell table:style-name="ce103" office:value-type="boolean" office:boolean-value="true" calcext:value-type="boolean">
            <text:p>SANT</text:p>
          </table:table-cell>
          <table:table-cell table:style-name="ce137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sw</text:p>
          </table:table-cell>
          <table:table-cell table:formula="of:=LOOKUP([.J241];[.R$1:.R$10];[.S$1:.S$10])" office:value-type="float" office:value="252" calcext:value-type="float">
            <text:p>252</text:p>
          </table:table-cell>
          <table:table-cell table:formula="of:=CONCATENATE(&quot;p[&quot;;TEXT([.A241];&quot;# ##0&quot;);&quot;] = &quot;;TEXT([.K241];&quot;# ##0&quot;))" office:value-type="string" office:string-value="p[239] = 252" calcext:value-type="string">
            <text:p>p[239] = 252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9" table:number-columns-repeated="4"/>
          <table:table-cell table:style-name="ce71" office:value-type="boolean" office:boolean-value="true" calcext:value-type="boolean">
            <text:p>SANT</text:p>
          </table:table-cell>
          <table:table-cell table:style-name="ce104" office:value-type="boolean" office:boolean-value="true" calcext:value-type="boolean">
            <text:p>SANT</text:p>
          </table:table-cell>
          <table:table-cell table:style-name="ce138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w</text:p>
          </table:table-cell>
          <table:table-cell table:formula="of:=LOOKUP([.J242];[.R$1:.R$10];[.S$1:.S$10])" office:value-type="float" office:value="251" calcext:value-type="float">
            <text:p>251</text:p>
          </table:table-cell>
          <table:table-cell table:formula="of:=CONCATENATE(&quot;p[&quot;;TEXT([.A242];&quot;# ##0&quot;);&quot;] = &quot;;TEXT([.K242];&quot;# ##0&quot;))" office:value-type="string" office:string-value="p[240] = 251" calcext:value-type="string">
            <text:p>p[240] = 25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9" office:value-type="boolean" office:boolean-value="true" calcext:value-type="boolean">
            <text:p>SANT</text:p>
          </table:table-cell>
          <table:table-cell table:style-name="ce9" table:number-columns-repeated="3"/>
          <table:table-cell table:style-name="ce71" office:value-type="boolean" office:boolean-value="true" calcext:value-type="boolean">
            <text:p>SANT</text:p>
          </table:table-cell>
          <table:table-cell table:style-name="ce105" office:value-type="boolean" office:boolean-value="true" calcext:value-type="boolean">
            <text:p>SANT</text:p>
          </table:table-cell>
          <table:table-cell table:style-name="ce139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w</text:p>
          </table:table-cell>
          <table:table-cell table:formula="of:=LOOKUP([.J243];[.R$1:.R$10];[.S$1:.S$10])" office:value-type="float" office:value="251" calcext:value-type="float">
            <text:p>251</text:p>
          </table:table-cell>
          <table:table-cell table:formula="of:=CONCATENATE(&quot;p[&quot;;TEXT([.A243];&quot;# ##0&quot;);&quot;] = &quot;;TEXT([.K243];&quot;# ##0&quot;))" office:value-type="string" office:string-value="p[241] = 251" calcext:value-type="string">
            <text:p>p[241] = 251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9"/>
          <table:table-cell table:style-name="ce9" office:value-type="boolean" office:boolean-value="true" calcext:value-type="boolean">
            <text:p>SANT</text:p>
          </table:table-cell>
          <table:table-cell table:style-name="ce9" table:number-columns-repeated="2"/>
          <table:table-cell table:style-name="ce71" office:value-type="boolean" office:boolean-value="true" calcext:value-type="boolean">
            <text:p>SANT</text:p>
          </table:table-cell>
          <table:table-cell table:style-name="ce105" office:value-type="boolean" office:boolean-value="true" calcext:value-type="boolean">
            <text:p>SANT</text:p>
          </table:table-cell>
          <table:table-cell table:style-name="ce139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44];[.R$1:.R$10];[.S$1:.S$10])" office:value-type="float" office:value="0" calcext:value-type="float">
            <text:p>0</text:p>
          </table:table-cell>
          <table:table-cell table:formula="of:=CONCATENATE(&quot;p[&quot;;TEXT([.A244];&quot;# ##0&quot;);&quot;] = &quot;;TEXT([.K244];&quot;# ##0&quot;))" office:value-type="string" office:string-value="p[242] = 0" calcext:value-type="string">
            <text:p>p[242] = 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table:style-name="ce9" office:value-type="boolean" office:boolean-value="true" calcext:value-type="boolean">
            <text:p>SANT</text:p>
          </table:table-cell>
          <table:table-cell table:style-name="ce9" table:number-columns-repeated="2"/>
          <table:table-cell table:style-name="ce71" office:value-type="boolean" office:boolean-value="true" calcext:value-type="boolean">
            <text:p>SANT</text:p>
          </table:table-cell>
          <table:table-cell table:style-name="ce105" office:value-type="boolean" office:boolean-value="true" calcext:value-type="boolean">
            <text:p>SANT</text:p>
          </table:table-cell>
          <table:table-cell table:style-name="ce139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w</text:p>
          </table:table-cell>
          <table:table-cell table:formula="of:=LOOKUP([.J245];[.R$1:.R$10];[.S$1:.S$10])" office:value-type="float" office:value="251" calcext:value-type="float">
            <text:p>251</text:p>
          </table:table-cell>
          <table:table-cell table:formula="of:=CONCATENATE(&quot;p[&quot;;TEXT([.A245];&quot;# ##0&quot;);&quot;] = &quot;;TEXT([.K245];&quot;# ##0&quot;))" office:value-type="string" office:string-value="p[243] = 251" calcext:value-type="string">
            <text:p>p[243] = 251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9" table:number-columns-repeated="2"/>
          <table:table-cell table:style-name="ce9" office:value-type="boolean" office:boolean-value="true" calcext:value-type="boolean">
            <text:p>SANT</text:p>
          </table:table-cell>
          <table:table-cell table:style-name="ce9"/>
          <table:table-cell table:style-name="ce72" office:value-type="boolean" office:boolean-value="true" calcext:value-type="boolean">
            <text:p>SANT</text:p>
          </table:table-cell>
          <table:table-cell table:style-name="ce106" office:value-type="boolean" office:boolean-value="true" calcext:value-type="boolean">
            <text:p>SANT</text:p>
          </table:table-cell>
          <table:table-cell table:style-name="ce140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46];[.R$1:.R$10];[.S$1:.S$10])" office:value-type="float" office:value="0" calcext:value-type="float">
            <text:p>0</text:p>
          </table:table-cell>
          <table:table-cell table:formula="of:=CONCATENATE(&quot;p[&quot;;TEXT([.A246];&quot;# ##0&quot;);&quot;] = &quot;;TEXT([.K246];&quot;# ##0&quot;))" office:value-type="string" office:string-value="p[244] = 0" calcext:value-type="string">
            <text:p>p[244] = 0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9" office:value-type="boolean" office:boolean-value="true" calcext:value-type="boolean">
            <text:p>SANT</text:p>
          </table:table-cell>
          <table:table-cell table:style-name="ce9"/>
          <table:table-cell table:style-name="ce9" office:value-type="boolean" office:boolean-value="true" calcext:value-type="boolean">
            <text:p>SANT</text:p>
          </table:table-cell>
          <table:table-cell table:style-name="ce9"/>
          <table:table-cell table:style-name="ce72" office:value-type="boolean" office:boolean-value="true" calcext:value-type="boolean">
            <text:p>SANT</text:p>
          </table:table-cell>
          <table:table-cell table:style-name="ce106" office:value-type="boolean" office:boolean-value="true" calcext:value-type="boolean">
            <text:p>SANT</text:p>
          </table:table-cell>
          <table:table-cell table:style-name="ce140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47];[.R$1:.R$10];[.S$1:.S$10])" office:value-type="float" office:value="0" calcext:value-type="float">
            <text:p>0</text:p>
          </table:table-cell>
          <table:table-cell table:formula="of:=CONCATENATE(&quot;p[&quot;;TEXT([.A247];&quot;# ##0&quot;);&quot;] = &quot;;TEXT([.K247];&quot;# ##0&quot;))" office:value-type="string" office:string-value="p[245] = 0" calcext:value-type="string">
            <text:p>p[245] = 0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9"/>
          <table:table-cell table:number-columns-repeated="2" table:style-name="ce9" office:value-type="boolean" office:boolean-value="true" calcext:value-type="boolean">
            <text:p>SANT</text:p>
          </table:table-cell>
          <table:table-cell table:style-name="ce9"/>
          <table:table-cell table:style-name="ce72" office:value-type="boolean" office:boolean-value="true" calcext:value-type="boolean">
            <text:p>SANT</text:p>
          </table:table-cell>
          <table:table-cell table:style-name="ce106" office:value-type="boolean" office:boolean-value="true" calcext:value-type="boolean">
            <text:p>SANT</text:p>
          </table:table-cell>
          <table:table-cell table:style-name="ce140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48];[.R$1:.R$10];[.S$1:.S$10])" office:value-type="float" office:value="0" calcext:value-type="float">
            <text:p>0</text:p>
          </table:table-cell>
          <table:table-cell table:formula="of:=CONCATENATE(&quot;p[&quot;;TEXT([.A248];&quot;# ##0&quot;);&quot;] = &quot;;TEXT([.K248];&quot;# ##0&quot;))" office:value-type="string" office:string-value="p[246] = 0" calcext:value-type="string">
            <text:p>p[246] = 0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table:style-name="ce9" office:value-type="boolean" office:boolean-value="true" calcext:value-type="boolean">
            <text:p>SANT</text:p>
          </table:table-cell>
          <table:table-cell table:style-name="ce9"/>
          <table:table-cell table:style-name="ce72" office:value-type="boolean" office:boolean-value="true" calcext:value-type="boolean">
            <text:p>SANT</text:p>
          </table:table-cell>
          <table:table-cell table:style-name="ce106" office:value-type="boolean" office:boolean-value="true" calcext:value-type="boolean">
            <text:p>SANT</text:p>
          </table:table-cell>
          <table:table-cell table:style-name="ce140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1" calcext:value-type="float">
            <text:p>1</text:p>
          </table:table-cell>
          <table:table-cell table:formula="of:=LOOKUP([.J249];[.R$1:.R$10];[.S$1:.S$10])" office:value-type="float" office:value="255" calcext:value-type="float">
            <text:p>255</text:p>
          </table:table-cell>
          <table:table-cell table:formula="of:=CONCATENATE(&quot;p[&quot;;TEXT([.A249];&quot;# ##0&quot;);&quot;] = &quot;;TEXT([.K249];&quot;# ##0&quot;))" office:value-type="string" office:string-value="p[247] = 255" calcext:value-type="string">
            <text:p>p[247] = 255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9" table:number-columns-repeated="3"/>
          <table:table-cell table:style-name="ce41" office:value-type="boolean" office:boolean-value="true" calcext:value-type="boolean">
            <text:p>SANT</text:p>
          </table:table-cell>
          <table:table-cell table:style-name="ce73" office:value-type="boolean" office:boolean-value="true" calcext:value-type="boolean">
            <text:p>SANT</text:p>
          </table:table-cell>
          <table:table-cell table:style-name="ce107" office:value-type="boolean" office:boolean-value="true" calcext:value-type="boolean">
            <text:p>SANT</text:p>
          </table:table-cell>
          <table:table-cell table:style-name="ce141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nw</text:p>
          </table:table-cell>
          <table:table-cell table:formula="of:=LOOKUP([.J250];[.R$1:.R$10];[.S$1:.S$10])" office:value-type="float" office:value="250" calcext:value-type="float">
            <text:p>250</text:p>
          </table:table-cell>
          <table:table-cell table:formula="of:=CONCATENATE(&quot;p[&quot;;TEXT([.A250];&quot;# ##0&quot;);&quot;] = &quot;;TEXT([.K250];&quot;# ##0&quot;))" office:value-type="string" office:string-value="p[248] = 250" calcext:value-type="string">
            <text:p>p[248] = 250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9" office:value-type="boolean" office:boolean-value="true" calcext:value-type="boolean">
            <text:p>SANT</text:p>
          </table:table-cell>
          <table:table-cell table:style-name="ce9" table:number-columns-repeated="2"/>
          <table:table-cell table:style-name="ce41" office:value-type="boolean" office:boolean-value="true" calcext:value-type="boolean">
            <text:p>SANT</text:p>
          </table:table-cell>
          <table:table-cell table:style-name="ce73" office:value-type="boolean" office:boolean-value="true" calcext:value-type="boolean">
            <text:p>SANT</text:p>
          </table:table-cell>
          <table:table-cell table:style-name="ce107" office:value-type="boolean" office:boolean-value="true" calcext:value-type="boolean">
            <text:p>SANT</text:p>
          </table:table-cell>
          <table:table-cell table:style-name="ce141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nw</text:p>
          </table:table-cell>
          <table:table-cell table:formula="of:=LOOKUP([.J251];[.R$1:.R$10];[.S$1:.S$10])" office:value-type="float" office:value="250" calcext:value-type="float">
            <text:p>250</text:p>
          </table:table-cell>
          <table:table-cell table:formula="of:=CONCATENATE(&quot;p[&quot;;TEXT([.A251];&quot;# ##0&quot;);&quot;] = &quot;;TEXT([.K251];&quot;# ##0&quot;))" office:value-type="string" office:string-value="p[249] = 250" calcext:value-type="string">
            <text:p>p[249] = 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9"/>
          <table:table-cell table:style-name="ce9" office:value-type="boolean" office:boolean-value="true" calcext:value-type="boolean">
            <text:p>SANT</text:p>
          </table:table-cell>
          <table:table-cell table:style-name="ce9"/>
          <table:table-cell table:style-name="ce41" office:value-type="boolean" office:boolean-value="true" calcext:value-type="boolean">
            <text:p>SANT</text:p>
          </table:table-cell>
          <table:table-cell table:style-name="ce73" office:value-type="boolean" office:boolean-value="true" calcext:value-type="boolean">
            <text:p>SANT</text:p>
          </table:table-cell>
          <table:table-cell table:style-name="ce107" office:value-type="boolean" office:boolean-value="true" calcext:value-type="boolean">
            <text:p>SANT</text:p>
          </table:table-cell>
          <table:table-cell table:style-name="ce141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0" calcext:value-type="float">
            <text:p>0</text:p>
          </table:table-cell>
          <table:table-cell table:formula="of:=LOOKUP([.J252];[.R$1:.R$10];[.S$1:.S$10])" office:value-type="float" office:value="0" calcext:value-type="float">
            <text:p>0</text:p>
          </table:table-cell>
          <table:table-cell table:formula="of:=CONCATENATE(&quot;p[&quot;;TEXT([.A252];&quot;# ##0&quot;);&quot;] = &quot;;TEXT([.K252];&quot;# ##0&quot;))" office:value-type="string" office:string-value="p[250] = 0" calcext:value-type="string">
            <text:p>p[250] = 0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table:style-name="ce9" office:value-type="boolean" office:boolean-value="true" calcext:value-type="boolean">
            <text:p>SANT</text:p>
          </table:table-cell>
          <table:table-cell table:style-name="ce9"/>
          <table:table-cell table:style-name="ce41" office:value-type="boolean" office:boolean-value="true" calcext:value-type="boolean">
            <text:p>SANT</text:p>
          </table:table-cell>
          <table:table-cell table:style-name="ce73" office:value-type="boolean" office:boolean-value="true" calcext:value-type="boolean">
            <text:p>SANT</text:p>
          </table:table-cell>
          <table:table-cell table:style-name="ce107" office:value-type="boolean" office:boolean-value="true" calcext:value-type="boolean">
            <text:p>SANT</text:p>
          </table:table-cell>
          <table:table-cell table:style-name="ce141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nw</text:p>
          </table:table-cell>
          <table:table-cell table:formula="of:=LOOKUP([.J253];[.R$1:.R$10];[.S$1:.S$10])" office:value-type="float" office:value="250" calcext:value-type="float">
            <text:p>250</text:p>
          </table:table-cell>
          <table:table-cell table:formula="of:=CONCATENATE(&quot;p[&quot;;TEXT([.A253];&quot;# ##0&quot;);&quot;] = &quot;;TEXT([.K253];&quot;# ##0&quot;))" office:value-type="string" office:string-value="p[251] = 250" calcext:value-type="string">
            <text:p>p[251] = 250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9" table:number-columns-repeated="2"/>
          <table:table-cell table:style-name="ce9" office:value-type="boolean" office:boolean-value="true" calcext:value-type="boolean">
            <text:p>SANT</text:p>
          </table:table-cell>
          <table:table-cell table:style-name="ce42" office:value-type="boolean" office:boolean-value="true" calcext:value-type="boolean">
            <text:p>SANT</text:p>
          </table:table-cell>
          <table:table-cell table:style-name="ce74" office:value-type="boolean" office:boolean-value="true" calcext:value-type="boolean">
            <text:p>SANT</text:p>
          </table:table-cell>
          <table:table-cell table:style-name="ce108" office:value-type="boolean" office:boolean-value="true" calcext:value-type="boolean">
            <text:p>SANT</text:p>
          </table:table-cell>
          <table:table-cell table:style-name="ce142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n</text:p>
          </table:table-cell>
          <table:table-cell table:formula="of:=LOOKUP([.J254];[.R$1:.R$10];[.S$1:.S$10])" office:value-type="float" office:value="249" calcext:value-type="float">
            <text:p>249</text:p>
          </table:table-cell>
          <table:table-cell table:formula="of:=CONCATENATE(&quot;p[&quot;;TEXT([.A254];&quot;# ##0&quot;);&quot;] = &quot;;TEXT([.K254];&quot;# ##0&quot;))" office:value-type="string" office:string-value="p[252] = 249" calcext:value-type="string">
            <text:p>p[252] = 249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9" office:value-type="boolean" office:boolean-value="true" calcext:value-type="boolean">
            <text:p>SANT</text:p>
          </table:table-cell>
          <table:table-cell table:style-name="ce9"/>
          <table:table-cell table:style-name="ce9" office:value-type="boolean" office:boolean-value="true" calcext:value-type="boolean">
            <text:p>SANT</text:p>
          </table:table-cell>
          <table:table-cell table:style-name="ce42" office:value-type="boolean" office:boolean-value="true" calcext:value-type="boolean">
            <text:p>SANT</text:p>
          </table:table-cell>
          <table:table-cell table:style-name="ce74" office:value-type="boolean" office:boolean-value="true" calcext:value-type="boolean">
            <text:p>SANT</text:p>
          </table:table-cell>
          <table:table-cell table:style-name="ce108" office:value-type="boolean" office:boolean-value="true" calcext:value-type="boolean">
            <text:p>SANT</text:p>
          </table:table-cell>
          <table:table-cell table:style-name="ce142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1" calcext:value-type="float">
            <text:p>1</text:p>
          </table:table-cell>
          <table:table-cell table:formula="of:=LOOKUP([.J255];[.R$1:.R$10];[.S$1:.S$10])" office:value-type="float" office:value="255" calcext:value-type="float">
            <text:p>255</text:p>
          </table:table-cell>
          <table:table-cell table:formula="of:=CONCATENATE(&quot;p[&quot;;TEXT([.A255];&quot;# ##0&quot;);&quot;] = &quot;;TEXT([.K255];&quot;# ##0&quot;))" office:value-type="string" office:string-value="p[253] = 255" calcext:value-type="string">
            <text:p>p[253] = 255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9"/>
          <table:table-cell table:number-columns-repeated="2" table:style-name="ce9" office:value-type="boolean" office:boolean-value="true" calcext:value-type="boolean">
            <text:p>SANT</text:p>
          </table:table-cell>
          <table:table-cell table:style-name="ce42" office:value-type="boolean" office:boolean-value="true" calcext:value-type="boolean">
            <text:p>SANT</text:p>
          </table:table-cell>
          <table:table-cell table:style-name="ce74" office:value-type="boolean" office:boolean-value="true" calcext:value-type="boolean">
            <text:p>SANT</text:p>
          </table:table-cell>
          <table:table-cell table:style-name="ce108" office:value-type="boolean" office:boolean-value="true" calcext:value-type="boolean">
            <text:p>SANT</text:p>
          </table:table-cell>
          <table:table-cell table:style-name="ce142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string" calcext:value-type="string">
            <text:p>ne</text:p>
          </table:table-cell>
          <table:table-cell table:formula="of:=LOOKUP([.J256];[.R$1:.R$10];[.S$1:.S$10])" office:value-type="float" office:value="248" calcext:value-type="float">
            <text:p>248</text:p>
          </table:table-cell>
          <table:table-cell table:formula="of:=CONCATENATE(&quot;p[&quot;;TEXT([.A256];&quot;# ##0&quot;);&quot;] = &quot;;TEXT([.K256];&quot;# ##0&quot;))" office:value-type="string" office:string-value="p[254] = 248" calcext:value-type="string">
            <text:p>p[254] = 248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table:style-name="ce9" office:value-type="boolean" office:boolean-value="true" calcext:value-type="boolean">
            <text:p>SANT</text:p>
          </table:table-cell>
          <table:table-cell table:style-name="ce42" office:value-type="boolean" office:boolean-value="true" calcext:value-type="boolean">
            <text:p>SANT</text:p>
          </table:table-cell>
          <table:table-cell table:style-name="ce74" office:value-type="boolean" office:boolean-value="true" calcext:value-type="boolean">
            <text:p>SANT</text:p>
          </table:table-cell>
          <table:table-cell table:style-name="ce108" office:value-type="boolean" office:boolean-value="true" calcext:value-type="boolean">
            <text:p>SANT</text:p>
          </table:table-cell>
          <table:table-cell table:style-name="ce142" office:value-type="boolean" office:boolean-value="true" calcext:value-type="boolean">
            <text:p>SANT</text:p>
          </table:table-cell>
          <table:table-cell office:value-type="boolean" office:boolean-value="true" calcext:value-type="boolean">
            <text:p>SANT</text:p>
          </table:table-cell>
          <table:table-cell office:value-type="float" office:value="1" calcext:value-type="float">
            <text:p>1</text:p>
          </table:table-cell>
          <table:table-cell table:formula="of:=LOOKUP([.J257];[.R$1:.R$10];[.S$1:.S$10])" office:value-type="float" office:value="255" calcext:value-type="float">
            <text:p>255</text:p>
          </table:table-cell>
          <table:table-cell table:formula="of:=CONCATENATE(&quot;p[&quot;;TEXT([.A257];&quot;# ##0&quot;);&quot;] = &quot;;TEXT([.K257];&quot;# ##0&quot;))" office:value-type="string" office:string-value="p[255] = 255" calcext:value-type="string">
            <text:p>p[255] = 255</text:p>
          </table:table-cell>
          <table:table-cell table:number-columns-repeated="7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>
          <table:table-cell/>
          <table:table-cell table:number-columns-repeated="8" office:value-type="boolean" office:boolean-value="true" calcext:value-type="boolean">
            <text:p>SANT</text:p>
          </table:table-cell>
          <table:table-cell table:number-columns-repeated="10"/>
        </table:table-row>
        <table:table-row table:style-name="ro1" table:number-rows-repeated="55">
          <table:table-cell/>
          <table:table-cell table:style-name="ce10" table:number-columns-repeated="8"/>
          <table:table-cell table:number-columns-repeated="10"/>
        </table:table-row>
        <table:table-row table:style-name="ro1">
          <table:table-cell/>
          <table:table-cell table:style-name="ce10" table:number-columns-repeated="8"/>
          <table:table-cell table:number-columns-repeated="10"/>
        </table:table-row>
        <calcext:conditional-formats>
          <calcext:conditional-format calcext:target-range-address="Blad1.B2:Blad1.I9 Blad1.B10:Blad1.D17 Blad1.F10:Blad1.I17 Blad1.B258:Blad1.I339 Blad1.B26:Blad1.D33 Blad1.B18:Blad1.E25 Blad1.I146:Blad1.I257 Blad1.G18:Blad1.G33 Blad1.G115:Blad1.G129 Blad1.H18:Blad1.H65 Blad1.H115:Blad1.H129 Blad1.H83:Blad1.H97 Blad1.G51:Blad1.G97 Blad1.I18:Blad1.I130 Blad1.I134:Blad1.I135 Blad1.I140:Blad1.I141">
            <calcext:condition calcext:apply-style-name="Namnlös1" calcext:value="=0" calcext:base-cell-address="Blad1.B2"/>
          </calcext:conditional-format>
          <calcext:conditional-format calcext:target-range-address="Blad1.E10:Blad1.E13">
            <calcext:condition calcext:apply-style-name="Namnlös1" calcext:value="=0" calcext:base-cell-address="Blad1.E10"/>
          </calcext:conditional-format>
          <calcext:conditional-format calcext:target-range-address="Blad1.E14:Blad1.E17">
            <calcext:condition calcext:apply-style-name="Namnlös1" calcext:value="=0" calcext:base-cell-address="Blad1.E14"/>
          </calcext:conditional-format>
          <calcext:conditional-format calcext:target-range-address="Blad1.E26:Blad1.E29">
            <calcext:condition calcext:apply-style-name="Namnlös1" calcext:value="=0" calcext:base-cell-address="Blad1.E26"/>
          </calcext:conditional-format>
          <calcext:conditional-format calcext:target-range-address="Blad1.E30:Blad1.E33">
            <calcext:condition calcext:apply-style-name="Namnlös1" calcext:value="=0" calcext:base-cell-address="Blad1.E30"/>
          </calcext:conditional-format>
          <calcext:conditional-format calcext:target-range-address="Blad1.F18:Blad1.F21">
            <calcext:condition calcext:apply-style-name="Namnlös1" calcext:value="=0" calcext:base-cell-address="Blad1.F18"/>
          </calcext:conditional-format>
          <calcext:conditional-format calcext:target-range-address="Blad1.F22:Blad1.F25">
            <calcext:condition calcext:apply-style-name="Namnlös1" calcext:value="=0" calcext:base-cell-address="Blad1.F22"/>
          </calcext:conditional-format>
          <calcext:conditional-format calcext:target-range-address="Blad1.F26:Blad1.F29">
            <calcext:condition calcext:apply-style-name="Namnlös1" calcext:value="=0" calcext:base-cell-address="Blad1.F26"/>
          </calcext:conditional-format>
          <calcext:conditional-format calcext:target-range-address="Blad1.F30:Blad1.F33">
            <calcext:condition calcext:apply-style-name="Namnlös1" calcext:value="=0" calcext:base-cell-address="Blad1.F30"/>
          </calcext:conditional-format>
          <calcext:conditional-format calcext:target-range-address="Blad1.B34:Blad1.F41 Blad1.B42:Blad1.D49 Blad1.F42:Blad1.F49 Blad1.B58:Blad1.D65 Blad1.B50:Blad1.E57">
            <calcext:condition calcext:apply-style-name="Namnlös1" calcext:value="=0" calcext:base-cell-address="Blad1.B34"/>
          </calcext:conditional-format>
          <calcext:conditional-format calcext:target-range-address="Blad1.E42:Blad1.E45">
            <calcext:condition calcext:apply-style-name="Namnlös1" calcext:value="=0" calcext:base-cell-address="Blad1.E42"/>
          </calcext:conditional-format>
          <calcext:conditional-format calcext:target-range-address="Blad1.E46:Blad1.E49">
            <calcext:condition calcext:apply-style-name="Namnlös1" calcext:value="=0" calcext:base-cell-address="Blad1.E46"/>
          </calcext:conditional-format>
          <calcext:conditional-format calcext:target-range-address="Blad1.E58:Blad1.E61">
            <calcext:condition calcext:apply-style-name="Namnlös1" calcext:value="=0" calcext:base-cell-address="Blad1.E58"/>
          </calcext:conditional-format>
          <calcext:conditional-format calcext:target-range-address="Blad1.E62:Blad1.E65">
            <calcext:condition calcext:apply-style-name="Namnlös1" calcext:value="=0" calcext:base-cell-address="Blad1.E62"/>
          </calcext:conditional-format>
          <calcext:conditional-format calcext:target-range-address="Blad1.F50:Blad1.F53">
            <calcext:condition calcext:apply-style-name="Namnlös1" calcext:value="=0" calcext:base-cell-address="Blad1.F50"/>
          </calcext:conditional-format>
          <calcext:conditional-format calcext:target-range-address="Blad1.F54:Blad1.F57">
            <calcext:condition calcext:apply-style-name="Namnlös1" calcext:value="=0" calcext:base-cell-address="Blad1.F54"/>
          </calcext:conditional-format>
          <calcext:conditional-format calcext:target-range-address="Blad1.F58:Blad1.F61">
            <calcext:condition calcext:apply-style-name="Namnlös1" calcext:value="=0" calcext:base-cell-address="Blad1.F58"/>
          </calcext:conditional-format>
          <calcext:conditional-format calcext:target-range-address="Blad1.F62:Blad1.F65">
            <calcext:condition calcext:apply-style-name="Namnlös1" calcext:value="=0" calcext:base-cell-address="Blad1.F62"/>
          </calcext:conditional-format>
          <calcext:conditional-format calcext:target-range-address="Blad1.B66:Blad1.F73 Blad1.B74:Blad1.D81 Blad1.F74:Blad1.F81 Blad1.B90:Blad1.D97 Blad1.B82:Blad1.E89">
            <calcext:condition calcext:apply-style-name="Namnlös1" calcext:value="=0" calcext:base-cell-address="Blad1.B66"/>
          </calcext:conditional-format>
          <calcext:conditional-format calcext:target-range-address="Blad1.E74:Blad1.E77">
            <calcext:condition calcext:apply-style-name="Namnlös1" calcext:value="=0" calcext:base-cell-address="Blad1.E74"/>
          </calcext:conditional-format>
          <calcext:conditional-format calcext:target-range-address="Blad1.E78:Blad1.E81">
            <calcext:condition calcext:apply-style-name="Namnlös1" calcext:value="=0" calcext:base-cell-address="Blad1.E78"/>
          </calcext:conditional-format>
          <calcext:conditional-format calcext:target-range-address="Blad1.E90:Blad1.E93">
            <calcext:condition calcext:apply-style-name="Namnlös1" calcext:value="=0" calcext:base-cell-address="Blad1.E90"/>
          </calcext:conditional-format>
          <calcext:conditional-format calcext:target-range-address="Blad1.E94:Blad1.E97">
            <calcext:condition calcext:apply-style-name="Namnlös1" calcext:value="=0" calcext:base-cell-address="Blad1.E94"/>
          </calcext:conditional-format>
          <calcext:conditional-format calcext:target-range-address="Blad1.F82:Blad1.F85">
            <calcext:condition calcext:apply-style-name="Namnlös1" calcext:value="=0" calcext:base-cell-address="Blad1.F82"/>
          </calcext:conditional-format>
          <calcext:conditional-format calcext:target-range-address="Blad1.F86:Blad1.F89">
            <calcext:condition calcext:apply-style-name="Namnlös1" calcext:value="=0" calcext:base-cell-address="Blad1.F86"/>
          </calcext:conditional-format>
          <calcext:conditional-format calcext:target-range-address="Blad1.F90:Blad1.F93">
            <calcext:condition calcext:apply-style-name="Namnlös1" calcext:value="=0" calcext:base-cell-address="Blad1.F90"/>
          </calcext:conditional-format>
          <calcext:conditional-format calcext:target-range-address="Blad1.F94:Blad1.F97">
            <calcext:condition calcext:apply-style-name="Namnlös1" calcext:value="=0" calcext:base-cell-address="Blad1.F94"/>
          </calcext:conditional-format>
          <calcext:conditional-format calcext:target-range-address="Blad1.B98:Blad1.F105 Blad1.B106:Blad1.D113 Blad1.F106:Blad1.F113 Blad1.B122:Blad1.D129 Blad1.B114:Blad1.E121">
            <calcext:condition calcext:apply-style-name="Namnlös1" calcext:value="=0" calcext:base-cell-address="Blad1.B98"/>
          </calcext:conditional-format>
          <calcext:conditional-format calcext:target-range-address="Blad1.E106:Blad1.E109">
            <calcext:condition calcext:apply-style-name="Namnlös1" calcext:value="=0" calcext:base-cell-address="Blad1.E106"/>
          </calcext:conditional-format>
          <calcext:conditional-format calcext:target-range-address="Blad1.E110:Blad1.E113">
            <calcext:condition calcext:apply-style-name="Namnlös1" calcext:value="=0" calcext:base-cell-address="Blad1.E110"/>
          </calcext:conditional-format>
          <calcext:conditional-format calcext:target-range-address="Blad1.E122:Blad1.E125">
            <calcext:condition calcext:apply-style-name="Namnlös1" calcext:value="=0" calcext:base-cell-address="Blad1.E122"/>
          </calcext:conditional-format>
          <calcext:conditional-format calcext:target-range-address="Blad1.E126:Blad1.E129">
            <calcext:condition calcext:apply-style-name="Namnlös1" calcext:value="=0" calcext:base-cell-address="Blad1.E126"/>
          </calcext:conditional-format>
          <calcext:conditional-format calcext:target-range-address="Blad1.F114:Blad1.F117">
            <calcext:condition calcext:apply-style-name="Namnlös1" calcext:value="=0" calcext:base-cell-address="Blad1.F114"/>
          </calcext:conditional-format>
          <calcext:conditional-format calcext:target-range-address="Blad1.F118:Blad1.F121">
            <calcext:condition calcext:apply-style-name="Namnlös1" calcext:value="=0" calcext:base-cell-address="Blad1.F118"/>
          </calcext:conditional-format>
          <calcext:conditional-format calcext:target-range-address="Blad1.F122:Blad1.F125">
            <calcext:condition calcext:apply-style-name="Namnlös1" calcext:value="=0" calcext:base-cell-address="Blad1.F122"/>
          </calcext:conditional-format>
          <calcext:conditional-format calcext:target-range-address="Blad1.F126:Blad1.F129">
            <calcext:condition calcext:apply-style-name="Namnlös1" calcext:value="=0" calcext:base-cell-address="Blad1.F126"/>
          </calcext:conditional-format>
          <calcext:conditional-format calcext:target-range-address="Blad1.G34:Blad1.G37">
            <calcext:condition calcext:apply-style-name="Namnlös1" calcext:value="=0" calcext:base-cell-address="Blad1.G34"/>
          </calcext:conditional-format>
          <calcext:conditional-format calcext:target-range-address="Blad1.G38:Blad1.G41">
            <calcext:condition calcext:apply-style-name="Namnlös1" calcext:value="=0" calcext:base-cell-address="Blad1.G38"/>
          </calcext:conditional-format>
          <calcext:conditional-format calcext:target-range-address="Blad1.G42:Blad1.G45">
            <calcext:condition calcext:apply-style-name="Namnlös1" calcext:value="=0" calcext:base-cell-address="Blad1.G42"/>
          </calcext:conditional-format>
          <calcext:conditional-format calcext:target-range-address="Blad1.G46:Blad1.G49">
            <calcext:condition calcext:apply-style-name="Namnlös1" calcext:value="=0" calcext:base-cell-address="Blad1.G46"/>
          </calcext:conditional-format>
          <calcext:conditional-format calcext:target-range-address="Blad1.G50:Blad1.G53">
            <calcext:condition calcext:apply-style-name="Namnlös1" calcext:value="=0" calcext:base-cell-address="Blad1.G50"/>
          </calcext:conditional-format>
          <calcext:conditional-format calcext:target-range-address="Blad1.G54:Blad1.G57">
            <calcext:condition calcext:apply-style-name="Namnlös1" calcext:value="=0" calcext:base-cell-address="Blad1.G54"/>
          </calcext:conditional-format>
          <calcext:conditional-format calcext:target-range-address="Blad1.G58:Blad1.G61">
            <calcext:condition calcext:apply-style-name="Namnlös1" calcext:value="=0" calcext:base-cell-address="Blad1.G58"/>
          </calcext:conditional-format>
          <calcext:conditional-format calcext:target-range-address="Blad1.G62:Blad1.G65">
            <calcext:condition calcext:apply-style-name="Namnlös1" calcext:value="=0" calcext:base-cell-address="Blad1.G62"/>
          </calcext:conditional-format>
          <calcext:conditional-format calcext:target-range-address="Blad1.H66:Blad1.H69">
            <calcext:condition calcext:apply-style-name="Namnlös1" calcext:value="=0" calcext:base-cell-address="Blad1.H66"/>
          </calcext:conditional-format>
          <calcext:conditional-format calcext:target-range-address="Blad1.H70:Blad1.H73">
            <calcext:condition calcext:apply-style-name="Namnlös1" calcext:value="=0" calcext:base-cell-address="Blad1.H70"/>
          </calcext:conditional-format>
          <calcext:conditional-format calcext:target-range-address="Blad1.H74:Blad1.H77">
            <calcext:condition calcext:apply-style-name="Namnlös1" calcext:value="=0" calcext:base-cell-address="Blad1.H74"/>
          </calcext:conditional-format>
          <calcext:conditional-format calcext:target-range-address="Blad1.H78:Blad1.H81">
            <calcext:condition calcext:apply-style-name="Namnlös1" calcext:value="=0" calcext:base-cell-address="Blad1.H78"/>
          </calcext:conditional-format>
          <calcext:conditional-format calcext:target-range-address="Blad1.H82:Blad1.H85">
            <calcext:condition calcext:apply-style-name="Namnlös1" calcext:value="=0" calcext:base-cell-address="Blad1.H82"/>
          </calcext:conditional-format>
          <calcext:conditional-format calcext:target-range-address="Blad1.H86:Blad1.H89">
            <calcext:condition calcext:apply-style-name="Namnlös1" calcext:value="=0" calcext:base-cell-address="Blad1.H86"/>
          </calcext:conditional-format>
          <calcext:conditional-format calcext:target-range-address="Blad1.H90:Blad1.H93">
            <calcext:condition calcext:apply-style-name="Namnlös1" calcext:value="=0" calcext:base-cell-address="Blad1.H90"/>
          </calcext:conditional-format>
          <calcext:conditional-format calcext:target-range-address="Blad1.H94:Blad1.H97">
            <calcext:condition calcext:apply-style-name="Namnlös1" calcext:value="=0" calcext:base-cell-address="Blad1.H94"/>
          </calcext:conditional-format>
          <calcext:conditional-format calcext:target-range-address="Blad1.H98:Blad1.H101">
            <calcext:condition calcext:apply-style-name="Namnlös1" calcext:value="=0" calcext:base-cell-address="Blad1.H98"/>
          </calcext:conditional-format>
          <calcext:conditional-format calcext:target-range-address="Blad1.H102:Blad1.H105">
            <calcext:condition calcext:apply-style-name="Namnlös1" calcext:value="=0" calcext:base-cell-address="Blad1.H102"/>
          </calcext:conditional-format>
          <calcext:conditional-format calcext:target-range-address="Blad1.H106:Blad1.H109">
            <calcext:condition calcext:apply-style-name="Namnlös1" calcext:value="=0" calcext:base-cell-address="Blad1.H106"/>
          </calcext:conditional-format>
          <calcext:conditional-format calcext:target-range-address="Blad1.H110:Blad1.H113">
            <calcext:condition calcext:apply-style-name="Namnlös1" calcext:value="=0" calcext:base-cell-address="Blad1.H110"/>
          </calcext:conditional-format>
          <calcext:conditional-format calcext:target-range-address="Blad1.H114:Blad1.H117">
            <calcext:condition calcext:apply-style-name="Namnlös1" calcext:value="=0" calcext:base-cell-address="Blad1.H114"/>
          </calcext:conditional-format>
          <calcext:conditional-format calcext:target-range-address="Blad1.H118:Blad1.H121">
            <calcext:condition calcext:apply-style-name="Namnlös1" calcext:value="=0" calcext:base-cell-address="Blad1.H118"/>
          </calcext:conditional-format>
          <calcext:conditional-format calcext:target-range-address="Blad1.H122:Blad1.H125">
            <calcext:condition calcext:apply-style-name="Namnlös1" calcext:value="=0" calcext:base-cell-address="Blad1.H122"/>
          </calcext:conditional-format>
          <calcext:conditional-format calcext:target-range-address="Blad1.H126:Blad1.H129">
            <calcext:condition calcext:apply-style-name="Namnlös1" calcext:value="=0" calcext:base-cell-address="Blad1.H126"/>
          </calcext:conditional-format>
          <calcext:conditional-format calcext:target-range-address="Blad1.G98:Blad1.G101">
            <calcext:condition calcext:apply-style-name="Namnlös1" calcext:value="=0" calcext:base-cell-address="Blad1.G98"/>
          </calcext:conditional-format>
          <calcext:conditional-format calcext:target-range-address="Blad1.G102:Blad1.G105">
            <calcext:condition calcext:apply-style-name="Namnlös1" calcext:value="=0" calcext:base-cell-address="Blad1.G102"/>
          </calcext:conditional-format>
          <calcext:conditional-format calcext:target-range-address="Blad1.G106:Blad1.G109">
            <calcext:condition calcext:apply-style-name="Namnlös1" calcext:value="=0" calcext:base-cell-address="Blad1.G106"/>
          </calcext:conditional-format>
          <calcext:conditional-format calcext:target-range-address="Blad1.G110:Blad1.G113">
            <calcext:condition calcext:apply-style-name="Namnlös1" calcext:value="=0" calcext:base-cell-address="Blad1.G110"/>
          </calcext:conditional-format>
          <calcext:conditional-format calcext:target-range-address="Blad1.G114:Blad1.G117">
            <calcext:condition calcext:apply-style-name="Namnlös1" calcext:value="=0" calcext:base-cell-address="Blad1.G114"/>
          </calcext:conditional-format>
          <calcext:conditional-format calcext:target-range-address="Blad1.G118:Blad1.G121">
            <calcext:condition calcext:apply-style-name="Namnlös1" calcext:value="=0" calcext:base-cell-address="Blad1.G118"/>
          </calcext:conditional-format>
          <calcext:conditional-format calcext:target-range-address="Blad1.G122:Blad1.G125">
            <calcext:condition calcext:apply-style-name="Namnlös1" calcext:value="=0" calcext:base-cell-address="Blad1.G122"/>
          </calcext:conditional-format>
          <calcext:conditional-format calcext:target-range-address="Blad1.G126:Blad1.G129">
            <calcext:condition calcext:apply-style-name="Namnlös1" calcext:value="=0" calcext:base-cell-address="Blad1.G126"/>
          </calcext:conditional-format>
          <calcext:conditional-format calcext:target-range-address="Blad1.B130:Blad1.H137 Blad1.B138:Blad1.D145 Blad1.F138:Blad1.H145 Blad1.B154:Blad1.D161 Blad1.B146:Blad1.E153 Blad1.G146:Blad1.G161 Blad1.G243:Blad1.H257 Blad1.H146:Blad1.H193 Blad1.H211:Blad1.H225 Blad1.G179:Blad1.G225">
            <calcext:condition calcext:apply-style-name="Namnlös1" calcext:value="=0" calcext:base-cell-address="Blad1.B130"/>
          </calcext:conditional-format>
          <calcext:conditional-format calcext:target-range-address="Blad1.E138:Blad1.E141">
            <calcext:condition calcext:apply-style-name="Namnlös1" calcext:value="=0" calcext:base-cell-address="Blad1.E138"/>
          </calcext:conditional-format>
          <calcext:conditional-format calcext:target-range-address="Blad1.E142:Blad1.E145">
            <calcext:condition calcext:apply-style-name="Namnlös1" calcext:value="=0" calcext:base-cell-address="Blad1.E142"/>
          </calcext:conditional-format>
          <calcext:conditional-format calcext:target-range-address="Blad1.E154:Blad1.E157">
            <calcext:condition calcext:apply-style-name="Namnlös1" calcext:value="=0" calcext:base-cell-address="Blad1.E154"/>
          </calcext:conditional-format>
          <calcext:conditional-format calcext:target-range-address="Blad1.E158:Blad1.E161">
            <calcext:condition calcext:apply-style-name="Namnlös1" calcext:value="=0" calcext:base-cell-address="Blad1.E158"/>
          </calcext:conditional-format>
          <calcext:conditional-format calcext:target-range-address="Blad1.F146:Blad1.F149">
            <calcext:condition calcext:apply-style-name="Namnlös1" calcext:value="=0" calcext:base-cell-address="Blad1.F146"/>
          </calcext:conditional-format>
          <calcext:conditional-format calcext:target-range-address="Blad1.F150:Blad1.F153">
            <calcext:condition calcext:apply-style-name="Namnlös1" calcext:value="=0" calcext:base-cell-address="Blad1.F150"/>
          </calcext:conditional-format>
          <calcext:conditional-format calcext:target-range-address="Blad1.F154:Blad1.F157">
            <calcext:condition calcext:apply-style-name="Namnlös1" calcext:value="=0" calcext:base-cell-address="Blad1.F154"/>
          </calcext:conditional-format>
          <calcext:conditional-format calcext:target-range-address="Blad1.F158:Blad1.F161">
            <calcext:condition calcext:apply-style-name="Namnlös1" calcext:value="=0" calcext:base-cell-address="Blad1.F158"/>
          </calcext:conditional-format>
          <calcext:conditional-format calcext:target-range-address="Blad1.B162:Blad1.F169 Blad1.B170:Blad1.D177 Blad1.F170:Blad1.F177 Blad1.B186:Blad1.D193 Blad1.B178:Blad1.E185">
            <calcext:condition calcext:apply-style-name="Namnlös1" calcext:value="=0" calcext:base-cell-address="Blad1.B162"/>
          </calcext:conditional-format>
          <calcext:conditional-format calcext:target-range-address="Blad1.E170:Blad1.E173">
            <calcext:condition calcext:apply-style-name="Namnlös1" calcext:value="=0" calcext:base-cell-address="Blad1.E170"/>
          </calcext:conditional-format>
          <calcext:conditional-format calcext:target-range-address="Blad1.E174:Blad1.E177">
            <calcext:condition calcext:apply-style-name="Namnlös1" calcext:value="=0" calcext:base-cell-address="Blad1.E174"/>
          </calcext:conditional-format>
          <calcext:conditional-format calcext:target-range-address="Blad1.E186:Blad1.E189">
            <calcext:condition calcext:apply-style-name="Namnlös1" calcext:value="=0" calcext:base-cell-address="Blad1.E186"/>
          </calcext:conditional-format>
          <calcext:conditional-format calcext:target-range-address="Blad1.E190:Blad1.E193">
            <calcext:condition calcext:apply-style-name="Namnlös1" calcext:value="=0" calcext:base-cell-address="Blad1.E190"/>
          </calcext:conditional-format>
          <calcext:conditional-format calcext:target-range-address="Blad1.F178:Blad1.F181">
            <calcext:condition calcext:apply-style-name="Namnlös1" calcext:value="=0" calcext:base-cell-address="Blad1.F178"/>
          </calcext:conditional-format>
          <calcext:conditional-format calcext:target-range-address="Blad1.F182:Blad1.F185">
            <calcext:condition calcext:apply-style-name="Namnlös1" calcext:value="=0" calcext:base-cell-address="Blad1.F182"/>
          </calcext:conditional-format>
          <calcext:conditional-format calcext:target-range-address="Blad1.F186:Blad1.F189">
            <calcext:condition calcext:apply-style-name="Namnlös1" calcext:value="=0" calcext:base-cell-address="Blad1.F186"/>
          </calcext:conditional-format>
          <calcext:conditional-format calcext:target-range-address="Blad1.F190:Blad1.F193">
            <calcext:condition calcext:apply-style-name="Namnlös1" calcext:value="=0" calcext:base-cell-address="Blad1.F190"/>
          </calcext:conditional-format>
          <calcext:conditional-format calcext:target-range-address="Blad1.B194:Blad1.F201 Blad1.B202:Blad1.D209 Blad1.F202:Blad1.F209 Blad1.B218:Blad1.D225 Blad1.B210:Blad1.E217">
            <calcext:condition calcext:apply-style-name="Namnlös1" calcext:value="=0" calcext:base-cell-address="Blad1.B194"/>
          </calcext:conditional-format>
          <calcext:conditional-format calcext:target-range-address="Blad1.E202:Blad1.E205">
            <calcext:condition calcext:apply-style-name="Namnlös1" calcext:value="=0" calcext:base-cell-address="Blad1.E202"/>
          </calcext:conditional-format>
          <calcext:conditional-format calcext:target-range-address="Blad1.E206:Blad1.E209">
            <calcext:condition calcext:apply-style-name="Namnlös1" calcext:value="=0" calcext:base-cell-address="Blad1.E206"/>
          </calcext:conditional-format>
          <calcext:conditional-format calcext:target-range-address="Blad1.E218:Blad1.E221">
            <calcext:condition calcext:apply-style-name="Namnlös1" calcext:value="=0" calcext:base-cell-address="Blad1.E218"/>
          </calcext:conditional-format>
          <calcext:conditional-format calcext:target-range-address="Blad1.E222:Blad1.E225">
            <calcext:condition calcext:apply-style-name="Namnlös1" calcext:value="=0" calcext:base-cell-address="Blad1.E222"/>
          </calcext:conditional-format>
          <calcext:conditional-format calcext:target-range-address="Blad1.F210:Blad1.F213">
            <calcext:condition calcext:apply-style-name="Namnlös1" calcext:value="=0" calcext:base-cell-address="Blad1.F210"/>
          </calcext:conditional-format>
          <calcext:conditional-format calcext:target-range-address="Blad1.F214:Blad1.F217">
            <calcext:condition calcext:apply-style-name="Namnlös1" calcext:value="=0" calcext:base-cell-address="Blad1.F214"/>
          </calcext:conditional-format>
          <calcext:conditional-format calcext:target-range-address="Blad1.F218:Blad1.F221">
            <calcext:condition calcext:apply-style-name="Namnlös1" calcext:value="=0" calcext:base-cell-address="Blad1.F218"/>
          </calcext:conditional-format>
          <calcext:conditional-format calcext:target-range-address="Blad1.F222:Blad1.F225">
            <calcext:condition calcext:apply-style-name="Namnlös1" calcext:value="=0" calcext:base-cell-address="Blad1.F222"/>
          </calcext:conditional-format>
          <calcext:conditional-format calcext:target-range-address="Blad1.B226:Blad1.F233 Blad1.B234:Blad1.D241 Blad1.F234:Blad1.F241 Blad1.B250:Blad1.D257 Blad1.B242:Blad1.E249">
            <calcext:condition calcext:apply-style-name="Namnlös1" calcext:value="=0" calcext:base-cell-address="Blad1.B226"/>
          </calcext:conditional-format>
          <calcext:conditional-format calcext:target-range-address="Blad1.E234:Blad1.E237">
            <calcext:condition calcext:apply-style-name="Namnlös1" calcext:value="=0" calcext:base-cell-address="Blad1.E234"/>
          </calcext:conditional-format>
          <calcext:conditional-format calcext:target-range-address="Blad1.E238:Blad1.E241">
            <calcext:condition calcext:apply-style-name="Namnlös1" calcext:value="=0" calcext:base-cell-address="Blad1.E238"/>
          </calcext:conditional-format>
          <calcext:conditional-format calcext:target-range-address="Blad1.E250:Blad1.E253">
            <calcext:condition calcext:apply-style-name="Namnlös1" calcext:value="=0" calcext:base-cell-address="Blad1.E250"/>
          </calcext:conditional-format>
          <calcext:conditional-format calcext:target-range-address="Blad1.E254:Blad1.E257">
            <calcext:condition calcext:apply-style-name="Namnlös1" calcext:value="=0" calcext:base-cell-address="Blad1.E254"/>
          </calcext:conditional-format>
          <calcext:conditional-format calcext:target-range-address="Blad1.F242:Blad1.F245">
            <calcext:condition calcext:apply-style-name="Namnlös1" calcext:value="=0" calcext:base-cell-address="Blad1.F242"/>
          </calcext:conditional-format>
          <calcext:conditional-format calcext:target-range-address="Blad1.F246:Blad1.F249">
            <calcext:condition calcext:apply-style-name="Namnlös1" calcext:value="=0" calcext:base-cell-address="Blad1.F246"/>
          </calcext:conditional-format>
          <calcext:conditional-format calcext:target-range-address="Blad1.F250:Blad1.F253">
            <calcext:condition calcext:apply-style-name="Namnlös1" calcext:value="=0" calcext:base-cell-address="Blad1.F250"/>
          </calcext:conditional-format>
          <calcext:conditional-format calcext:target-range-address="Blad1.F254:Blad1.F257">
            <calcext:condition calcext:apply-style-name="Namnlös1" calcext:value="=0" calcext:base-cell-address="Blad1.F254"/>
          </calcext:conditional-format>
          <calcext:conditional-format calcext:target-range-address="Blad1.G162:Blad1.G165">
            <calcext:condition calcext:apply-style-name="Namnlös1" calcext:value="=0" calcext:base-cell-address="Blad1.G162"/>
          </calcext:conditional-format>
          <calcext:conditional-format calcext:target-range-address="Blad1.G166:Blad1.G169">
            <calcext:condition calcext:apply-style-name="Namnlös1" calcext:value="=0" calcext:base-cell-address="Blad1.G166"/>
          </calcext:conditional-format>
          <calcext:conditional-format calcext:target-range-address="Blad1.G170:Blad1.G173">
            <calcext:condition calcext:apply-style-name="Namnlös1" calcext:value="=0" calcext:base-cell-address="Blad1.G170"/>
          </calcext:conditional-format>
          <calcext:conditional-format calcext:target-range-address="Blad1.G174:Blad1.G177">
            <calcext:condition calcext:apply-style-name="Namnlös1" calcext:value="=0" calcext:base-cell-address="Blad1.G174"/>
          </calcext:conditional-format>
          <calcext:conditional-format calcext:target-range-address="Blad1.G178:Blad1.G181">
            <calcext:condition calcext:apply-style-name="Namnlös1" calcext:value="=0" calcext:base-cell-address="Blad1.G178"/>
          </calcext:conditional-format>
          <calcext:conditional-format calcext:target-range-address="Blad1.G182:Blad1.G185">
            <calcext:condition calcext:apply-style-name="Namnlös1" calcext:value="=0" calcext:base-cell-address="Blad1.G182"/>
          </calcext:conditional-format>
          <calcext:conditional-format calcext:target-range-address="Blad1.G186:Blad1.G189">
            <calcext:condition calcext:apply-style-name="Namnlös1" calcext:value="=0" calcext:base-cell-address="Blad1.G186"/>
          </calcext:conditional-format>
          <calcext:conditional-format calcext:target-range-address="Blad1.G190:Blad1.G193">
            <calcext:condition calcext:apply-style-name="Namnlös1" calcext:value="=0" calcext:base-cell-address="Blad1.G190"/>
          </calcext:conditional-format>
          <calcext:conditional-format calcext:target-range-address="Blad1.H194:Blad1.H197">
            <calcext:condition calcext:apply-style-name="Namnlös1" calcext:value="=0" calcext:base-cell-address="Blad1.H194"/>
          </calcext:conditional-format>
          <calcext:conditional-format calcext:target-range-address="Blad1.H198:Blad1.H201">
            <calcext:condition calcext:apply-style-name="Namnlös1" calcext:value="=0" calcext:base-cell-address="Blad1.H198"/>
          </calcext:conditional-format>
          <calcext:conditional-format calcext:target-range-address="Blad1.H202:Blad1.H205">
            <calcext:condition calcext:apply-style-name="Namnlös1" calcext:value="=0" calcext:base-cell-address="Blad1.H202"/>
          </calcext:conditional-format>
          <calcext:conditional-format calcext:target-range-address="Blad1.H206:Blad1.H209">
            <calcext:condition calcext:apply-style-name="Namnlös1" calcext:value="=0" calcext:base-cell-address="Blad1.H206"/>
          </calcext:conditional-format>
          <calcext:conditional-format calcext:target-range-address="Blad1.H210:Blad1.H213">
            <calcext:condition calcext:apply-style-name="Namnlös1" calcext:value="=0" calcext:base-cell-address="Blad1.H210"/>
          </calcext:conditional-format>
          <calcext:conditional-format calcext:target-range-address="Blad1.H214:Blad1.H217">
            <calcext:condition calcext:apply-style-name="Namnlös1" calcext:value="=0" calcext:base-cell-address="Blad1.H214"/>
          </calcext:conditional-format>
          <calcext:conditional-format calcext:target-range-address="Blad1.H218:Blad1.H221">
            <calcext:condition calcext:apply-style-name="Namnlös1" calcext:value="=0" calcext:base-cell-address="Blad1.H218"/>
          </calcext:conditional-format>
          <calcext:conditional-format calcext:target-range-address="Blad1.H222:Blad1.H225">
            <calcext:condition calcext:apply-style-name="Namnlös1" calcext:value="=0" calcext:base-cell-address="Blad1.H222"/>
          </calcext:conditional-format>
          <calcext:conditional-format calcext:target-range-address="Blad1.H226:Blad1.H229">
            <calcext:condition calcext:apply-style-name="Namnlös1" calcext:value="=0" calcext:base-cell-address="Blad1.H226"/>
          </calcext:conditional-format>
          <calcext:conditional-format calcext:target-range-address="Blad1.H230:Blad1.H233">
            <calcext:condition calcext:apply-style-name="Namnlös1" calcext:value="=0" calcext:base-cell-address="Blad1.H230"/>
          </calcext:conditional-format>
          <calcext:conditional-format calcext:target-range-address="Blad1.H234:Blad1.H237">
            <calcext:condition calcext:apply-style-name="Namnlös1" calcext:value="=0" calcext:base-cell-address="Blad1.H234"/>
          </calcext:conditional-format>
          <calcext:conditional-format calcext:target-range-address="Blad1.H238:Blad1.H241">
            <calcext:condition calcext:apply-style-name="Namnlös1" calcext:value="=0" calcext:base-cell-address="Blad1.H238"/>
          </calcext:conditional-format>
          <calcext:conditional-format calcext:target-range-address="Blad1.H242:Blad1.H245">
            <calcext:condition calcext:apply-style-name="Namnlös1" calcext:value="=0" calcext:base-cell-address="Blad1.H242"/>
          </calcext:conditional-format>
          <calcext:conditional-format calcext:target-range-address="Blad1.H246:Blad1.H249">
            <calcext:condition calcext:apply-style-name="Namnlös1" calcext:value="=0" calcext:base-cell-address="Blad1.H246"/>
          </calcext:conditional-format>
          <calcext:conditional-format calcext:target-range-address="Blad1.H250:Blad1.H253">
            <calcext:condition calcext:apply-style-name="Namnlös1" calcext:value="=0" calcext:base-cell-address="Blad1.H250"/>
          </calcext:conditional-format>
          <calcext:conditional-format calcext:target-range-address="Blad1.H254:Blad1.H257">
            <calcext:condition calcext:apply-style-name="Namnlös1" calcext:value="=0" calcext:base-cell-address="Blad1.H254"/>
          </calcext:conditional-format>
          <calcext:conditional-format calcext:target-range-address="Blad1.G226:Blad1.G229">
            <calcext:condition calcext:apply-style-name="Namnlös1" calcext:value="=0" calcext:base-cell-address="Blad1.G226"/>
          </calcext:conditional-format>
          <calcext:conditional-format calcext:target-range-address="Blad1.G230:Blad1.G233">
            <calcext:condition calcext:apply-style-name="Namnlös1" calcext:value="=0" calcext:base-cell-address="Blad1.G230"/>
          </calcext:conditional-format>
          <calcext:conditional-format calcext:target-range-address="Blad1.G234:Blad1.G237">
            <calcext:condition calcext:apply-style-name="Namnlös1" calcext:value="=0" calcext:base-cell-address="Blad1.G234"/>
          </calcext:conditional-format>
          <calcext:conditional-format calcext:target-range-address="Blad1.G238:Blad1.G241">
            <calcext:condition calcext:apply-style-name="Namnlös1" calcext:value="=0" calcext:base-cell-address="Blad1.G238"/>
          </calcext:conditional-format>
          <calcext:conditional-format calcext:target-range-address="Blad1.G242:Blad1.G245">
            <calcext:condition calcext:apply-style-name="Namnlös1" calcext:value="=0" calcext:base-cell-address="Blad1.G242"/>
          </calcext:conditional-format>
          <calcext:conditional-format calcext:target-range-address="Blad1.G246:Blad1.G249">
            <calcext:condition calcext:apply-style-name="Namnlös1" calcext:value="=0" calcext:base-cell-address="Blad1.G246"/>
          </calcext:conditional-format>
          <calcext:conditional-format calcext:target-range-address="Blad1.G250:Blad1.G253">
            <calcext:condition calcext:apply-style-name="Namnlös1" calcext:value="=0" calcext:base-cell-address="Blad1.G250"/>
          </calcext:conditional-format>
          <calcext:conditional-format calcext:target-range-address="Blad1.G254:Blad1.G257">
            <calcext:condition calcext:apply-style-name="Namnlös1" calcext:value="=0" calcext:base-cell-address="Blad1.G254"/>
          </calcext:conditional-format>
          <calcext:conditional-format calcext:target-range-address="Blad1.I131:Blad1.I132">
            <calcext:condition calcext:apply-style-name="Namnlös1" calcext:value="=0" calcext:base-cell-address="Blad1.I131"/>
          </calcext:conditional-format>
          <calcext:conditional-format calcext:target-range-address="Blad1.I133:Blad1.I133">
            <calcext:condition calcext:apply-style-name="Namnlös1" calcext:value="=0" calcext:base-cell-address="Blad1.I133"/>
          </calcext:conditional-format>
          <calcext:conditional-format calcext:target-range-address="Blad1.I134:Blad1.I135">
            <calcext:condition calcext:apply-style-name="Namnlös1" calcext:value="=0" calcext:base-cell-address="Blad1.I134"/>
          </calcext:conditional-format>
          <calcext:conditional-format calcext:target-range-address="Blad1.I136:Blad1.I136">
            <calcext:condition calcext:apply-style-name="Namnlös1" calcext:value="=0" calcext:base-cell-address="Blad1.I136"/>
          </calcext:conditional-format>
          <calcext:conditional-format calcext:target-range-address="Blad1.I137:Blad1.I138">
            <calcext:condition calcext:apply-style-name="Namnlös1" calcext:value="=0" calcext:base-cell-address="Blad1.I137"/>
          </calcext:conditional-format>
          <calcext:conditional-format calcext:target-range-address="Blad1.I139:Blad1.I139">
            <calcext:condition calcext:apply-style-name="Namnlös1" calcext:value="=0" calcext:base-cell-address="Blad1.I139"/>
          </calcext:conditional-format>
          <calcext:conditional-format calcext:target-range-address="Blad1.I140:Blad1.I141">
            <calcext:condition calcext:apply-style-name="Namnlös1" calcext:value="=0" calcext:base-cell-address="Blad1.I140"/>
          </calcext:conditional-format>
          <calcext:conditional-format calcext:target-range-address="Blad1.I142:Blad1.I142">
            <calcext:condition calcext:apply-style-name="Namnlös1" calcext:value="=0" calcext:base-cell-address="Blad1.I142"/>
          </calcext:conditional-format>
          <calcext:conditional-format calcext:target-range-address="Blad1.I143:Blad1.I144">
            <calcext:condition calcext:apply-style-name="Namnlös1" calcext:value="=0" calcext:base-cell-address="Blad1.I143"/>
          </calcext:conditional-format>
          <calcext:conditional-format calcext:target-range-address="Blad1.I145:Blad1.I145">
            <calcext:condition calcext:apply-style-name="Namnlös1" calcext:value="=0" calcext:base-cell-address="Blad1.I145"/>
          </calcext:conditional-format>
          <calcext:conditional-format calcext:target-range-address="Blad1.I146:Blad1.I147">
            <calcext:condition calcext:apply-style-name="Namnlös1" calcext:value="=0" calcext:base-cell-address="Blad1.I146"/>
          </calcext:conditional-format>
        </calcext:conditional-formats>
      </table:table>
      <table:named-expressions/>
      <table:database-ranges>
        <table:database-range table:name="__Anonymous_Sheet_DB__0" table:target-range-address="Blad1.R1:Blad1.S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amnlös1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31:02.893809045</meta:creation-date>
    <dc:date>2017-09-28T18:16:01.889260723</dc:date>
    <meta:editing-duration>PT18M3S</meta:editing-duration>
    <meta:editing-cycles>1</meta:editing-cycles>
    <meta:generator>LibreOffice/5.3.1.2$Linux_X86_64 LibreOffice_project/30m0$Build-2</meta:generator>
    <meta:document-statistic meta:table-count="1" meta:cell-count="2732" meta:object-count="0"/>
  </office:meta>
</office:document-meta>
</file>